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CharisSILW" svg:font-family="CharisSILW, serif"/>
    <style:font-face style:name="Libre Baskerville" svg:font-family="'Libre Baskerville', 'Palatino Linotype', 'Book Antiqua', Palatino,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end" style:justify-single-word="false"/>
    </style:style>
    <style:style style:name="P3" style:family="paragraph" style:parent-style-name="Text_20_body">
      <style:text-properties officeooo:paragraph-rsid="178cc025"/>
    </style:style>
    <style:style style:name="P4" style:family="paragraph" style:parent-style-name="Text_20_body">
      <style:text-properties officeooo:rsid="15d3896d" officeooo:paragraph-rsid="178cc025"/>
    </style:style>
    <style:style style:name="P5" style:family="paragraph" style:parent-style-name="Text_20_body">
      <style:text-properties officeooo:paragraph-rsid="178fc847"/>
    </style:style>
    <style:style style:name="P6" style:family="paragraph" style:parent-style-name="Text_20_body">
      <style:text-properties officeooo:paragraph-rsid="17cb2768"/>
    </style:style>
    <style:style style:name="P7" style:family="paragraph" style:parent-style-name="Text_20_body">
      <style:text-properties officeooo:paragraph-rsid="17cb61ef"/>
    </style:style>
    <style:style style:name="P8" style:family="paragraph" style:parent-style-name="Standard">
      <style:paragraph-properties fo:text-align="center" style:justify-single-word="false"/>
      <style:text-properties officeooo:rsid="057aae1d" officeooo:paragraph-rsid="057aae1d"/>
    </style:style>
    <style:style style:name="P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 style:family="paragraph" style:parent-style-name="Standard">
      <style:paragraph-properties fo:text-align="center" style:justify-single-word="false"/>
      <style:text-properties fo:font-size="22pt" officeooo:rsid="1871655b" officeooo:paragraph-rsid="178cc025" style:font-size-asian="22pt" style:font-size-complex="22pt"/>
    </style:style>
    <style:style style:name="P1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 style:family="paragraph" style:parent-style-name="Standard">
      <style:paragraph-properties fo:text-align="center" style:justify-single-word="false" fo:break-before="page"/>
    </style:style>
    <style:style style:name="P14" style:family="paragraph" style:parent-style-name="Text_20_body">
      <style:paragraph-properties fo:margin-top="0cm" fo:margin-bottom="0.4cm" loext:contextual-spacing="false"/>
      <style:text-properties officeooo:paragraph-rsid="178cc025"/>
    </style:style>
    <style:style style:name="P15" style:family="paragraph" style:parent-style-name="Text_20_Body_20_Full_20_Page">
      <style:text-properties officeooo:paragraph-rsid="178cc025"/>
    </style:style>
    <style:style style:name="P16" style:family="paragraph" style:parent-style-name="Text_20_Body_20_Full_20_Page">
      <style:text-properties officeooo:paragraph-rsid="17aaa361"/>
    </style:style>
    <style:style style:name="P17" style:family="paragraph" style:parent-style-name="Contents_20_2">
      <style:paragraph-properties>
        <style:tab-stops>
          <style:tab-stop style:position="14.801cm" style:type="right" style:leader-style="dotted" style:leader-text="."/>
        </style:tab-stops>
      </style:paragraph-properties>
    </style:style>
    <style:style style:name="P18" style:family="paragraph" style:parent-style-name="Contents_20_1">
      <style:paragraph-properties>
        <style:tab-stops>
          <style:tab-stop style:position="14.801cm" style:type="right" style:leader-style="dotted" style:leader-text="."/>
        </style:tab-stops>
      </style:paragraph-properties>
    </style:style>
    <style:style style:name="P19" style:family="paragraph" style:parent-style-name="Short_20_List">
      <style:text-properties officeooo:rsid="15ada6d0" officeooo:paragraph-rsid="178cc025"/>
    </style:style>
    <style:style style:name="P20" style:family="paragraph" style:parent-style-name="Short_20_List">
      <style:text-properties officeooo:paragraph-rsid="178cc025"/>
    </style:style>
    <style:style style:name="P21" style:family="paragraph" style:parent-style-name="Example_20_Header">
      <style:text-properties style:text-line-through-style="none" style:text-line-through-type="none" style:text-underline-style="none" officeooo:rsid="002eb51a" officeooo:paragraph-rsid="0ce95318"/>
    </style:style>
    <style:style style:name="P22" style:family="paragraph" style:parent-style-name="Standard">
      <style:text-properties officeooo:paragraph-rsid="17fd04ea"/>
    </style:style>
    <style:style style:name="P23" style:family="paragraph" style:parent-style-name="Heading_20_1">
      <style:text-properties officeooo:paragraph-rsid="178cc025"/>
    </style:style>
    <style:style style:name="P24" style:family="paragraph" style:parent-style-name="Heading_20_1">
      <style:text-properties officeooo:paragraph-rsid="17cb2768"/>
    </style:style>
    <style:style style:name="P25" style:family="paragraph" style:parent-style-name="Heading_20_1">
      <style:text-properties officeooo:paragraph-rsid="17e3a7e5"/>
    </style:style>
    <style:style style:name="P26" style:family="paragraph" style:parent-style-name="Heading_20_1">
      <style:paragraph-properties fo:break-before="page"/>
      <style:text-properties officeooo:paragraph-rsid="178cc025"/>
    </style:style>
    <style:style style:name="P27" style:family="paragraph" style:parent-style-name="Heading_20_2">
      <style:text-properties officeooo:paragraph-rsid="178cc025"/>
    </style:style>
    <style:style style:name="P28" style:family="paragraph" style:parent-style-name="Heading_20_3">
      <style:text-properties officeooo:paragraph-rsid="178cc025"/>
    </style:style>
    <style:style style:name="P29" style:family="paragraph" style:parent-style-name="Heading_20_5">
      <style:text-properties officeooo:paragraph-rsid="17eba4a8"/>
    </style:style>
    <style:style style:name="P30" style:family="paragraph" style:parent-style-name="Text_20_body" style:master-page-name="Standard">
      <style:paragraph-properties fo:text-align="end" style:justify-single-word="false" style:page-number="auto"/>
    </style:style>
    <style:style style:name="P31" style:family="paragraph" style:parent-style-name="Text_20_body" style:list-style-name="L1">
      <style:text-properties officeooo:paragraph-rsid="178cc025"/>
    </style:style>
    <style:style style:name="P32" style:family="paragraph" style:parent-style-name="Text_20_body">
      <style:text-properties officeooo:paragraph-rsid="178cc025"/>
    </style:style>
    <style:style style:name="P33" style:family="paragraph" style:parent-style-name="Text_20_body" style:list-style-name="L2">
      <style:text-properties officeooo:paragraph-rsid="17e3a7e5"/>
    </style:style>
    <style:style style:name="P34" style:family="paragraph" style:parent-style-name="Text_20_body" style:list-style-name="L2">
      <style:text-properties officeooo:paragraph-rsid="17e598c3"/>
    </style:style>
    <style:style style:name="P35" style:family="paragraph" style:parent-style-name="Text_20_body" style:list-style-name="L2">
      <style:text-properties officeooo:paragraph-rsid="17e75650"/>
    </style:style>
    <style:style style:name="P36" style:family="paragraph" style:parent-style-name="Text_20_body">
      <style:text-properties officeooo:paragraph-rsid="17e88b5d"/>
    </style:style>
    <style:style style:name="P37" style:family="paragraph" style:parent-style-name="Text_20_body" style:list-style-name="L3">
      <style:text-properties officeooo:paragraph-rsid="17e88b5d"/>
    </style:style>
    <style:style style:name="P38" style:family="paragraph" style:parent-style-name="Text_20_body" style:list-style-name="L5">
      <style:text-properties officeooo:paragraph-rsid="17eba4a8"/>
    </style:style>
    <style:style style:name="P39" style:family="paragraph" style:parent-style-name="Text_20_body" style:list-style-name="L12">
      <style:text-properties officeooo:paragraph-rsid="17eba4a8"/>
    </style:style>
    <style:style style:name="P40" style:family="paragraph" style:parent-style-name="Text_20_body" style:list-style-name="L13">
      <style:text-properties officeooo:paragraph-rsid="17eba4a8"/>
    </style:style>
    <style:style style:name="P41" style:family="paragraph" style:parent-style-name="Text_20_body" style:list-style-name="L14">
      <style:text-properties officeooo:paragraph-rsid="17eba4a8"/>
    </style:style>
    <style:style style:name="P42" style:family="paragraph" style:parent-style-name="Text_20_body" style:list-style-name="L15">
      <style:text-properties officeooo:paragraph-rsid="17eba4a8"/>
    </style:style>
    <style:style style:name="P43" style:family="paragraph" style:parent-style-name="Text_20_body" style:list-style-name="L16">
      <style:text-properties officeooo:paragraph-rsid="17eba4a8"/>
    </style:style>
    <style:style style:name="P44" style:family="paragraph" style:parent-style-name="Text_20_body" style:list-style-name="L18">
      <style:text-properties officeooo:paragraph-rsid="17eba4a8"/>
    </style:style>
    <style:style style:name="P45" style:family="paragraph" style:parent-style-name="Text_20_body">
      <style:text-properties officeooo:paragraph-rsid="17eba4a8"/>
    </style:style>
    <style:style style:name="P46" style:family="paragraph" style:parent-style-name="Text_20_body" style:list-style-name="L19">
      <style:text-properties officeooo:paragraph-rsid="17eba4a8"/>
    </style:style>
    <style:style style:name="P47" style:family="paragraph" style:parent-style-name="Text_20_body">
      <style:text-properties officeooo:paragraph-rsid="17f53886"/>
    </style:style>
    <style:style style:name="P48" style:family="paragraph" style:parent-style-name="Text_20_body" style:list-style-name="L21">
      <style:text-properties officeooo:paragraph-rsid="17f64e91"/>
    </style:style>
    <style:style style:name="P49" style:family="paragraph" style:parent-style-name="Text_20_body" style:list-style-name="L24">
      <style:text-properties officeooo:paragraph-rsid="17f64e91"/>
    </style:style>
    <style:style style:name="P50" style:family="paragraph" style:parent-style-name="Text_20_body" style:list-style-name="L25">
      <style:text-properties officeooo:paragraph-rsid="17f64e91"/>
    </style:style>
    <style:style style:name="P51" style:family="paragraph" style:parent-style-name="Text_20_body" style:list-style-name="L26">
      <style:text-properties officeooo:paragraph-rsid="17f64e91"/>
    </style:style>
    <style:style style:name="P52" style:family="paragraph" style:parent-style-name="Text_20_body">
      <style:text-properties officeooo:paragraph-rsid="17f64e91"/>
    </style:style>
    <style:style style:name="P53" style:family="paragraph" style:parent-style-name="Text_20_body">
      <style:text-properties officeooo:paragraph-rsid="17f724e1"/>
    </style:style>
    <style:style style:name="P54" style:family="paragraph" style:parent-style-name="Text_20_body">
      <style:text-properties officeooo:rsid="15ada6d0" officeooo:paragraph-rsid="178cc025"/>
    </style:style>
    <style:style style:name="P55" style:family="paragraph" style:parent-style-name="Text_20_body">
      <style:text-properties officeooo:rsid="15ada6d0" officeooo:paragraph-rsid="17fb999f"/>
    </style:style>
    <style:style style:name="P56" style:family="paragraph" style:parent-style-name="Text_20_body">
      <style:text-properties officeooo:rsid="15b48d40" officeooo:paragraph-rsid="17fb999f"/>
    </style:style>
    <style:style style:name="P57" style:family="paragraph" style:parent-style-name="Text_20_body">
      <style:text-properties officeooo:paragraph-rsid="17fb999f"/>
    </style:style>
    <style:style style:name="P58" style:family="paragraph" style:parent-style-name="Text_20_body">
      <style:text-properties officeooo:rsid="1623fd7e" officeooo:paragraph-rsid="17fd04ea"/>
    </style:style>
    <style:style style:name="P59" style:family="paragraph" style:parent-style-name="Text_20_body">
      <style:text-properties officeooo:paragraph-rsid="17fd04ea"/>
    </style:style>
    <style:style style:name="P60" style:family="paragraph" style:parent-style-name="Text_20_body">
      <style:text-properties officeooo:paragraph-rsid="17fdbf2a"/>
    </style:style>
    <style:style style:name="P61" style:family="paragraph" style:parent-style-name="Text_20_body">
      <style:paragraph-properties fo:margin-left="0cm" fo:margin-right="0cm" fo:orphans="2" fo:widows="2" fo:text-indent="0cm" style:auto-text-indent="false"/>
      <style:text-properties officeooo:paragraph-rsid="17fd04ea"/>
    </style:style>
    <style:style style:name="T1" style:family="text">
      <style:text-properties fo:language="cs" fo:country="CZ" fo:font-style="normal" fo:font-weight="normal" officeooo:rsid="17faff44" style:font-style-asian="normal" style:font-weight-asian="normal" style:font-style-complex="normal" style:font-weight-complex="normal"/>
    </style:style>
    <style:style style:name="T2" style:family="text">
      <style:text-properties fo:language="cs" fo:country="CZ" fo:font-style="normal" fo:font-weight="normal" officeooo:rsid="17ee2259" style:font-style-asian="normal" style:font-weight-asian="normal" style:font-style-complex="normal" style:font-weight-complex="normal"/>
    </style:style>
    <style:style style:name="T3" style:family="text">
      <style:text-properties fo:language="cs" fo:country="CZ" fo:font-style="normal" fo:font-weight="normal" officeooo:rsid="17fc9fa7" style:font-style-asian="normal" style:font-weight-asian="normal" style:font-style-complex="normal" style:font-weight-complex="normal"/>
    </style:style>
    <style:style style:name="T4" style:family="text">
      <style:text-properties fo:language="cs" fo:country="CZ" fo:font-style="normal" fo:font-weight="normal" officeooo:rsid="17fb1a61" style:font-style-asian="normal" style:font-weight-asian="normal" style:font-style-complex="normal" style:font-weight-complex="normal"/>
    </style:style>
    <style:style style:name="T5" style:family="text">
      <style:text-properties fo:language="cs" fo:country="CZ" fo:font-style="normal" fo:font-weight="normal" officeooo:rsid="18052ab9" style:font-style-asian="normal" style:font-weight-asian="normal" style:font-style-complex="normal" style:font-weight-complex="normal"/>
    </style:style>
    <style:style style:name="T6" style:family="text">
      <style:text-properties fo:language="cs" fo:country="CZ" fo:font-style="normal" fo:font-weight="normal" officeooo:rsid="1816d2b6" style:font-style-asian="normal" style:font-weight-asian="normal" style:font-style-complex="normal" style:font-weight-complex="normal"/>
    </style:style>
    <style:style style:name="T7" style:family="text">
      <style:text-properties fo:language="cs" fo:country="CZ" fo:font-style="normal" fo:font-weight="normal" officeooo:rsid="1818a996" style:font-style-asian="normal" style:font-weight-asian="normal" style:font-style-complex="normal" style:font-weight-complex="normal"/>
    </style:style>
    <style:style style:name="T8" style:family="text">
      <style:text-properties fo:language="cs" fo:country="CZ" fo:font-weight="normal" officeooo:rsid="17faff44" style:font-weight-asian="normal" style:font-weight-complex="normal"/>
    </style:style>
    <style:style style:name="T9" style:family="text">
      <style:text-properties fo:language="cs" fo:country="CZ" fo:font-weight="normal" officeooo:rsid="17fb1a61" style:font-weight-asian="normal" style:font-weight-complex="normal"/>
    </style:style>
    <style:style style:name="T10" style:family="text">
      <style:text-properties fo:language="cs" fo:country="CZ" fo:font-weight="normal" officeooo:rsid="17ee2259" style:font-weight-asian="normal" style:font-weight-complex="normal"/>
    </style:style>
    <style:style style:name="T11" style:family="text">
      <style:text-properties fo:language="cs" fo:country="CZ" fo:font-weight="normal" officeooo:rsid="17e88b5d" style:font-weight-asian="normal" style:font-weight-complex="normal"/>
    </style:style>
    <style:style style:name="T12" style:family="text">
      <style:text-properties fo:language="cs" fo:country="CZ" fo:font-weight="normal" officeooo:rsid="17e75650" fo:background-color="#dddddd" loext:char-shading-value="0" style:font-weight-asian="normal" style:font-weight-complex="normal"/>
    </style:style>
    <style:style style:name="T13" style:family="text">
      <style:text-properties fo:font-style="italic" fo:font-weight="normal" officeooo:rsid="17ea55c3" style:font-style-asian="italic" style:font-weight-asian="normal" style:font-style-complex="italic" style:font-weight-complex="normal"/>
    </style:style>
    <style:style style:name="T14" style:family="text">
      <style:text-properties fo:font-style="italic" fo:font-weight="normal" officeooo:rsid="17f55b09" style:font-style-asian="italic" style:font-weight-asian="normal" style:font-style-complex="italic" style:font-weight-complex="normal"/>
    </style:style>
    <style:style style:name="T15" style:family="text">
      <style:text-properties fo:font-style="italic" fo:font-weight="normal" officeooo:rsid="17ead9ba" style:font-style-asian="italic" style:font-weight-asian="normal" style:font-style-complex="italic" style:font-weight-complex="normal"/>
    </style:style>
    <style:style style:name="T16" style:family="text">
      <style:text-properties fo:font-style="italic" fo:font-weight="normal" officeooo:rsid="17a7aa12" style:font-style-asian="italic" style:font-weight-asian="normal" style:font-style-complex="italic" style:font-weight-complex="normal"/>
    </style:style>
    <style:style style:name="T17" style:family="text">
      <style:text-properties fo:font-style="italic" fo:font-weight="normal" officeooo:rsid="1823ad17" style:font-style-asian="italic" style:font-weight-asian="normal" style:font-style-complex="italic" style:font-weight-complex="normal"/>
    </style:style>
    <style:style style:name="T18" style:family="text">
      <style:text-properties fo:font-style="italic" fo:font-weight="normal" officeooo:rsid="17e6bded" style:font-style-asian="italic" style:font-weight-asian="normal" style:font-style-complex="italic" style:font-weight-complex="normal"/>
    </style:style>
    <style:style style:name="T19" style:family="text">
      <style:text-properties fo:font-style="italic" fo:font-weight="normal" officeooo:rsid="1821727c" style:font-style-asian="italic" style:font-weight-asian="normal" style:font-style-complex="italic" style:font-weight-complex="normal"/>
    </style:style>
    <style:style style:name="T20" style:family="text">
      <style:text-properties fo:font-style="italic" fo:font-weight="normal" officeooo:rsid="1828e98d" style:font-style-asian="italic" style:font-weight-asian="normal" style:font-style-complex="italic" style:font-weight-complex="normal"/>
    </style:style>
    <style:style style:name="T21" style:family="text">
      <style:text-properties fo:font-style="italic" fo:font-weight="normal" officeooo:rsid="1801f059" style:font-style-asian="italic" style:font-weight-asian="normal" style:font-style-complex="italic" style:font-weight-complex="normal"/>
    </style:style>
    <style:style style:name="T22" style:family="text">
      <style:text-properties fo:font-style="italic" fo:font-weight="normal" officeooo:rsid="17a9e271" style:font-style-asian="italic" style:font-weight-asian="normal" style:font-style-complex="italic" style:font-weight-complex="normal"/>
    </style:style>
    <style:style style:name="T23" style:family="text">
      <style:text-properties fo:font-style="italic" fo:font-weight="normal" officeooo:rsid="17ec9908" style:font-style-asian="italic" style:font-weight-asian="normal" style:font-style-complex="italic" style:font-weight-complex="normal"/>
    </style:style>
    <style:style style:name="T24" style:family="text">
      <style:text-properties fo:font-style="italic" fo:font-weight="normal" officeooo:rsid="17aa846e" style:font-style-asian="italic" style:font-weight-asian="normal" style:font-style-complex="italic" style:font-weight-complex="normal"/>
    </style:style>
    <style:style style:name="T25" style:family="text">
      <style:text-properties fo:font-style="italic" fo:font-weight="normal" officeooo:rsid="18518b16" style:font-style-asian="italic" style:font-weight-asian="normal" style:font-style-complex="italic" style:font-weight-complex="normal"/>
    </style:style>
    <style:style style:name="T26" style:family="text">
      <style:text-properties fo:font-style="italic" fo:font-weight="normal" officeooo:rsid="17cb61ef" style:font-style-asian="italic" style:font-weight-asian="normal" style:font-style-complex="italic" style:font-weight-complex="normal"/>
    </style:style>
    <style:style style:name="T27" style:family="text">
      <style:text-properties fo:font-style="italic" fo:font-weight="normal" officeooo:rsid="17cb2768" style:font-style-asian="italic" style:font-weight-asian="normal" style:font-style-complex="italic" style:font-weight-complex="normal"/>
    </style:style>
    <style:style style:name="T28" style:family="text">
      <style:text-properties fo:font-style="italic" fo:font-weight="normal" officeooo:rsid="14423419" style:font-style-asian="italic" style:font-weight-asian="normal" style:font-style-complex="italic" style:font-weight-complex="normal"/>
    </style:style>
    <style:style style:name="T29" style:family="text">
      <style:text-properties fo:font-style="italic" fo:font-weight="normal" officeooo:rsid="15b93e3d" style:font-style-asian="italic" style:font-weight-asian="normal" style:font-style-complex="italic" style:font-weight-complex="normal"/>
    </style:style>
    <style:style style:name="T30" style:family="text">
      <style:text-properties fo:font-style="italic" fo:font-weight="normal" officeooo:rsid="16377a1d" style:font-style-asian="italic" style:font-weight-asian="normal" style:font-style-complex="italic" style:font-weight-complex="normal"/>
    </style:style>
    <style:style style:name="T31" style:family="text">
      <style:text-properties fo:font-style="normal" fo:font-weight="normal" officeooo:rsid="168bc622" style:font-style-asian="normal" style:font-weight-asian="normal" style:font-style-complex="normal" style:font-weight-complex="normal"/>
    </style:style>
    <style:style style:name="T32" style:family="text">
      <style:text-properties fo:font-style="normal" fo:font-weight="normal" officeooo:rsid="168c85dd" style:font-style-asian="normal" style:font-weight-asian="normal" style:font-style-complex="normal" style:font-weight-complex="normal"/>
    </style:style>
    <style:style style:name="T33" style:family="text">
      <style:text-properties fo:font-style="normal" fo:font-weight="normal" officeooo:rsid="168d5ef9" style:font-style-asian="normal" style:font-weight-asian="normal" style:font-style-complex="normal" style:font-weight-complex="normal"/>
    </style:style>
    <style:style style:name="T34" style:family="text">
      <style:text-properties fo:font-style="normal" fo:font-weight="normal" officeooo:rsid="168e50ff" style:font-style-asian="normal" style:font-weight-asian="normal" style:font-style-complex="normal" style:font-weight-complex="normal"/>
    </style:style>
    <style:style style:name="T35" style:family="text">
      <style:text-properties fo:font-style="normal" fo:font-weight="normal" officeooo:rsid="1731a625" style:font-style-asian="normal" style:font-weight-asian="normal" style:font-style-complex="normal" style:font-weight-complex="normal"/>
    </style:style>
    <style:style style:name="T36" style:family="text">
      <style:text-properties fo:font-style="normal" fo:font-weight="normal" officeooo:rsid="1731aa83" style:font-style-asian="normal" style:font-weight-asian="normal" style:font-style-complex="normal" style:font-weight-complex="normal"/>
    </style:style>
    <style:style style:name="T37" style:family="text">
      <style:text-properties fo:font-style="normal" fo:font-weight="normal" officeooo:rsid="17fd44dd" style:font-style-asian="normal" style:font-weight-asian="normal" style:font-style-complex="normal" style:font-weight-complex="normal"/>
    </style:style>
    <style:style style:name="T38" style:family="text">
      <style:text-properties fo:font-style="normal" fo:font-weight="normal" officeooo:rsid="17f6bd07" style:font-style-asian="normal" style:font-weight-asian="normal" style:font-style-complex="normal" style:font-weight-complex="normal"/>
    </style:style>
    <style:style style:name="T39" style:family="text">
      <style:text-properties fo:font-style="normal" fo:font-weight="normal" officeooo:rsid="17f9052f" style:font-style-asian="normal" style:font-weight-asian="normal" style:font-style-complex="normal" style:font-weight-complex="normal"/>
    </style:style>
    <style:style style:name="T40" style:family="text">
      <style:text-properties fo:font-style="normal" fo:font-weight="normal" officeooo:rsid="18085c3e" style:font-style-asian="normal" style:font-weight-asian="normal" style:font-style-complex="normal" style:font-weight-complex="normal"/>
    </style:style>
    <style:style style:name="T41" style:family="text">
      <style:text-properties fo:font-style="normal" fo:font-weight="normal" officeooo:rsid="183f01a9" style:font-style-asian="normal" style:font-weight-asian="normal" style:font-style-complex="normal" style:font-weight-complex="normal"/>
    </style:style>
    <style:style style:name="T42" style:family="text">
      <style:text-properties fo:font-style="normal" fo:font-weight="normal" officeooo:rsid="17f82c6e" style:font-style-asian="normal" style:font-weight-asian="normal" style:font-style-complex="normal" style:font-weight-complex="normal"/>
    </style:style>
    <style:style style:name="T43" style:family="text">
      <style:text-properties fo:font-style="normal" fo:font-weight="normal" officeooo:rsid="182458b8" style:font-style-asian="normal" style:font-weight-asian="normal" style:font-style-complex="normal" style:font-weight-complex="normal"/>
    </style:style>
    <style:style style:name="T44" style:family="text">
      <style:text-properties fo:font-style="normal" fo:font-weight="normal" officeooo:rsid="1821db7d" style:font-style-asian="normal" style:font-weight-asian="normal" style:font-style-complex="normal" style:font-weight-complex="normal"/>
    </style:style>
    <style:style style:name="T45" style:family="text">
      <style:text-properties fo:font-style="normal" fo:font-weight="normal" officeooo:rsid="17f8a79a" style:font-style-asian="normal" style:font-weight-asian="normal" style:font-style-complex="normal" style:font-weight-complex="normal"/>
    </style:style>
    <style:style style:name="T46" style:family="text">
      <style:text-properties fo:font-style="normal" fo:font-weight="normal" officeooo:rsid="17fc9fa7" style:font-style-asian="normal" style:font-weight-asian="normal" style:font-style-complex="normal" style:font-weight-complex="normal"/>
    </style:style>
    <style:style style:name="T47" style:family="text">
      <style:text-properties fo:font-style="normal" fo:font-weight="normal" officeooo:rsid="17fd893b" style:font-style-asian="normal" style:font-weight-asian="normal" style:font-style-complex="normal" style:font-weight-complex="normal"/>
    </style:style>
    <style:style style:name="T48" style:family="text">
      <style:text-properties fo:font-style="normal" fo:font-weight="normal" officeooo:rsid="17f55b09" style:font-style-asian="normal" style:font-weight-asian="normal" style:font-style-complex="normal" style:font-weight-complex="normal"/>
    </style:style>
    <style:style style:name="T49" style:family="text">
      <style:text-properties fo:font-style="normal" fo:font-weight="normal" officeooo:rsid="17fe042e" style:font-style-asian="normal" style:font-weight-asian="normal" style:font-style-complex="normal" style:font-weight-complex="normal"/>
    </style:style>
    <style:style style:name="T50" style:family="text">
      <style:text-properties fo:font-style="normal" fo:font-weight="normal" officeooo:rsid="1825fcb9" style:font-style-asian="normal" style:font-weight-asian="normal" style:font-style-complex="normal" style:font-weight-complex="normal"/>
    </style:style>
    <style:style style:name="T51" style:family="text">
      <style:text-properties fo:font-style="normal" fo:font-weight="normal" officeooo:rsid="17ff22f0" style:font-style-asian="normal" style:font-weight-asian="normal" style:font-style-complex="normal" style:font-weight-complex="normal"/>
    </style:style>
    <style:style style:name="T52" style:family="text">
      <style:text-properties fo:font-style="normal" fo:font-weight="normal" officeooo:rsid="181130a7" style:font-style-asian="normal" style:font-weight-asian="normal" style:font-style-complex="normal" style:font-weight-complex="normal"/>
    </style:style>
    <style:style style:name="T53" style:family="text">
      <style:text-properties fo:font-style="normal" fo:font-weight="normal" officeooo:rsid="1810b2fb" style:font-style-asian="normal" style:font-weight-asian="normal" style:font-style-complex="normal" style:font-weight-complex="normal"/>
    </style:style>
    <style:style style:name="T54" style:family="text">
      <style:text-properties fo:font-style="normal" fo:font-weight="normal" officeooo:rsid="1801f059" style:font-style-asian="normal" style:font-weight-asian="normal" style:font-style-complex="normal" style:font-weight-complex="normal"/>
    </style:style>
    <style:style style:name="T55" style:family="text">
      <style:text-properties fo:font-style="normal" fo:font-weight="normal" officeooo:rsid="18005eac" style:font-style-asian="normal" style:font-weight-asian="normal" style:font-style-complex="normal" style:font-weight-complex="normal"/>
    </style:style>
    <style:style style:name="T56" style:family="text">
      <style:text-properties fo:font-style="normal" fo:font-weight="normal" officeooo:rsid="1803da84" style:font-style-asian="normal" style:font-weight-asian="normal" style:font-style-complex="normal" style:font-weight-complex="normal"/>
    </style:style>
    <style:style style:name="T57" style:family="text">
      <style:text-properties fo:font-style="normal" fo:font-weight="normal" officeooo:rsid="18052ab9" style:font-style-asian="normal" style:font-weight-asian="normal" style:font-style-complex="normal" style:font-weight-complex="normal"/>
    </style:style>
    <style:style style:name="T58" style:family="text">
      <style:text-properties fo:font-style="normal" fo:font-weight="normal" officeooo:rsid="180914e8" style:font-style-asian="normal" style:font-weight-asian="normal" style:font-style-complex="normal" style:font-weight-complex="normal"/>
    </style:style>
    <style:style style:name="T59" style:family="text">
      <style:text-properties fo:font-style="normal" fo:font-weight="normal" officeooo:rsid="18263ca4" style:font-style-asian="normal" style:font-weight-asian="normal" style:font-style-complex="normal" style:font-weight-complex="normal"/>
    </style:style>
    <style:style style:name="T60" style:family="text">
      <style:text-properties fo:font-style="normal" fo:font-weight="normal" officeooo:rsid="180f0d63" style:font-style-asian="normal" style:font-weight-asian="normal" style:font-style-complex="normal" style:font-weight-complex="normal"/>
    </style:style>
    <style:style style:name="T61" style:family="text">
      <style:text-properties fo:font-style="normal" fo:font-weight="normal" officeooo:rsid="180aab0d" style:font-style-asian="normal" style:font-weight-asian="normal" style:font-style-complex="normal" style:font-weight-complex="normal"/>
    </style:style>
    <style:style style:name="T62" style:family="text">
      <style:text-properties fo:font-style="normal" fo:font-weight="normal" officeooo:rsid="180c47bf" style:font-style-asian="normal" style:font-weight-asian="normal" style:font-style-complex="normal" style:font-weight-complex="normal"/>
    </style:style>
    <style:style style:name="T63" style:family="text">
      <style:text-properties fo:font-style="normal" fo:font-weight="normal" officeooo:rsid="180e3858" style:font-style-asian="normal" style:font-weight-asian="normal" style:font-style-complex="normal" style:font-weight-complex="normal"/>
    </style:style>
    <style:style style:name="T64" style:family="text">
      <style:text-properties fo:font-style="normal" fo:font-weight="normal" officeooo:rsid="1812a3e9" style:font-style-asian="normal" style:font-weight-asian="normal" style:font-style-complex="normal" style:font-weight-complex="normal"/>
    </style:style>
    <style:style style:name="T65" style:family="text">
      <style:text-properties fo:font-style="normal" fo:font-weight="normal" officeooo:rsid="1816d2b6" style:font-style-asian="normal" style:font-weight-asian="normal" style:font-style-complex="normal" style:font-weight-complex="normal"/>
    </style:style>
    <style:style style:name="T66" style:family="text">
      <style:text-properties fo:font-style="normal" fo:font-weight="normal" officeooo:rsid="181c3244" style:font-style-asian="normal" style:font-weight-asian="normal" style:font-style-complex="normal" style:font-weight-complex="normal"/>
    </style:style>
    <style:style style:name="T67" style:family="text">
      <style:text-properties fo:font-style="normal" fo:font-weight="normal" officeooo:rsid="181dc6b0" style:font-style-asian="normal" style:font-weight-asian="normal" style:font-style-complex="normal" style:font-weight-complex="normal"/>
    </style:style>
    <style:style style:name="T68" style:family="text">
      <style:text-properties fo:font-style="normal" fo:font-weight="normal" officeooo:rsid="183a1f90" style:font-style-asian="normal" style:font-weight-asian="normal" style:font-style-complex="normal" style:font-weight-complex="normal"/>
    </style:style>
    <style:style style:name="T69" style:family="text">
      <style:text-properties fo:font-style="normal" fo:font-weight="normal" officeooo:rsid="181d6adb" style:font-style-asian="normal" style:font-weight-asian="normal" style:font-style-complex="normal" style:font-weight-complex="normal"/>
    </style:style>
    <style:style style:name="T70" style:family="text">
      <style:text-properties fo:font-style="normal" fo:font-weight="normal" officeooo:rsid="181cd102" style:font-style-asian="normal" style:font-weight-asian="normal" style:font-style-complex="normal" style:font-weight-complex="normal"/>
    </style:style>
    <style:style style:name="T71" style:family="text">
      <style:text-properties fo:font-style="normal" fo:font-weight="normal" officeooo:rsid="18405655" style:font-style-asian="normal" style:font-weight-asian="normal" style:font-style-complex="normal" style:font-weight-complex="normal"/>
    </style:style>
    <style:style style:name="T72" style:family="text">
      <style:text-properties fo:font-style="normal" fo:font-weight="normal" officeooo:rsid="181e796a" style:font-style-asian="normal" style:font-weight-asian="normal" style:font-style-complex="normal" style:font-weight-complex="normal"/>
    </style:style>
    <style:style style:name="T73" style:family="text">
      <style:text-properties fo:font-style="normal" fo:font-weight="normal" officeooo:rsid="181eeef8" style:font-style-asian="normal" style:font-weight-asian="normal" style:font-style-complex="normal" style:font-weight-complex="normal"/>
    </style:style>
    <style:style style:name="T74" style:family="text">
      <style:text-properties fo:font-style="normal" fo:font-weight="normal" officeooo:rsid="183017ef" style:font-style-asian="normal" style:font-weight-asian="normal" style:font-style-complex="normal" style:font-weight-complex="normal"/>
    </style:style>
    <style:style style:name="T75" style:family="text">
      <style:text-properties fo:font-style="normal" fo:font-weight="normal" officeooo:rsid="181fef61" style:font-style-asian="normal" style:font-weight-asian="normal" style:font-style-complex="normal" style:font-weight-complex="normal"/>
    </style:style>
    <style:style style:name="T76" style:family="text">
      <style:text-properties fo:font-style="normal" fo:font-weight="normal" officeooo:rsid="18310ca2" style:font-style-asian="normal" style:font-weight-asian="normal" style:font-style-complex="normal" style:font-weight-complex="normal"/>
    </style:style>
    <style:style style:name="T77" style:family="text">
      <style:text-properties fo:font-style="normal" fo:font-weight="normal" officeooo:rsid="18295771" style:font-style-asian="normal" style:font-weight-asian="normal" style:font-style-complex="normal" style:font-weight-complex="normal"/>
    </style:style>
    <style:style style:name="T78" style:family="text">
      <style:text-properties fo:font-style="normal" fo:font-weight="normal" officeooo:rsid="18216048" style:font-style-asian="normal" style:font-weight-asian="normal" style:font-style-complex="normal" style:font-weight-complex="normal"/>
    </style:style>
    <style:style style:name="T79" style:family="text">
      <style:text-properties fo:font-style="normal" fo:font-weight="normal" officeooo:rsid="182a9c4f" style:font-style-asian="normal" style:font-weight-asian="normal" style:font-style-complex="normal" style:font-weight-complex="normal"/>
    </style:style>
    <style:style style:name="T80" style:family="text">
      <style:text-properties fo:font-style="normal" fo:font-weight="normal" officeooo:rsid="182b9709" style:font-style-asian="normal" style:font-weight-asian="normal" style:font-style-complex="normal" style:font-weight-complex="normal"/>
    </style:style>
    <style:style style:name="T81" style:family="text">
      <style:text-properties fo:font-style="normal" fo:font-weight="normal" officeooo:rsid="182b57b5" style:font-style-asian="normal" style:font-weight-asian="normal" style:font-style-complex="normal" style:font-weight-complex="normal"/>
    </style:style>
    <style:style style:name="T82" style:family="text">
      <style:text-properties fo:font-style="normal" fo:font-weight="normal" officeooo:rsid="182c858e" style:font-style-asian="normal" style:font-weight-asian="normal" style:font-style-complex="normal" style:font-weight-complex="normal"/>
    </style:style>
    <style:style style:name="T83" style:family="text">
      <style:text-properties fo:font-style="normal" fo:font-weight="normal" officeooo:rsid="183201cb" style:font-style-asian="normal" style:font-weight-asian="normal" style:font-style-complex="normal" style:font-weight-complex="normal"/>
    </style:style>
    <style:style style:name="T84" style:family="text">
      <style:text-properties fo:font-style="normal" fo:font-weight="normal" officeooo:rsid="17c83170" style:font-style-asian="normal" style:font-weight-asian="normal" style:font-style-complex="normal" style:font-weight-complex="normal"/>
    </style:style>
    <style:style style:name="T85" style:family="text">
      <style:text-properties fo:font-style="normal" fo:font-weight="normal" officeooo:rsid="183a3eae" style:font-style-asian="normal" style:font-weight-asian="normal" style:font-style-complex="normal" style:font-weight-complex="normal"/>
    </style:style>
    <style:style style:name="T86" style:family="text">
      <style:text-properties fo:font-style="normal" fo:font-weight="normal" officeooo:rsid="183aeb95" style:font-style-asian="normal" style:font-weight-asian="normal" style:font-style-complex="normal" style:font-weight-complex="normal"/>
    </style:style>
    <style:style style:name="T87" style:family="text">
      <style:text-properties fo:font-style="normal" fo:font-weight="normal" officeooo:rsid="183c817f" style:font-style-asian="normal" style:font-weight-asian="normal" style:font-style-complex="normal" style:font-weight-complex="normal"/>
    </style:style>
    <style:style style:name="T88" style:family="text">
      <style:text-properties fo:font-style="normal" fo:font-weight="normal" officeooo:rsid="182e233f" style:font-style-asian="normal" style:font-weight-asian="normal" style:font-style-complex="normal" style:font-weight-complex="normal"/>
    </style:style>
    <style:style style:name="T89" style:family="text">
      <style:text-properties fo:font-style="normal" fo:font-weight="normal" officeooo:rsid="183d5acb" style:font-style-asian="normal" style:font-weight-asian="normal" style:font-style-complex="normal" style:font-weight-complex="normal"/>
    </style:style>
    <style:style style:name="T90" style:family="text">
      <style:text-properties fo:font-style="normal" fo:font-weight="normal" officeooo:rsid="183d74c3" style:font-style-asian="normal" style:font-weight-asian="normal" style:font-style-complex="normal" style:font-weight-complex="normal"/>
    </style:style>
    <style:style style:name="T91" style:family="text">
      <style:text-properties fo:font-style="normal" fo:font-weight="normal" officeooo:rsid="18419c37" style:font-style-asian="normal" style:font-weight-asian="normal" style:font-style-complex="normal" style:font-weight-complex="normal"/>
    </style:style>
    <style:style style:name="T92" style:family="text">
      <style:text-properties fo:font-style="normal" fo:font-weight="normal" officeooo:rsid="18420767" style:font-style-asian="normal" style:font-weight-asian="normal" style:font-style-complex="normal" style:font-weight-complex="normal"/>
    </style:style>
    <style:style style:name="T93" style:family="text">
      <style:text-properties fo:font-style="normal" fo:font-weight="normal" officeooo:rsid="18435d3e" style:font-style-asian="normal" style:font-weight-asian="normal" style:font-style-complex="normal" style:font-weight-complex="normal"/>
    </style:style>
    <style:style style:name="T94" style:family="text">
      <style:text-properties fo:font-style="normal" fo:font-weight="normal" officeooo:rsid="18454c44" style:font-style-asian="normal" style:font-weight-asian="normal" style:font-style-complex="normal" style:font-weight-complex="normal"/>
    </style:style>
    <style:style style:name="T95" style:family="text">
      <style:text-properties fo:font-style="normal" fo:font-weight="normal" officeooo:rsid="184a8983" style:font-style-asian="normal" style:font-weight-asian="normal" style:font-style-complex="normal" style:font-weight-complex="normal"/>
    </style:style>
    <style:style style:name="T96" style:family="text">
      <style:text-properties fo:font-style="normal" fo:font-weight="normal" officeooo:rsid="1733579d" style:font-style-asian="normal" style:font-weight-asian="normal" style:font-style-complex="normal" style:font-weight-complex="normal"/>
    </style:style>
    <style:style style:name="T97" style:family="text">
      <style:text-properties fo:font-style="normal" fo:font-weight="normal" officeooo:rsid="184b39da" style:font-style-asian="normal" style:font-weight-asian="normal" style:font-style-complex="normal" style:font-weight-complex="normal"/>
    </style:style>
    <style:style style:name="T98" style:family="text">
      <style:text-properties fo:font-style="normal" fo:font-weight="normal" officeooo:rsid="185e277e" style:font-style-asian="normal" style:font-weight-asian="normal" style:font-style-complex="normal" style:font-weight-complex="normal"/>
    </style:style>
    <style:style style:name="T99" style:family="text">
      <style:text-properties fo:font-style="normal" fo:font-weight="normal" officeooo:rsid="185fe0ff" style:font-style-asian="normal" style:font-weight-asian="normal" style:font-style-complex="normal" style:font-weight-complex="normal"/>
    </style:style>
    <style:style style:name="T100" style:family="text">
      <style:text-properties fo:font-style="normal" fo:font-weight="normal" officeooo:rsid="1849dba6" style:font-style-asian="normal" style:font-weight-asian="normal" style:font-style-complex="normal" style:font-weight-complex="normal"/>
    </style:style>
    <style:style style:name="T101" style:family="text">
      <style:text-properties fo:font-style="normal" fo:font-weight="normal" officeooo:rsid="18618d35" style:font-style-asian="normal" style:font-weight-asian="normal" style:font-style-complex="normal" style:font-weight-complex="normal"/>
    </style:style>
    <style:style style:name="T102" style:family="text">
      <style:text-properties fo:font-style="normal" fo:font-weight="normal" officeooo:rsid="18654032" style:font-style-asian="normal" style:font-weight-asian="normal" style:font-style-complex="normal" style:font-weight-complex="normal"/>
    </style:style>
    <style:style style:name="T103" style:family="text">
      <style:text-properties fo:font-style="normal" fo:font-weight="normal" officeooo:rsid="1866ca88" style:font-style-asian="normal" style:font-weight-asian="normal" style:font-style-complex="normal" style:font-weight-complex="normal"/>
    </style:style>
    <style:style style:name="T104" style:family="text">
      <style:text-properties fo:font-style="normal" fo:font-weight="normal" officeooo:rsid="18647e08" style:font-style-asian="normal" style:font-weight-asian="normal" style:font-style-complex="normal" style:font-weight-complex="normal"/>
    </style:style>
    <style:style style:name="T105" style:family="text">
      <style:text-properties fo:font-style="normal" fo:font-weight="normal" officeooo:rsid="18489294" style:font-style-asian="normal" style:font-weight-asian="normal" style:font-style-complex="normal" style:font-weight-complex="normal"/>
    </style:style>
    <style:style style:name="T106" style:family="text">
      <style:text-properties fo:font-style="normal" fo:font-weight="normal" officeooo:rsid="18632c67" style:font-style-asian="normal" style:font-weight-asian="normal" style:font-style-complex="normal" style:font-weight-complex="normal"/>
    </style:style>
    <style:style style:name="T107" style:family="text">
      <style:text-properties fo:font-style="normal" fo:font-weight="normal" officeooo:rsid="18680439" style:font-style-asian="normal" style:font-weight-asian="normal" style:font-style-complex="normal" style:font-weight-complex="normal"/>
    </style:style>
    <style:style style:name="T108" style:family="text">
      <style:text-properties fo:font-style="normal" fo:font-weight="normal" officeooo:rsid="184f7325" style:font-style-asian="normal" style:font-weight-asian="normal" style:font-style-complex="normal" style:font-weight-complex="normal"/>
    </style:style>
    <style:style style:name="T109" style:family="text">
      <style:text-properties fo:font-style="normal" fo:font-weight="normal" officeooo:rsid="1853e7b0" style:font-style-asian="normal" style:font-weight-asian="normal" style:font-style-complex="normal" style:font-weight-complex="normal"/>
    </style:style>
    <style:style style:name="T110" style:family="text">
      <style:text-properties fo:font-style="normal" fo:font-weight="normal" officeooo:rsid="18552843" style:font-style-asian="normal" style:font-weight-asian="normal" style:font-style-complex="normal" style:font-weight-complex="normal"/>
    </style:style>
    <style:style style:name="T111" style:family="text">
      <style:text-properties fo:font-style="normal" fo:font-weight="normal" officeooo:rsid="17c9f3c1" style:font-style-asian="normal" style:font-weight-asian="normal" style:font-style-complex="normal" style:font-weight-complex="normal"/>
    </style:style>
    <style:style style:name="T112" style:family="text">
      <style:text-properties fo:font-style="normal" fo:font-weight="normal" officeooo:rsid="17ca662c" style:font-style-asian="normal" style:font-weight-asian="normal" style:font-style-complex="normal" style:font-weight-complex="normal"/>
    </style:style>
    <style:style style:name="T113" style:family="text">
      <style:text-properties fo:font-style="normal" fo:font-weight="normal" officeooo:rsid="184ddb98" style:font-style-asian="normal" style:font-weight-asian="normal" style:font-style-complex="normal" style:font-weight-complex="normal"/>
    </style:style>
    <style:style style:name="T114" style:family="text">
      <style:text-properties fo:font-style="normal" fo:font-weight="normal" officeooo:rsid="1850ec07" style:font-style-asian="normal" style:font-weight-asian="normal" style:font-style-complex="normal" style:font-weight-complex="normal"/>
    </style:style>
    <style:style style:name="T115" style:family="text">
      <style:text-properties fo:font-style="normal" fo:font-weight="normal" officeooo:rsid="1855ddef" style:font-style-asian="normal" style:font-weight-asian="normal" style:font-style-complex="normal" style:font-weight-complex="normal"/>
    </style:style>
    <style:style style:name="T116" style:family="text">
      <style:text-properties fo:font-style="normal" fo:font-weight="normal" officeooo:rsid="18534f94" style:font-style-asian="normal" style:font-weight-asian="normal" style:font-style-complex="normal" style:font-weight-complex="normal"/>
    </style:style>
    <style:style style:name="T117" style:family="text">
      <style:text-properties fo:font-style="normal" fo:font-weight="normal" officeooo:rsid="1859165d" style:font-style-asian="normal" style:font-weight-asian="normal" style:font-style-complex="normal" style:font-weight-complex="normal"/>
    </style:style>
    <style:style style:name="T118" style:family="text">
      <style:text-properties fo:font-style="normal" fo:font-weight="normal" officeooo:rsid="185ac5ce" style:font-style-asian="normal" style:font-weight-asian="normal" style:font-style-complex="normal" style:font-weight-complex="normal"/>
    </style:style>
    <style:style style:name="T119" style:family="text">
      <style:text-properties fo:font-style="normal" fo:font-weight="normal" officeooo:rsid="185b3820" style:font-style-asian="normal" style:font-weight-asian="normal" style:font-style-complex="normal" style:font-weight-complex="normal"/>
    </style:style>
    <style:style style:name="T120" style:family="text">
      <style:text-properties fo:font-style="normal" fo:font-weight="normal" officeooo:rsid="185d1201" style:font-style-asian="normal" style:font-weight-asian="normal" style:font-style-complex="normal" style:font-weight-complex="normal"/>
    </style:style>
    <style:style style:name="T121" style:family="text">
      <style:text-properties fo:font-style="normal" fo:font-weight="normal" officeooo:rsid="18576191" style:font-style-asian="normal" style:font-weight-asian="normal" style:font-style-complex="normal" style:font-weight-complex="normal"/>
    </style:style>
    <style:style style:name="T122" style:family="text">
      <style:text-properties fo:font-style="normal" fo:font-weight="normal" officeooo:rsid="185d4d68" style:font-style-asian="normal" style:font-weight-asian="normal" style:font-style-complex="normal" style:font-weight-complex="normal"/>
    </style:style>
    <style:style style:name="T123" style:family="text">
      <style:text-properties fo:font-style="normal" fo:font-weight="normal" officeooo:rsid="17c9ba81" style:font-style-asian="normal" style:font-weight-asian="normal" style:font-style-complex="normal" style:font-weight-complex="normal"/>
    </style:style>
    <style:style style:name="T124" style:family="text">
      <style:text-properties fo:font-style="normal" fo:font-weight="normal" officeooo:rsid="17cb61ef" style:font-style-asian="normal" style:font-weight-asian="normal" style:font-style-complex="normal" style:font-weight-complex="normal"/>
    </style:style>
    <style:style style:name="T125" style:family="text">
      <style:text-properties fo:font-style="normal" fo:font-weight="normal" officeooo:rsid="161226a3" style:font-style-asian="normal" style:font-weight-asian="normal" style:font-style-complex="normal" style:font-weight-complex="normal"/>
    </style:style>
    <style:style style:name="T126" style:family="text">
      <style:text-properties fo:font-style="normal" fo:font-weight="normal" officeooo:rsid="160fb3c6" style:font-style-asian="normal" style:font-weight-asian="normal" style:font-style-complex="normal" style:font-weight-complex="normal"/>
    </style:style>
    <style:style style:name="T127" style:family="text">
      <style:text-properties fo:font-style="normal" fo:font-weight="normal" officeooo:rsid="17cc0e81" style:font-style-asian="normal" style:font-weight-asian="normal" style:font-style-complex="normal" style:font-weight-complex="normal"/>
    </style:style>
    <style:style style:name="T128" style:family="text">
      <style:text-properties fo:font-style="normal" fo:font-weight="normal" officeooo:rsid="17d43f1c" style:font-style-asian="normal" style:font-weight-asian="normal" style:font-style-complex="normal" style:font-weight-complex="normal"/>
    </style:style>
    <style:style style:name="T129" style:family="text">
      <style:text-properties fo:font-style="normal" fo:font-weight="normal" officeooo:rsid="17d9c32d" style:font-style-asian="normal" style:font-weight-asian="normal" style:font-style-complex="normal" style:font-weight-complex="normal"/>
    </style:style>
    <style:style style:name="T130" style:family="text">
      <style:text-properties fo:font-style="normal" fo:font-weight="normal" officeooo:rsid="17da0378" style:font-style-asian="normal" style:font-weight-asian="normal" style:font-style-complex="normal" style:font-weight-complex="normal"/>
    </style:style>
    <style:style style:name="T131" style:family="text">
      <style:text-properties fo:font-style="normal" fo:font-weight="normal" officeooo:rsid="17dacbc0" style:font-style-asian="normal" style:font-weight-asian="normal" style:font-style-complex="normal" style:font-weight-complex="normal"/>
    </style:style>
    <style:style style:name="T132" style:family="text">
      <style:text-properties fo:font-style="normal" fo:font-weight="normal" officeooo:rsid="17e02ea8" style:font-style-asian="normal" style:font-weight-asian="normal" style:font-style-complex="normal" style:font-weight-complex="normal"/>
    </style:style>
    <style:style style:name="T133" style:family="text">
      <style:text-properties fo:font-style="normal" style:text-underline-style="none" fo:font-weight="normal" officeooo:rsid="1801f059" style:font-style-asian="normal" style:font-weight-asian="normal" style:font-style-complex="normal" style:font-weight-complex="normal"/>
    </style:style>
    <style:style style:name="T134" style:family="text">
      <style:text-properties fo:font-weight="normal" style:font-weight-asian="normal" style:font-weight-complex="normal"/>
    </style:style>
    <style:style style:name="T135" style:family="text">
      <style:text-properties fo:font-weight="normal" officeooo:rsid="1516b7c9" style:font-weight-asian="normal" style:font-weight-complex="normal"/>
    </style:style>
    <style:style style:name="T136" style:family="text">
      <style:text-properties fo:font-weight="normal" officeooo:rsid="17e883b3" style:font-weight-asian="normal" style:font-weight-complex="normal"/>
    </style:style>
    <style:style style:name="T137" style:family="text">
      <style:text-properties fo:font-weight="normal" officeooo:rsid="1519af41" style:font-weight-asian="normal" style:font-weight-complex="normal"/>
    </style:style>
    <style:style style:name="T138" style:family="text">
      <style:text-properties fo:font-weight="normal" officeooo:rsid="1517f782" style:font-weight-asian="normal" style:font-weight-complex="normal"/>
    </style:style>
    <style:style style:name="T139" style:family="text">
      <style:text-properties fo:font-weight="normal" officeooo:rsid="15210cf5" style:font-weight-asian="normal" style:font-weight-complex="normal"/>
    </style:style>
    <style:style style:name="T140" style:family="text">
      <style:text-properties fo:font-weight="normal" officeooo:rsid="151a157a" style:font-weight-asian="normal" style:font-weight-complex="normal"/>
    </style:style>
    <style:style style:name="T141" style:family="text">
      <style:text-properties fo:font-weight="normal" officeooo:rsid="151de81a" style:font-weight-asian="normal" style:font-weight-complex="normal"/>
    </style:style>
    <style:style style:name="T142" style:family="text">
      <style:text-properties fo:font-weight="normal" officeooo:rsid="151ddf82" style:font-weight-asian="normal" style:font-weight-complex="normal"/>
    </style:style>
    <style:style style:name="T143" style:family="text">
      <style:text-properties fo:font-weight="normal" officeooo:rsid="17255aca" style:font-weight-asian="normal" style:font-weight-complex="normal"/>
    </style:style>
    <style:style style:name="T144" style:family="text">
      <style:text-properties fo:font-weight="normal" officeooo:rsid="17275823" style:font-weight-asian="normal" style:font-weight-complex="normal"/>
    </style:style>
    <style:style style:name="T145" style:family="text">
      <style:text-properties fo:font-weight="normal" officeooo:rsid="1729051d" style:font-weight-asian="normal" style:font-weight-complex="normal"/>
    </style:style>
    <style:style style:name="T146" style:family="text">
      <style:text-properties fo:font-weight="normal" officeooo:rsid="1729cfc3" style:font-weight-asian="normal" style:font-weight-complex="normal"/>
    </style:style>
    <style:style style:name="T147" style:family="text">
      <style:text-properties fo:font-weight="normal" officeooo:rsid="172bbb3f" style:font-weight-asian="normal" style:font-weight-complex="normal"/>
    </style:style>
    <style:style style:name="T148" style:family="text">
      <style:text-properties fo:font-weight="normal" officeooo:rsid="172e5df0" style:font-weight-asian="normal" style:font-weight-complex="normal"/>
    </style:style>
    <style:style style:name="T149" style:family="text">
      <style:text-properties fo:font-weight="normal" officeooo:rsid="172e72fa" style:font-weight-asian="normal" style:font-weight-complex="normal"/>
    </style:style>
    <style:style style:name="T150" style:family="text">
      <style:text-properties fo:font-weight="normal" officeooo:rsid="172fda19" style:font-weight-asian="normal" style:font-weight-complex="normal"/>
    </style:style>
    <style:style style:name="T151" style:family="text">
      <style:text-properties fo:font-weight="normal" officeooo:rsid="1615ee8e" style:font-weight-asian="normal" style:font-weight-complex="normal"/>
    </style:style>
    <style:style style:name="T152" style:family="text">
      <style:text-properties fo:font-weight="normal" officeooo:rsid="1530813a" style:font-weight-asian="normal" style:font-weight-complex="normal"/>
    </style:style>
    <style:style style:name="T153" style:family="text">
      <style:text-properties fo:font-weight="normal" officeooo:rsid="1530eb8e" style:font-weight-asian="normal" style:font-weight-complex="normal"/>
    </style:style>
    <style:style style:name="T154" style:family="text">
      <style:text-properties fo:font-weight="normal" officeooo:rsid="1594e763" style:font-weight-asian="normal" style:font-weight-complex="normal"/>
    </style:style>
    <style:style style:name="T155" style:family="text">
      <style:text-properties fo:font-weight="normal" officeooo:rsid="15f39f0f" style:font-weight-asian="normal" style:font-weight-complex="normal"/>
    </style:style>
    <style:style style:name="T156" style:family="text">
      <style:text-properties fo:font-weight="normal" officeooo:rsid="15312ce6" style:font-weight-asian="normal" style:font-weight-complex="normal"/>
    </style:style>
    <style:style style:name="T157" style:family="text">
      <style:text-properties fo:font-weight="normal" officeooo:rsid="15845c8b" style:font-weight-asian="normal" style:font-weight-complex="normal"/>
    </style:style>
    <style:style style:name="T158" style:family="text">
      <style:text-properties fo:font-weight="normal" officeooo:rsid="15324bae" style:font-weight-asian="normal" style:font-weight-complex="normal"/>
    </style:style>
    <style:style style:name="T159" style:family="text">
      <style:text-properties fo:font-weight="normal" officeooo:rsid="1534a667" style:font-weight-asian="normal" style:font-weight-complex="normal"/>
    </style:style>
    <style:style style:name="T160" style:family="text">
      <style:text-properties fo:font-weight="normal" officeooo:rsid="1535ab86" style:font-weight-asian="normal" style:font-weight-complex="normal"/>
    </style:style>
    <style:style style:name="T161" style:family="text">
      <style:text-properties fo:font-weight="normal" officeooo:rsid="15963089" style:font-weight-asian="normal" style:font-weight-complex="normal"/>
    </style:style>
    <style:style style:name="T162" style:family="text">
      <style:text-properties fo:font-weight="normal" officeooo:rsid="1584e728" style:font-weight-asian="normal" style:font-weight-complex="normal"/>
    </style:style>
    <style:style style:name="T163" style:family="text">
      <style:text-properties fo:font-weight="normal" officeooo:rsid="15364b7e" style:font-weight-asian="normal" style:font-weight-complex="normal"/>
    </style:style>
    <style:style style:name="T164" style:family="text">
      <style:text-properties fo:font-weight="normal" officeooo:rsid="153f10d4" style:font-weight-asian="normal" style:font-weight-complex="normal"/>
    </style:style>
    <style:style style:name="T165" style:family="text">
      <style:text-properties fo:font-weight="normal" officeooo:rsid="1597e724" style:font-weight-asian="normal" style:font-weight-complex="normal"/>
    </style:style>
    <style:style style:name="T166" style:family="text">
      <style:text-properties fo:font-weight="normal" officeooo:rsid="16aac6d9" style:font-weight-asian="normal" style:font-weight-complex="normal"/>
    </style:style>
    <style:style style:name="T167" style:family="text">
      <style:text-properties fo:font-weight="normal" officeooo:rsid="15f7f872" style:font-weight-asian="normal" style:font-weight-complex="normal"/>
    </style:style>
    <style:style style:name="T168" style:family="text">
      <style:text-properties fo:font-weight="normal" officeooo:rsid="153b78b7" style:font-weight-asian="normal" style:font-weight-complex="normal"/>
    </style:style>
    <style:style style:name="T169" style:family="text">
      <style:text-properties fo:font-weight="normal" officeooo:rsid="16abc14e" style:font-weight-asian="normal" style:font-weight-complex="normal"/>
    </style:style>
    <style:style style:name="T170" style:family="text">
      <style:text-properties fo:font-weight="normal" officeooo:rsid="154293df" style:font-weight-asian="normal" style:font-weight-complex="normal"/>
    </style:style>
    <style:style style:name="T171" style:family="text">
      <style:text-properties fo:font-weight="normal" officeooo:rsid="153caccf" style:font-weight-asian="normal" style:font-weight-complex="normal"/>
    </style:style>
    <style:style style:name="T172" style:family="text">
      <style:text-properties fo:font-weight="normal" officeooo:rsid="153cf720" style:font-weight-asian="normal" style:font-weight-complex="normal"/>
    </style:style>
    <style:style style:name="T173" style:family="text">
      <style:text-properties fo:font-weight="normal" officeooo:rsid="164b7195" style:font-weight-asian="normal" style:font-weight-complex="normal"/>
    </style:style>
    <style:style style:name="T174" style:family="text">
      <style:text-properties fo:font-weight="normal" officeooo:rsid="15f238f6" style:font-weight-asian="normal" style:font-weight-complex="normal"/>
    </style:style>
    <style:style style:name="T175" style:family="text">
      <style:text-properties fo:font-weight="normal" officeooo:rsid="15f1df5e" style:font-weight-asian="normal" style:font-weight-complex="normal"/>
    </style:style>
    <style:style style:name="T176" style:family="text">
      <style:text-properties fo:font-weight="normal" officeooo:rsid="1543aaf0" style:font-weight-asian="normal" style:font-weight-complex="normal"/>
    </style:style>
    <style:style style:name="T177" style:family="text">
      <style:text-properties fo:font-weight="normal" officeooo:rsid="17f237c0" style:font-weight-asian="normal" style:font-weight-complex="normal"/>
    </style:style>
    <style:style style:name="T178" style:family="text">
      <style:text-properties fo:font-weight="normal" officeooo:rsid="17f2f4de" style:font-weight-asian="normal" style:font-weight-complex="normal"/>
    </style:style>
    <style:style style:name="T179" style:family="text">
      <style:text-properties fo:font-weight="normal" officeooo:rsid="17f427a1" style:font-weight-asian="normal" style:font-weight-complex="normal"/>
    </style:style>
    <style:style style:name="T180" style:family="text">
      <style:text-properties fo:font-weight="normal" officeooo:rsid="17aa846e" style:font-weight-asian="normal" style:font-weight-complex="normal"/>
    </style:style>
    <style:style style:name="T181" style:family="text">
      <style:text-properties fo:font-weight="normal" officeooo:rsid="154110ba" style:font-weight-asian="normal" style:font-weight-complex="normal"/>
    </style:style>
    <style:style style:name="T182" style:family="text">
      <style:text-properties fo:font-weight="normal" officeooo:rsid="15449574" style:font-weight-asian="normal" style:font-weight-complex="normal"/>
    </style:style>
    <style:style style:name="T183" style:family="text">
      <style:text-properties fo:font-weight="normal" officeooo:rsid="16ad66c7" style:font-weight-asian="normal" style:font-weight-complex="normal"/>
    </style:style>
    <style:style style:name="T184" style:family="text">
      <style:text-properties fo:font-weight="normal" officeooo:rsid="1599d784" style:font-weight-asian="normal" style:font-weight-complex="normal"/>
    </style:style>
    <style:style style:name="T185" style:family="text">
      <style:text-properties fo:font-weight="normal" officeooo:rsid="1549d4ff" style:font-weight-asian="normal" style:font-weight-complex="normal"/>
    </style:style>
    <style:style style:name="T186" style:family="text">
      <style:text-properties fo:font-weight="normal" officeooo:rsid="159b7a32" style:font-weight-asian="normal" style:font-weight-complex="normal"/>
    </style:style>
    <style:style style:name="T187" style:family="text">
      <style:text-properties fo:font-weight="normal" officeooo:rsid="156154d5" style:font-weight-asian="normal" style:font-weight-complex="normal"/>
    </style:style>
    <style:style style:name="T188" style:family="text">
      <style:text-properties fo:font-weight="normal" officeooo:rsid="1562e888" style:font-weight-asian="normal" style:font-weight-complex="normal"/>
    </style:style>
    <style:style style:name="T189" style:family="text">
      <style:text-properties fo:font-weight="normal" officeooo:rsid="1565a422" style:font-weight-asian="normal" style:font-weight-complex="normal"/>
    </style:style>
    <style:style style:name="T190" style:family="text">
      <style:text-properties fo:font-weight="normal" officeooo:rsid="154aedd9" style:font-weight-asian="normal" style:font-weight-complex="normal"/>
    </style:style>
    <style:style style:name="T191" style:family="text">
      <style:text-properties fo:font-weight="normal" officeooo:rsid="159baaef" style:font-weight-asian="normal" style:font-weight-complex="normal"/>
    </style:style>
    <style:style style:name="T192" style:family="text">
      <style:text-properties fo:font-weight="normal" officeooo:rsid="1587b7f9" style:font-weight-asian="normal" style:font-weight-complex="normal"/>
    </style:style>
    <style:style style:name="T193" style:family="text">
      <style:text-properties fo:font-weight="normal" officeooo:rsid="159cbc10" style:font-weight-asian="normal" style:font-weight-complex="normal"/>
    </style:style>
    <style:style style:name="T194" style:family="text">
      <style:text-properties fo:font-weight="normal" officeooo:rsid="159e4a83" style:font-weight-asian="normal" style:font-weight-complex="normal"/>
    </style:style>
    <style:style style:name="T195" style:family="text">
      <style:text-properties fo:font-weight="normal" officeooo:rsid="15735ce1" style:font-weight-asian="normal" style:font-weight-complex="normal"/>
    </style:style>
    <style:style style:name="T196" style:family="text">
      <style:text-properties fo:font-weight="normal" officeooo:rsid="15886524" style:font-weight-asian="normal" style:font-weight-complex="normal"/>
    </style:style>
    <style:style style:name="T197" style:family="text">
      <style:text-properties fo:font-weight="normal" officeooo:rsid="17fd44dd" style:font-weight-asian="normal" style:font-weight-complex="normal"/>
    </style:style>
    <style:style style:name="T198" style:family="text">
      <style:text-properties fo:font-weight="normal" officeooo:rsid="180690e3" style:font-weight-asian="normal" style:font-weight-complex="normal"/>
    </style:style>
    <style:style style:name="T199" style:family="text">
      <style:text-properties fo:font-weight="normal" officeooo:rsid="18190fa8" style:font-weight-asian="normal" style:font-weight-complex="normal"/>
    </style:style>
    <style:style style:name="T200" style:family="text">
      <style:text-properties fo:font-weight="normal" officeooo:rsid="17861e63" style:font-weight-asian="normal" style:font-weight-complex="normal"/>
    </style:style>
    <style:style style:name="T201" style:family="text">
      <style:text-properties fo:font-weight="normal" officeooo:rsid="182f5deb" style:font-weight-asian="normal" style:font-weight-complex="normal"/>
    </style:style>
    <style:style style:name="T202" style:family="text">
      <style:text-properties fo:font-weight="normal" officeooo:rsid="182e233f" style:font-weight-asian="normal" style:font-weight-complex="normal"/>
    </style:style>
    <style:style style:name="T203" style:family="text">
      <style:text-properties fo:font-weight="normal" officeooo:rsid="18337421" style:font-weight-asian="normal" style:font-weight-complex="normal"/>
    </style:style>
    <style:style style:name="T204" style:family="text">
      <style:text-properties fo:font-weight="normal" officeooo:rsid="17ab6912" style:font-weight-asian="normal" style:font-weight-complex="normal"/>
    </style:style>
    <style:style style:name="T205" style:family="text">
      <style:text-properties fo:font-weight="normal" officeooo:rsid="17be396f" style:font-weight-asian="normal" style:font-weight-complex="normal"/>
    </style:style>
    <style:style style:name="T206" style:family="text">
      <style:text-properties fo:font-weight="normal" officeooo:rsid="17acd0ec" style:font-weight-asian="normal" style:font-weight-complex="normal"/>
    </style:style>
    <style:style style:name="T207" style:family="text">
      <style:text-properties fo:font-weight="normal" officeooo:rsid="17ac46f4" style:font-weight-asian="normal" style:font-weight-complex="normal"/>
    </style:style>
    <style:style style:name="T208" style:family="text">
      <style:text-properties fo:font-weight="normal" officeooo:rsid="17ae7679" style:font-weight-asian="normal" style:font-weight-complex="normal"/>
    </style:style>
    <style:style style:name="T209" style:family="text">
      <style:text-properties fo:font-weight="normal" officeooo:rsid="17c14c54" style:font-weight-asian="normal" style:font-weight-complex="normal"/>
    </style:style>
    <style:style style:name="T210" style:family="text">
      <style:text-properties fo:font-weight="normal" officeooo:rsid="17bc9411" style:font-weight-asian="normal" style:font-weight-complex="normal"/>
    </style:style>
    <style:style style:name="T211" style:family="text">
      <style:text-properties fo:font-weight="normal" officeooo:rsid="17c3178f" style:font-weight-asian="normal" style:font-weight-complex="normal"/>
    </style:style>
    <style:style style:name="T212" style:family="text">
      <style:text-properties fo:font-weight="normal" officeooo:rsid="17c43acf" style:font-weight-asian="normal" style:font-weight-complex="normal"/>
    </style:style>
    <style:style style:name="T213" style:family="text">
      <style:text-properties fo:font-weight="normal" officeooo:rsid="17c51ee1" style:font-weight-asian="normal" style:font-weight-complex="normal"/>
    </style:style>
    <style:style style:name="T214" style:family="text">
      <style:text-properties fo:font-weight="normal" officeooo:rsid="17b20356" style:font-weight-asian="normal" style:font-weight-complex="normal"/>
    </style:style>
    <style:style style:name="T215" style:family="text">
      <style:text-properties fo:font-weight="normal" officeooo:rsid="17b48ceb" style:font-weight-asian="normal" style:font-weight-complex="normal"/>
    </style:style>
    <style:style style:name="T216" style:family="text">
      <style:text-properties fo:font-weight="normal" officeooo:rsid="17b66c77" style:font-weight-asian="normal" style:font-weight-complex="normal"/>
    </style:style>
    <style:style style:name="T217" style:family="text">
      <style:text-properties fo:font-weight="normal" officeooo:rsid="17bb3f09" style:font-weight-asian="normal" style:font-weight-complex="normal"/>
    </style:style>
    <style:style style:name="T218" style:family="text">
      <style:text-properties fo:font-weight="normal" officeooo:rsid="17b96a86" style:font-weight-asian="normal" style:font-weight-complex="normal"/>
    </style:style>
    <style:style style:name="T219" style:family="text">
      <style:text-properties fo:font-weight="normal" officeooo:rsid="17bb10df" style:font-weight-asian="normal" style:font-weight-complex="normal"/>
    </style:style>
    <style:style style:name="T220" style:family="text">
      <style:text-properties fo:font-weight="normal" officeooo:rsid="17af7ec9" style:font-weight-asian="normal" style:font-weight-complex="normal"/>
    </style:style>
    <style:style style:name="T221" style:family="text">
      <style:text-properties fo:font-weight="normal" officeooo:rsid="17b0d034" style:font-weight-asian="normal" style:font-weight-complex="normal"/>
    </style:style>
    <style:style style:name="T222" style:family="text">
      <style:text-properties fo:font-weight="normal" officeooo:rsid="16d94db1" style:font-weight-asian="normal" style:font-weight-complex="normal"/>
    </style:style>
    <style:style style:name="T223" style:family="text">
      <style:text-properties fo:font-weight="normal" officeooo:rsid="17348412" style:font-weight-asian="normal" style:font-weight-complex="normal"/>
    </style:style>
    <style:style style:name="T224" style:family="text">
      <style:text-properties fo:font-weight="normal" officeooo:rsid="16d533f3" style:font-weight-asian="normal" style:font-weight-complex="normal"/>
    </style:style>
    <style:style style:name="T225" style:family="text">
      <style:text-properties fo:font-weight="normal" officeooo:rsid="17367f4c" style:font-weight-asian="normal" style:font-weight-complex="normal"/>
    </style:style>
    <style:style style:name="T226" style:family="text">
      <style:text-properties fo:font-weight="normal" officeooo:rsid="16e61450" style:font-weight-asian="normal" style:font-weight-complex="normal"/>
    </style:style>
    <style:style style:name="T227" style:family="text">
      <style:text-properties fo:font-weight="normal" officeooo:rsid="16f54802" style:font-weight-asian="normal" style:font-weight-complex="normal"/>
    </style:style>
    <style:style style:name="T228" style:family="text">
      <style:text-properties fo:font-weight="normal" officeooo:rsid="17336833" style:font-weight-asian="normal" style:font-weight-complex="normal"/>
    </style:style>
    <style:style style:name="T229" style:family="text">
      <style:text-properties fo:font-weight="normal" officeooo:rsid="16d9c8af" style:font-weight-asian="normal" style:font-weight-complex="normal"/>
    </style:style>
    <style:style style:name="T230" style:family="text">
      <style:text-properties fo:font-weight="normal" officeooo:rsid="17351902" style:font-weight-asian="normal" style:font-weight-complex="normal"/>
    </style:style>
    <style:style style:name="T231" style:family="text">
      <style:text-properties fo:font-weight="normal" officeooo:rsid="17373b48" style:font-weight-asian="normal" style:font-weight-complex="normal"/>
    </style:style>
    <style:style style:name="T232" style:family="text">
      <style:text-properties fo:font-weight="normal" officeooo:rsid="16dd021b" style:font-weight-asian="normal" style:font-weight-complex="normal"/>
    </style:style>
    <style:style style:name="T233" style:family="text">
      <style:text-properties fo:font-weight="normal" officeooo:rsid="16d37a8d" style:font-weight-asian="normal" style:font-weight-complex="normal"/>
    </style:style>
    <style:style style:name="T234" style:family="text">
      <style:text-properties fo:font-weight="normal" officeooo:rsid="16e7b404" style:font-weight-asian="normal" style:font-weight-complex="normal"/>
    </style:style>
    <style:style style:name="T235" style:family="text">
      <style:text-properties fo:font-weight="normal" officeooo:rsid="16d3f1fb" style:font-weight-asian="normal" style:font-weight-complex="normal"/>
    </style:style>
    <style:style style:name="T236" style:family="text">
      <style:text-properties fo:font-weight="normal" officeooo:rsid="16d548e7" style:font-weight-asian="normal" style:font-weight-complex="normal"/>
    </style:style>
    <style:style style:name="T237" style:family="text">
      <style:text-properties fo:font-weight="normal" officeooo:rsid="16d7bb4e" style:font-weight-asian="normal" style:font-weight-complex="normal"/>
    </style:style>
    <style:style style:name="T238" style:family="text">
      <style:text-properties fo:font-weight="normal" officeooo:rsid="1708e341" style:font-weight-asian="normal" style:font-weight-complex="normal"/>
    </style:style>
    <style:style style:name="T239" style:family="text">
      <style:text-properties fo:font-weight="normal" officeooo:rsid="16ef2901" style:font-weight-asian="normal" style:font-weight-complex="normal"/>
    </style:style>
    <style:style style:name="T240" style:family="text">
      <style:text-properties fo:font-weight="normal" officeooo:rsid="16d1a64f" style:font-weight-asian="normal" style:font-weight-complex="normal"/>
    </style:style>
    <style:style style:name="T241" style:family="text">
      <style:text-properties fo:font-weight="normal" officeooo:rsid="16f0f279" style:font-weight-asian="normal" style:font-weight-complex="normal"/>
    </style:style>
    <style:style style:name="T242" style:family="text">
      <style:text-properties fo:font-weight="normal" officeooo:rsid="171ceee8" style:font-weight-asian="normal" style:font-weight-complex="normal"/>
    </style:style>
    <style:style style:name="T243" style:family="text">
      <style:text-properties fo:font-weight="normal" officeooo:rsid="16f9cc2a" style:font-weight-asian="normal" style:font-weight-complex="normal"/>
    </style:style>
    <style:style style:name="T244" style:family="text">
      <style:text-properties fo:font-weight="normal" officeooo:rsid="16ed29b3" style:font-weight-asian="normal" style:font-weight-complex="normal"/>
    </style:style>
    <style:style style:name="T245" style:family="text">
      <style:text-properties fo:font-weight="normal" officeooo:rsid="16f1e9eb" style:font-weight-asian="normal" style:font-weight-complex="normal"/>
    </style:style>
    <style:style style:name="T246" style:family="text">
      <style:text-properties fo:font-weight="normal" officeooo:rsid="16f24aa0" style:font-weight-asian="normal" style:font-weight-complex="normal"/>
    </style:style>
    <style:style style:name="T247" style:family="text">
      <style:text-properties fo:font-weight="normal" officeooo:rsid="17094261" style:font-weight-asian="normal" style:font-weight-complex="normal"/>
    </style:style>
    <style:style style:name="T248" style:family="text">
      <style:text-properties fo:font-weight="normal" officeooo:rsid="16f44b51" style:font-weight-asian="normal" style:font-weight-complex="normal"/>
    </style:style>
    <style:style style:name="T249" style:family="text">
      <style:text-properties fo:font-weight="normal" officeooo:rsid="16f2a8b5" style:font-weight-asian="normal" style:font-weight-complex="normal"/>
    </style:style>
    <style:style style:name="T250" style:family="text">
      <style:text-properties fo:font-weight="normal" officeooo:rsid="173a5f1d" style:font-weight-asian="normal" style:font-weight-complex="normal"/>
    </style:style>
    <style:style style:name="T251" style:family="text">
      <style:text-properties fo:font-weight="normal" officeooo:rsid="16fb1130" style:font-weight-asian="normal" style:font-weight-complex="normal"/>
    </style:style>
    <style:style style:name="T252" style:family="text">
      <style:text-properties fo:font-weight="normal" officeooo:rsid="16ee86b3" style:font-weight-asian="normal" style:font-weight-complex="normal"/>
    </style:style>
    <style:style style:name="T253" style:family="text">
      <style:text-properties fo:font-weight="normal" officeooo:rsid="170fd534" style:font-weight-asian="normal" style:font-weight-complex="normal"/>
    </style:style>
    <style:style style:name="T254" style:family="text">
      <style:text-properties fo:font-weight="normal" officeooo:rsid="170e9bb4" style:font-weight-asian="normal" style:font-weight-complex="normal"/>
    </style:style>
    <style:style style:name="T255" style:family="text">
      <style:text-properties fo:font-weight="normal" officeooo:rsid="173df595" style:font-weight-asian="normal" style:font-weight-complex="normal"/>
    </style:style>
    <style:style style:name="T256" style:family="text">
      <style:text-properties fo:font-weight="normal" officeooo:rsid="17141cdd" style:font-weight-asian="normal" style:font-weight-complex="normal"/>
    </style:style>
    <style:style style:name="T257" style:family="text">
      <style:text-properties fo:font-weight="normal" officeooo:rsid="1715c337" style:font-weight-asian="normal" style:font-weight-complex="normal"/>
    </style:style>
    <style:style style:name="T258" style:family="text">
      <style:text-properties fo:font-weight="normal" officeooo:rsid="1700e477" style:font-weight-asian="normal" style:font-weight-complex="normal"/>
    </style:style>
    <style:style style:name="T259" style:family="text">
      <style:text-properties fo:font-weight="normal" officeooo:rsid="17027a12" style:font-weight-asian="normal" style:font-weight-complex="normal"/>
    </style:style>
    <style:style style:name="T260" style:family="text">
      <style:text-properties fo:font-weight="normal" officeooo:rsid="17015f23" style:font-weight-asian="normal" style:font-weight-complex="normal"/>
    </style:style>
    <style:style style:name="T261" style:family="text">
      <style:text-properties fo:font-weight="normal" officeooo:rsid="173bb303" style:font-weight-asian="normal" style:font-weight-complex="normal"/>
    </style:style>
    <style:style style:name="T262" style:family="text">
      <style:text-properties fo:font-weight="normal" officeooo:rsid="1717c5ca" style:font-weight-asian="normal" style:font-weight-complex="normal"/>
    </style:style>
    <style:style style:name="T263" style:family="text">
      <style:text-properties fo:font-weight="normal" officeooo:rsid="1717d692" style:font-weight-asian="normal" style:font-weight-complex="normal"/>
    </style:style>
    <style:style style:name="T264" style:family="text">
      <style:text-properties fo:font-weight="normal" officeooo:rsid="173fba1d" style:font-weight-asian="normal" style:font-weight-complex="normal"/>
    </style:style>
    <style:style style:name="T265" style:family="text">
      <style:text-properties fo:font-weight="normal" officeooo:rsid="16fe4dc6" style:font-weight-asian="normal" style:font-weight-complex="normal"/>
    </style:style>
    <style:style style:name="T266" style:family="text">
      <style:text-properties fo:font-weight="normal" officeooo:rsid="170db62d" style:font-weight-asian="normal" style:font-weight-complex="normal"/>
    </style:style>
    <style:style style:name="T267" style:family="text">
      <style:text-properties fo:font-weight="normal" officeooo:rsid="170648ee" style:font-weight-asian="normal" style:font-weight-complex="normal"/>
    </style:style>
    <style:style style:name="T268" style:family="text">
      <style:text-properties fo:font-weight="normal" officeooo:rsid="1740f703" style:font-weight-asian="normal" style:font-weight-complex="normal"/>
    </style:style>
    <style:style style:name="T269" style:family="text">
      <style:text-properties fo:font-weight="normal" officeooo:rsid="1741c9c0" style:font-weight-asian="normal" style:font-weight-complex="normal"/>
    </style:style>
    <style:style style:name="T270" style:family="text">
      <style:text-properties fo:font-weight="normal" officeooo:rsid="17037792" style:font-weight-asian="normal" style:font-weight-complex="normal"/>
    </style:style>
    <style:style style:name="T271" style:family="text">
      <style:text-properties fo:font-weight="normal" officeooo:rsid="1742c577" style:font-weight-asian="normal" style:font-weight-complex="normal"/>
    </style:style>
    <style:style style:name="T272" style:family="text">
      <style:text-properties fo:font-weight="normal" officeooo:rsid="17409806" style:font-weight-asian="normal" style:font-weight-complex="normal"/>
    </style:style>
    <style:style style:name="T273" style:family="text">
      <style:text-properties fo:font-weight="normal" officeooo:rsid="1744af68" style:font-weight-asian="normal" style:font-weight-complex="normal"/>
    </style:style>
    <style:style style:name="T274" style:family="text">
      <style:text-properties fo:font-weight="normal" officeooo:rsid="1745e11e" style:font-weight-asian="normal" style:font-weight-complex="normal"/>
    </style:style>
    <style:style style:name="T275" style:family="text">
      <style:text-properties fo:font-weight="normal" officeooo:rsid="1746955a" style:font-weight-asian="normal" style:font-weight-complex="normal"/>
    </style:style>
    <style:style style:name="T276" style:family="text">
      <style:text-properties fo:font-weight="normal" officeooo:rsid="17469435" style:font-weight-asian="normal" style:font-weight-complex="normal"/>
    </style:style>
    <style:style style:name="T277" style:family="text">
      <style:text-properties fo:font-weight="normal" officeooo:rsid="1612f93b" style:font-weight-asian="normal" style:font-weight-complex="normal"/>
    </style:style>
    <style:style style:name="T278" style:family="text">
      <style:text-properties fo:font-weight="normal" officeooo:rsid="160c0693" style:font-weight-asian="normal" style:font-weight-complex="normal"/>
    </style:style>
    <style:style style:name="T279" style:family="text">
      <style:text-properties fo:font-weight="normal" officeooo:rsid="160ed242" style:font-weight-asian="normal" style:font-weight-complex="normal"/>
    </style:style>
    <style:style style:name="T280" style:family="text">
      <style:text-properties fo:font-weight="normal" officeooo:rsid="160d436b" style:font-weight-asian="normal" style:font-weight-complex="normal"/>
    </style:style>
    <style:style style:name="T281" style:family="text">
      <style:text-properties fo:font-weight="normal" officeooo:rsid="160e340e" style:font-weight-asian="normal" style:font-weight-complex="normal"/>
    </style:style>
    <style:style style:name="T282" style:family="text">
      <style:text-properties fo:font-weight="normal" officeooo:rsid="16147fdb" style:font-weight-asian="normal" style:font-weight-complex="normal"/>
    </style:style>
    <style:style style:name="T283" style:family="text">
      <style:text-properties fo:font-weight="normal" officeooo:rsid="160fb3c6" style:font-weight-asian="normal" style:font-weight-complex="normal"/>
    </style:style>
    <style:style style:name="T284" style:family="text">
      <style:text-properties fo:font-weight="normal" officeooo:rsid="161226a3" style:font-weight-asian="normal" style:font-weight-complex="normal"/>
    </style:style>
    <style:style style:name="T285" style:family="text">
      <style:text-properties fo:font-weight="normal" officeooo:rsid="1859165d" style:font-weight-asian="normal" style:font-weight-complex="normal"/>
    </style:style>
    <style:style style:name="T286" style:family="text">
      <style:text-properties fo:font-weight="normal" officeooo:rsid="17cf9a2a" style:font-weight-asian="normal" style:font-weight-complex="normal"/>
    </style:style>
    <style:style style:name="T287" style:family="text">
      <style:text-properties fo:font-weight="normal" officeooo:rsid="17d0e72e" style:font-weight-asian="normal" style:font-weight-complex="normal"/>
    </style:style>
    <style:style style:name="T288" style:family="text">
      <style:text-properties fo:font-weight="normal" officeooo:rsid="17da409e" style:font-weight-asian="normal" style:font-weight-complex="normal"/>
    </style:style>
    <style:style style:name="T289" style:family="text">
      <style:text-properties fo:font-weight="normal" officeooo:rsid="17d45688" style:font-weight-asian="normal" style:font-weight-complex="normal"/>
    </style:style>
    <style:style style:name="T290" style:family="text">
      <style:text-properties fo:font-weight="normal" officeooo:rsid="17d837d2" style:font-weight-asian="normal" style:font-weight-complex="normal"/>
    </style:style>
    <style:style style:name="T291" style:family="text">
      <style:text-properties fo:font-weight="normal" officeooo:rsid="17dcf5ca" style:font-weight-asian="normal" style:font-weight-complex="normal"/>
    </style:style>
    <style:style style:name="T292" style:family="text">
      <style:text-properties fo:font-weight="normal" officeooo:rsid="17dd3f94" style:font-weight-asian="normal" style:font-weight-complex="normal"/>
    </style:style>
    <style:style style:name="T293" style:family="text">
      <style:text-properties fo:font-weight="normal" officeooo:rsid="17d8810e" style:font-weight-asian="normal" style:font-weight-complex="normal"/>
    </style:style>
    <style:style style:name="T294" style:family="text">
      <style:text-properties fo:font-weight="normal" officeooo:rsid="17d32ed5" style:font-weight-asian="normal" style:font-weight-complex="normal"/>
    </style:style>
    <style:style style:name="T295" style:family="text">
      <style:text-properties fo:font-weight="normal" officeooo:rsid="17d5e482" style:font-weight-asian="normal" style:font-weight-complex="normal"/>
    </style:style>
    <style:style style:name="T296" style:family="text">
      <style:text-properties fo:font-weight="normal" officeooo:rsid="17d875cc" style:font-weight-asian="normal" style:font-weight-complex="normal"/>
    </style:style>
    <style:style style:name="T297" style:family="text">
      <style:text-properties fo:font-weight="normal" officeooo:rsid="17d72a33" style:font-weight-asian="normal" style:font-weight-complex="normal"/>
    </style:style>
    <style:style style:name="T298" style:family="text">
      <style:text-properties fo:font-weight="normal" officeooo:rsid="17de298b" style:font-weight-asian="normal" style:font-weight-complex="normal"/>
    </style:style>
    <style:style style:name="T299" style:family="text">
      <style:text-properties fo:font-weight="normal" officeooo:rsid="17de9e23" style:font-weight-asian="normal" style:font-weight-complex="normal"/>
    </style:style>
    <style:style style:name="T300" style:family="text">
      <style:text-properties fo:font-weight="normal" officeooo:rsid="17df6a9d" style:font-weight-asian="normal" style:font-weight-complex="normal"/>
    </style:style>
    <style:style style:name="T301" style:family="text">
      <style:text-properties fo:font-weight="normal" officeooo:rsid="179010e8" style:font-weight-asian="normal" style:font-weight-complex="normal"/>
    </style:style>
    <style:style style:name="T302" style:family="text">
      <style:text-properties fo:font-weight="normal" officeooo:rsid="17914ea5" style:font-weight-asian="normal" style:font-weight-complex="normal"/>
    </style:style>
    <style:style style:name="T303" style:family="text">
      <style:text-properties fo:font-weight="normal" officeooo:rsid="17929b24" style:font-weight-asian="normal" style:font-weight-complex="normal"/>
    </style:style>
    <style:style style:name="T304" style:family="text">
      <style:text-properties fo:font-weight="normal" officeooo:rsid="179f2de5" style:font-weight-asian="normal" style:font-weight-complex="normal"/>
    </style:style>
    <style:style style:name="T305" style:family="text">
      <style:text-properties fo:font-weight="normal" officeooo:rsid="179f64ce" style:font-weight-asian="normal" style:font-weight-complex="normal"/>
    </style:style>
    <style:style style:name="T306" style:family="text">
      <style:text-properties fo:font-weight="normal" officeooo:rsid="179f64d9" style:font-weight-asian="normal" style:font-weight-complex="normal"/>
    </style:style>
    <style:style style:name="T307" style:family="text">
      <style:text-properties fo:font-weight="normal" officeooo:rsid="17a2fe77" style:font-weight-asian="normal" style:font-weight-complex="normal"/>
    </style:style>
    <style:style style:name="T308" style:family="text">
      <style:text-properties fo:font-weight="normal" officeooo:rsid="17a3dd88" style:font-weight-asian="normal" style:font-weight-complex="normal"/>
    </style:style>
    <style:style style:name="T309" style:family="text">
      <style:text-properties fo:font-weight="normal" officeooo:rsid="17a4dc46" style:font-weight-asian="normal" style:font-weight-complex="normal"/>
    </style:style>
    <style:style style:name="T310" style:family="text">
      <style:text-properties fo:font-weight="normal" officeooo:rsid="17a619ea" style:font-weight-asian="normal" style:font-weight-complex="normal"/>
    </style:style>
    <style:style style:name="T311" style:family="text">
      <style:text-properties fo:font-weight="normal" officeooo:rsid="17a769e7" style:font-weight-asian="normal" style:font-weight-complex="normal"/>
    </style:style>
    <style:style style:name="T312" style:family="text">
      <style:text-properties fo:font-weight="normal" officeooo:rsid="17aaa361" style:font-weight-asian="normal" style:font-weight-complex="normal"/>
    </style:style>
    <style:style style:name="T313" style:family="text">
      <style:text-properties fo:font-weight="normal" officeooo:rsid="17ab2cc7" style:font-weight-asian="normal" style:font-weight-complex="normal"/>
    </style:style>
    <style:style style:name="T314" style:family="text">
      <style:text-properties fo:font-weight="normal" officeooo:rsid="17acd81e" style:font-weight-asian="normal" style:font-weight-complex="normal"/>
    </style:style>
    <style:style style:name="T315" style:family="text">
      <style:text-properties fo:font-weight="normal" officeooo:rsid="17ae88e5" style:font-weight-asian="normal" style:font-weight-complex="normal"/>
    </style:style>
    <style:style style:name="T316" style:family="text">
      <style:text-properties fo:font-weight="normal" officeooo:rsid="17af42d3" style:font-weight-asian="normal" style:font-weight-complex="normal"/>
    </style:style>
    <style:style style:name="T317" style:family="text">
      <style:text-properties fo:font-weight="normal" officeooo:rsid="17ba4d50" style:font-weight-asian="normal" style:font-weight-complex="normal"/>
    </style:style>
    <style:style style:name="T318" style:family="text">
      <style:text-properties fo:font-weight="normal" officeooo:rsid="17bd4676" style:font-weight-asian="normal" style:font-weight-complex="normal"/>
    </style:style>
    <style:style style:name="T319" style:family="text">
      <style:text-properties fo:font-weight="normal" officeooo:rsid="17bf2af9" style:font-weight-asian="normal" style:font-weight-complex="normal"/>
    </style:style>
    <style:style style:name="T320" style:family="text">
      <style:text-properties fo:font-weight="normal" officeooo:rsid="17c0d3a2" style:font-weight-asian="normal" style:font-weight-complex="normal"/>
    </style:style>
    <style:style style:name="T321" style:family="text">
      <style:text-properties fo:font-weight="normal" officeooo:rsid="17c14cdf" style:font-weight-asian="normal" style:font-weight-complex="normal"/>
    </style:style>
    <style:style style:name="T322" style:family="text">
      <style:text-properties fo:font-weight="normal" officeooo:rsid="17c2da82" style:font-weight-asian="normal" style:font-weight-complex="normal"/>
    </style:style>
    <style:style style:name="T323" style:family="text">
      <style:text-properties fo:font-weight="normal" officeooo:rsid="17cb2768" style:font-weight-asian="normal" style:font-weight-complex="normal"/>
    </style:style>
    <style:style style:name="T324" style:family="text">
      <style:text-properties fo:font-weight="normal" officeooo:rsid="17cb61ef" style:font-weight-asian="normal" style:font-weight-complex="normal"/>
    </style:style>
    <style:style style:name="T325" style:family="text">
      <style:text-properties fo:font-weight="normal" officeooo:rsid="17cdd29a" style:font-weight-asian="normal" style:font-weight-complex="normal"/>
    </style:style>
    <style:style style:name="T326" style:family="text">
      <style:text-properties fo:font-weight="normal" officeooo:rsid="17cf06ac" style:font-weight-asian="normal" style:font-weight-complex="normal"/>
    </style:style>
    <style:style style:name="T327" style:family="text">
      <style:text-properties fo:font-weight="normal" officeooo:rsid="17d05330" style:font-weight-asian="normal" style:font-weight-complex="normal"/>
    </style:style>
    <style:style style:name="T328" style:family="text">
      <style:text-properties fo:font-weight="normal" officeooo:rsid="17d17424" style:font-weight-asian="normal" style:font-weight-complex="normal"/>
    </style:style>
    <style:style style:name="T329" style:family="text">
      <style:text-properties fo:font-weight="normal" officeooo:rsid="17d35d42" style:font-weight-asian="normal" style:font-weight-complex="normal"/>
    </style:style>
    <style:style style:name="T330" style:family="text">
      <style:text-properties fo:font-weight="normal" officeooo:rsid="17d5ff93" style:font-weight-asian="normal" style:font-weight-complex="normal"/>
    </style:style>
    <style:style style:name="T331" style:family="text">
      <style:text-properties fo:font-weight="normal" officeooo:rsid="17d64e92" style:font-weight-asian="normal" style:font-weight-complex="normal"/>
    </style:style>
    <style:style style:name="T332" style:family="text">
      <style:text-properties fo:font-weight="normal" officeooo:rsid="17d81049" style:font-weight-asian="normal" style:font-weight-complex="normal"/>
    </style:style>
    <style:style style:name="T333" style:family="text">
      <style:text-properties fo:font-weight="normal" officeooo:rsid="17de43b1" style:font-weight-asian="normal" style:font-weight-complex="normal"/>
    </style:style>
    <style:style style:name="T334" style:family="text">
      <style:text-properties fo:font-weight="normal" officeooo:rsid="1435385a" style:font-weight-asian="normal" style:font-weight-complex="normal"/>
    </style:style>
    <style:style style:name="T335" style:family="text">
      <style:text-properties fo:font-weight="normal" officeooo:rsid="141409e1" style:font-weight-asian="normal" style:font-weight-complex="normal"/>
    </style:style>
    <style:style style:name="T336" style:family="text">
      <style:text-properties fo:font-weight="normal" officeooo:rsid="1414f3a7" style:font-weight-asian="normal" style:font-weight-complex="normal"/>
    </style:style>
    <style:style style:name="T337" style:family="text">
      <style:text-properties fo:font-weight="normal" officeooo:rsid="1416d78a" style:font-weight-asian="normal" style:font-weight-complex="normal"/>
    </style:style>
    <style:style style:name="T338" style:family="text">
      <style:text-properties fo:font-weight="normal" officeooo:rsid="141871df" style:font-weight-asian="normal" style:font-weight-complex="normal"/>
    </style:style>
    <style:style style:name="T339" style:family="text">
      <style:text-properties fo:font-weight="normal" officeooo:rsid="146c037d" style:font-weight-asian="normal" style:font-weight-complex="normal"/>
    </style:style>
    <style:style style:name="T340" style:family="text">
      <style:text-properties fo:font-weight="normal" officeooo:rsid="146d3a88" style:font-weight-asian="normal" style:font-weight-complex="normal"/>
    </style:style>
    <style:style style:name="T341" style:family="text">
      <style:text-properties fo:font-weight="normal" officeooo:rsid="145d7a2c" style:font-weight-asian="normal" style:font-weight-complex="normal"/>
    </style:style>
    <style:style style:name="T342" style:family="text">
      <style:text-properties fo:font-weight="normal" officeooo:rsid="145e2757" style:font-weight-asian="normal" style:font-weight-complex="normal"/>
    </style:style>
    <style:style style:name="T343" style:family="text">
      <style:text-properties fo:font-weight="normal" officeooo:rsid="146f2ec4" style:font-weight-asian="normal" style:font-weight-complex="normal"/>
    </style:style>
    <style:style style:name="T344" style:family="text">
      <style:text-properties fo:font-weight="normal" officeooo:rsid="1459bd31" style:font-weight-asian="normal" style:font-weight-complex="normal"/>
    </style:style>
    <style:style style:name="T345" style:family="text">
      <style:text-properties fo:font-weight="normal" officeooo:rsid="1468163e" style:font-weight-asian="normal" style:font-weight-complex="normal"/>
    </style:style>
    <style:style style:name="T346" style:family="text">
      <style:text-properties fo:font-weight="normal" officeooo:rsid="14693da6" style:font-weight-asian="normal" style:font-weight-complex="normal"/>
    </style:style>
    <style:style style:name="T347" style:family="text">
      <style:text-properties fo:font-weight="normal" officeooo:rsid="146a71c5" style:font-weight-asian="normal" style:font-weight-complex="normal"/>
    </style:style>
    <style:style style:name="T348" style:family="text">
      <style:text-properties fo:font-weight="normal" officeooo:rsid="145b9382" style:font-weight-asian="normal" style:font-weight-complex="normal"/>
    </style:style>
    <style:style style:name="T349" style:family="text">
      <style:text-properties fo:font-weight="normal" officeooo:rsid="1467fba7" style:font-weight-asian="normal" style:font-weight-complex="normal"/>
    </style:style>
    <style:style style:name="T350" style:family="text">
      <style:text-properties fo:font-weight="normal" officeooo:rsid="1466f027" style:font-weight-asian="normal" style:font-weight-complex="normal"/>
    </style:style>
    <style:style style:name="T351" style:family="text">
      <style:text-properties fo:font-weight="normal" officeooo:rsid="1464327e" style:font-weight-asian="normal" style:font-weight-complex="normal"/>
    </style:style>
    <style:style style:name="T352" style:family="text">
      <style:text-properties fo:font-weight="normal" officeooo:rsid="146453da" style:font-weight-asian="normal" style:font-weight-complex="normal"/>
    </style:style>
    <style:style style:name="T353" style:family="text">
      <style:text-properties fo:font-weight="normal" officeooo:rsid="1460901b" style:font-weight-asian="normal" style:font-weight-complex="normal"/>
    </style:style>
    <style:style style:name="T354" style:family="text">
      <style:text-properties fo:font-weight="normal" officeooo:rsid="145f383a" style:font-weight-asian="normal" style:font-weight-complex="normal"/>
    </style:style>
    <style:style style:name="T355" style:family="text">
      <style:text-properties fo:font-weight="normal" officeooo:rsid="14620905" style:font-weight-asian="normal" style:font-weight-complex="normal"/>
    </style:style>
    <style:style style:name="T356" style:family="text">
      <style:text-properties fo:font-weight="normal" officeooo:rsid="146314e3" style:font-weight-asian="normal" style:font-weight-complex="normal"/>
    </style:style>
    <style:style style:name="T357" style:family="text">
      <style:text-properties fo:font-weight="normal" officeooo:rsid="1465026e" style:font-weight-asian="normal" style:font-weight-complex="normal"/>
    </style:style>
    <style:style style:name="T358" style:family="text">
      <style:text-properties fo:font-weight="normal" officeooo:rsid="14655248" style:font-weight-asian="normal" style:font-weight-complex="normal"/>
    </style:style>
    <style:style style:name="T359" style:family="text">
      <style:text-properties fo:font-weight="normal" officeooo:rsid="14438582" style:font-weight-asian="normal" style:font-weight-complex="normal"/>
    </style:style>
    <style:style style:name="T360" style:family="text">
      <style:text-properties fo:font-weight="normal" officeooo:rsid="144cc974" style:font-weight-asian="normal" style:font-weight-complex="normal"/>
    </style:style>
    <style:style style:name="T361" style:family="text">
      <style:text-properties fo:font-weight="normal" officeooo:rsid="144d8b97" style:font-weight-asian="normal" style:font-weight-complex="normal"/>
    </style:style>
    <style:style style:name="T362" style:family="text">
      <style:text-properties fo:font-weight="normal" officeooo:rsid="1409c797" style:font-weight-asian="normal" style:font-weight-complex="normal"/>
    </style:style>
    <style:style style:name="T363" style:family="text">
      <style:text-properties fo:font-weight="normal" officeooo:rsid="14267bb7" style:font-weight-asian="normal" style:font-weight-complex="normal"/>
    </style:style>
    <style:style style:name="T364" style:family="text">
      <style:text-properties fo:font-weight="normal" officeooo:rsid="1426b3c9" style:font-weight-asian="normal" style:font-weight-complex="normal"/>
    </style:style>
    <style:style style:name="T365" style:family="text">
      <style:text-properties fo:font-weight="normal" officeooo:rsid="142add4e" style:font-weight-asian="normal" style:font-weight-complex="normal"/>
    </style:style>
    <style:style style:name="T366" style:family="text">
      <style:text-properties fo:font-weight="normal" officeooo:rsid="142621fb" style:font-weight-asian="normal" style:font-weight-complex="normal"/>
    </style:style>
    <style:style style:name="T367" style:family="text">
      <style:text-properties fo:font-weight="normal" officeooo:rsid="142c5a9b" style:font-weight-asian="normal" style:font-weight-complex="normal"/>
    </style:style>
    <style:style style:name="T368" style:family="text">
      <style:text-properties fo:font-weight="normal" officeooo:rsid="1428ba5c" style:font-weight-asian="normal" style:font-weight-complex="normal"/>
    </style:style>
    <style:style style:name="T369" style:family="text">
      <style:text-properties fo:font-weight="normal" officeooo:rsid="1429ab65" style:font-weight-asian="normal" style:font-weight-complex="normal"/>
    </style:style>
    <style:style style:name="T370" style:family="text">
      <style:text-properties fo:font-weight="normal" officeooo:rsid="13fa75ab" style:font-weight-asian="normal" style:font-weight-complex="normal"/>
    </style:style>
    <style:style style:name="T371" style:family="text">
      <style:text-properties fo:font-weight="normal" officeooo:rsid="13fdbc01" style:font-weight-asian="normal" style:font-weight-complex="normal"/>
    </style:style>
    <style:style style:name="T372" style:family="text">
      <style:text-properties fo:font-weight="normal" officeooo:rsid="13fece48" style:font-weight-asian="normal" style:font-weight-complex="normal"/>
    </style:style>
    <style:style style:name="T373" style:family="text">
      <style:text-properties fo:font-weight="normal" officeooo:rsid="14034a39" style:font-weight-asian="normal" style:font-weight-complex="normal"/>
    </style:style>
    <style:style style:name="T374" style:family="text">
      <style:text-properties fo:font-weight="normal" officeooo:rsid="140b931a" style:font-weight-asian="normal" style:font-weight-complex="normal"/>
    </style:style>
    <style:style style:name="T375" style:family="text">
      <style:text-properties fo:font-weight="normal" officeooo:rsid="141fff7d" style:font-weight-asian="normal" style:font-weight-complex="normal"/>
    </style:style>
    <style:style style:name="T376" style:family="text">
      <style:text-properties fo:font-weight="normal" officeooo:rsid="140097fd" style:font-weight-asian="normal" style:font-weight-complex="normal"/>
    </style:style>
    <style:style style:name="T377" style:family="text">
      <style:text-properties fo:font-weight="normal" officeooo:rsid="1422c2eb" style:font-weight-asian="normal" style:font-weight-complex="normal"/>
    </style:style>
    <style:style style:name="T378" style:family="text">
      <style:text-properties fo:font-weight="normal" officeooo:rsid="14248571" style:font-weight-asian="normal" style:font-weight-complex="normal"/>
    </style:style>
    <style:style style:name="T379" style:family="text">
      <style:text-properties fo:font-weight="normal" officeooo:rsid="1421fe84" style:font-weight-asian="normal" style:font-weight-complex="normal"/>
    </style:style>
    <style:style style:name="T380" style:family="text">
      <style:text-properties fo:font-weight="normal" officeooo:rsid="140e2475" style:font-weight-asian="normal" style:font-weight-complex="normal"/>
    </style:style>
    <style:style style:name="T381" style:family="text">
      <style:text-properties fo:font-weight="normal" officeooo:rsid="14130db6" style:font-weight-asian="normal" style:font-weight-complex="normal"/>
    </style:style>
    <style:style style:name="T382" style:family="text">
      <style:text-properties fo:font-weight="normal" officeooo:rsid="142e2755" style:font-weight-asian="normal" style:font-weight-complex="normal"/>
    </style:style>
    <style:style style:name="T383" style:family="text">
      <style:text-properties fo:font-weight="normal" officeooo:rsid="14019154" style:font-weight-asian="normal" style:font-weight-complex="normal"/>
    </style:style>
    <style:style style:name="T384" style:family="text">
      <style:text-properties fo:font-weight="normal" officeooo:rsid="142e8bc2" style:font-weight-asian="normal" style:font-weight-complex="normal"/>
    </style:style>
    <style:style style:name="T385" style:family="text">
      <style:text-properties fo:font-weight="normal" officeooo:rsid="143060b2" style:font-weight-asian="normal" style:font-weight-complex="normal"/>
    </style:style>
    <style:style style:name="T386" style:family="text">
      <style:text-properties fo:font-weight="normal" officeooo:rsid="1410b9d9" style:font-weight-asian="normal" style:font-weight-complex="normal"/>
    </style:style>
    <style:style style:name="T387" style:family="text">
      <style:text-properties fo:font-weight="normal" officeooo:rsid="14120153" style:font-weight-asian="normal" style:font-weight-complex="normal"/>
    </style:style>
    <style:style style:name="T388" style:family="text">
      <style:text-properties fo:font-weight="normal" officeooo:rsid="1424ff4f" style:font-weight-asian="normal" style:font-weight-complex="normal"/>
    </style:style>
    <style:style style:name="T389" style:family="text">
      <style:text-properties fo:font-weight="normal" officeooo:rsid="140fd384" style:font-weight-asian="normal" style:font-weight-complex="normal"/>
    </style:style>
    <style:style style:name="T390" style:family="text">
      <style:text-properties fo:font-weight="normal" officeooo:rsid="14384ae8" style:font-weight-asian="normal" style:font-weight-complex="normal"/>
    </style:style>
    <style:style style:name="T391" style:family="text">
      <style:text-properties fo:font-weight="normal" officeooo:rsid="1438ef94" style:font-weight-asian="normal" style:font-weight-complex="normal"/>
    </style:style>
    <style:style style:name="T392" style:family="text">
      <style:text-properties fo:font-weight="normal" officeooo:rsid="1433f1bc" style:font-weight-asian="normal" style:font-weight-complex="normal"/>
    </style:style>
    <style:style style:name="T393" style:family="text">
      <style:text-properties fo:font-weight="normal" officeooo:rsid="1434c972" style:font-weight-asian="normal" style:font-weight-complex="normal"/>
    </style:style>
    <style:style style:name="T394" style:family="text">
      <style:text-properties fo:font-weight="normal" officeooo:rsid="1437d6b8" style:font-weight-asian="normal" style:font-weight-complex="normal"/>
    </style:style>
    <style:style style:name="T395" style:family="text">
      <style:text-properties fo:font-weight="normal" officeooo:rsid="17edce95" style:font-weight-asian="normal" style:font-weight-complex="normal"/>
    </style:style>
    <style:style style:name="T396" style:family="text">
      <style:text-properties fo:font-weight="normal" officeooo:rsid="17ef6a47" style:font-weight-asian="normal" style:font-weight-complex="normal"/>
    </style:style>
    <style:style style:name="T397" style:family="text">
      <style:text-properties fo:font-weight="normal" officeooo:rsid="17f19091" style:font-weight-asian="normal" style:font-weight-complex="normal"/>
    </style:style>
    <style:style style:name="T398" style:family="text">
      <style:text-properties fo:font-weight="normal" officeooo:rsid="17f3ca76" style:font-weight-asian="normal" style:font-weight-complex="normal"/>
    </style:style>
    <style:style style:name="T399" style:family="text">
      <style:text-properties fo:font-weight="normal" officeooo:rsid="17f4014b" style:font-weight-asian="normal" style:font-weight-complex="normal"/>
    </style:style>
    <style:style style:name="T400" style:family="text">
      <style:text-properties fo:font-weight="normal" officeooo:rsid="17f53886" style:font-weight-asian="normal" style:font-weight-complex="normal"/>
    </style:style>
    <style:style style:name="T401" style:family="text">
      <style:text-properties fo:font-weight="normal" officeooo:rsid="147c6b2b" style:font-weight-asian="normal" style:font-weight-complex="normal"/>
    </style:style>
    <style:style style:name="T402" style:family="text">
      <style:text-properties fo:font-weight="normal" officeooo:rsid="14878368" style:font-weight-asian="normal" style:font-weight-complex="normal"/>
    </style:style>
    <style:style style:name="T403" style:family="text">
      <style:text-properties fo:font-weight="normal" officeooo:rsid="14306d6d" style:font-weight-asian="normal" style:font-weight-complex="normal"/>
    </style:style>
    <style:style style:name="T404" style:family="text">
      <style:text-properties fo:font-weight="normal" officeooo:rsid="1430a371" style:font-weight-asian="normal" style:font-weight-complex="normal"/>
    </style:style>
    <style:style style:name="T405" style:family="text">
      <style:text-properties fo:font-weight="normal" officeooo:rsid="1431380d" style:font-weight-asian="normal" style:font-weight-complex="normal"/>
    </style:style>
    <style:style style:name="T406" style:family="text">
      <style:text-properties fo:font-weight="normal" officeooo:rsid="181525fa" style:font-weight-asian="normal" style:font-weight-complex="normal"/>
    </style:style>
    <style:style style:name="T407" style:family="text">
      <style:text-properties fo:font-weight="normal" officeooo:rsid="143a1428" style:font-weight-asian="normal" style:font-weight-complex="normal"/>
    </style:style>
    <style:style style:name="T408" style:family="text">
      <style:text-properties fo:font-weight="normal" officeooo:rsid="143ab7c0" style:font-weight-asian="normal" style:font-weight-complex="normal"/>
    </style:style>
    <style:style style:name="T409" style:family="text">
      <style:text-properties fo:font-weight="normal" officeooo:rsid="143ac549" style:font-weight-asian="normal" style:font-weight-complex="normal"/>
    </style:style>
    <style:style style:name="T410" style:family="text">
      <style:text-properties fo:font-weight="normal" officeooo:rsid="143e921e" style:font-weight-asian="normal" style:font-weight-complex="normal"/>
    </style:style>
    <style:style style:name="T411" style:family="text">
      <style:text-properties fo:font-weight="normal" officeooo:rsid="143af777" style:font-weight-asian="normal" style:font-weight-complex="normal"/>
    </style:style>
    <style:style style:name="T412" style:family="text">
      <style:text-properties fo:font-weight="normal" officeooo:rsid="143cd6b4" style:font-weight-asian="normal" style:font-weight-complex="normal"/>
    </style:style>
    <style:style style:name="T413" style:family="text">
      <style:text-properties fo:font-weight="normal" officeooo:rsid="14403a33" style:font-weight-asian="normal" style:font-weight-complex="normal"/>
    </style:style>
    <style:style style:name="T414" style:family="text">
      <style:text-properties fo:font-weight="normal" officeooo:rsid="1440d3e0" style:font-weight-asian="normal" style:font-weight-complex="normal"/>
    </style:style>
    <style:style style:name="T415" style:family="text">
      <style:text-properties fo:font-weight="normal" officeooo:rsid="14417e13" style:font-weight-asian="normal" style:font-weight-complex="normal"/>
    </style:style>
    <style:style style:name="T416" style:family="text">
      <style:text-properties fo:font-weight="normal" officeooo:rsid="14423419" style:font-weight-asian="normal" style:font-weight-complex="normal"/>
    </style:style>
    <style:style style:name="T417" style:family="text">
      <style:text-properties fo:font-weight="normal" officeooo:rsid="141beb82" style:font-weight-asian="normal" style:font-weight-complex="normal"/>
    </style:style>
    <style:style style:name="T418" style:family="text">
      <style:text-properties fo:font-weight="normal" officeooo:rsid="15cf84e9" style:font-weight-asian="normal" style:font-weight-complex="normal"/>
    </style:style>
    <style:style style:name="T419" style:family="text">
      <style:text-properties fo:font-weight="normal" officeooo:rsid="141ec1eb" style:font-weight-asian="normal" style:font-weight-complex="normal"/>
    </style:style>
    <style:style style:name="T420" style:family="text">
      <style:text-properties fo:font-weight="normal" officeooo:rsid="143063e7" style:font-weight-asian="normal" style:font-weight-complex="normal"/>
    </style:style>
    <style:style style:name="T421" style:family="text">
      <style:text-properties fo:font-weight="normal" officeooo:rsid="17f724e1" style:font-weight-asian="normal" style:font-weight-complex="normal"/>
    </style:style>
    <style:style style:name="T422" style:family="text">
      <style:text-properties fo:font-weight="normal" officeooo:rsid="17f83a56" style:font-weight-asian="normal" style:font-weight-complex="normal"/>
    </style:style>
    <style:style style:name="T423" style:family="text">
      <style:text-properties fo:font-weight="normal" officeooo:rsid="17f9dca8" style:font-weight-asian="normal" style:font-weight-complex="normal"/>
    </style:style>
    <style:style style:name="T424" style:family="text">
      <style:text-properties fo:font-weight="normal" officeooo:rsid="186f37cd" style:font-weight-asian="normal" style:font-weight-complex="normal"/>
    </style:style>
    <style:style style:name="T425" style:family="text">
      <style:text-properties fo:font-weight="normal" officeooo:rsid="15002b09" style:font-weight-asian="normal" style:font-weight-complex="normal"/>
    </style:style>
    <style:style style:name="T426" style:family="text">
      <style:text-properties fo:font-weight="normal" officeooo:rsid="15055174" style:font-weight-asian="normal" style:font-weight-complex="normal"/>
    </style:style>
    <style:style style:name="T427" style:family="text">
      <style:text-properties fo:font-weight="normal" officeooo:rsid="1506e576" style:font-weight-asian="normal" style:font-weight-complex="normal"/>
    </style:style>
    <style:style style:name="T428" style:family="text">
      <style:text-properties fo:font-weight="normal" officeooo:rsid="15077c90" style:font-weight-asian="normal" style:font-weight-complex="normal"/>
    </style:style>
    <style:style style:name="T429" style:family="text">
      <style:text-properties fo:font-weight="normal" officeooo:rsid="150885a9" style:font-weight-asian="normal" style:font-weight-complex="normal"/>
    </style:style>
    <style:style style:name="T430" style:family="text">
      <style:text-properties fo:font-weight="normal" officeooo:rsid="15b93e3d" style:font-weight-asian="normal" style:font-weight-complex="normal"/>
    </style:style>
    <style:style style:name="T431" style:family="text">
      <style:text-properties fo:font-weight="normal" officeooo:rsid="15d2e1b0" style:font-weight-asian="normal" style:font-weight-complex="normal"/>
    </style:style>
    <style:style style:name="T432" style:family="text">
      <style:text-properties fo:font-weight="normal" officeooo:rsid="150937c1" style:font-weight-asian="normal" style:font-weight-complex="normal"/>
    </style:style>
    <style:style style:name="T433" style:family="text">
      <style:text-properties fo:font-weight="normal" officeooo:rsid="14fce33b" style:font-weight-asian="normal" style:font-weight-complex="normal"/>
    </style:style>
    <style:style style:name="T434" style:family="text">
      <style:text-properties fo:font-weight="normal" officeooo:rsid="14f5c932" style:font-weight-asian="normal" style:font-weight-complex="normal"/>
    </style:style>
    <style:style style:name="T435" style:family="text">
      <style:text-properties fo:font-weight="normal" officeooo:rsid="14f61941" style:font-weight-asian="normal" style:font-weight-complex="normal"/>
    </style:style>
    <style:style style:name="T436" style:family="text">
      <style:text-properties fo:font-weight="normal" officeooo:rsid="14f67a01" style:font-weight-asian="normal" style:font-weight-complex="normal"/>
    </style:style>
    <style:style style:name="T437" style:family="text">
      <style:text-properties fo:font-weight="normal" officeooo:rsid="14f7094f" style:font-weight-asian="normal" style:font-weight-complex="normal"/>
    </style:style>
    <style:style style:name="T438" style:family="text">
      <style:text-properties fo:font-weight="normal" officeooo:rsid="14f8a08f" style:font-weight-asian="normal" style:font-weight-complex="normal"/>
    </style:style>
    <style:style style:name="T439" style:family="text">
      <style:text-properties fo:font-weight="normal" officeooo:rsid="14fc3370" style:font-weight-asian="normal" style:font-weight-complex="normal"/>
    </style:style>
    <style:style style:name="T440" style:family="text">
      <style:text-properties fo:font-weight="normal" officeooo:rsid="16219cdb" style:font-weight-asian="normal" style:font-weight-complex="normal"/>
    </style:style>
    <style:style style:name="T441" style:family="text">
      <style:text-properties fo:font-weight="normal" officeooo:rsid="1622466a" style:font-weight-asian="normal" style:font-weight-complex="normal"/>
    </style:style>
    <style:style style:name="T442" style:family="text">
      <style:text-properties fo:font-weight="normal" officeooo:rsid="163b45f7" style:font-weight-asian="normal" style:font-weight-complex="normal"/>
    </style:style>
    <style:style style:name="T443" style:family="text">
      <style:text-properties fo:font-weight="normal" officeooo:rsid="161c7b22" style:font-weight-asian="normal" style:font-weight-complex="normal"/>
    </style:style>
    <style:style style:name="T444" style:family="text">
      <style:text-properties fo:font-weight="normal" officeooo:rsid="187c8d3c" style:font-weight-asian="normal" style:font-weight-complex="normal"/>
    </style:style>
    <style:style style:name="T445" style:family="text">
      <style:text-properties fo:font-weight="normal" officeooo:rsid="14de4896" style:font-weight-asian="normal" style:font-weight-complex="normal"/>
    </style:style>
    <style:style style:name="T446" style:family="text">
      <style:text-properties fo:font-weight="normal" officeooo:rsid="14e0cc09" style:font-weight-asian="normal" style:font-weight-complex="normal"/>
    </style:style>
    <style:style style:name="T447" style:family="text">
      <style:text-properties fo:font-weight="normal" officeooo:rsid="14e49ca1" style:font-weight-asian="normal" style:font-weight-complex="normal"/>
    </style:style>
    <style:style style:name="T448" style:family="text">
      <style:text-properties fo:font-weight="normal" officeooo:rsid="150db179" style:font-weight-asian="normal" style:font-weight-complex="normal"/>
    </style:style>
    <style:style style:name="T449" style:family="text">
      <style:text-properties fo:font-weight="normal" officeooo:rsid="16e2bce3" style:font-weight-asian="normal" style:font-weight-complex="normal"/>
    </style:style>
    <style:style style:name="T450" style:family="text">
      <style:text-properties fo:font-weight="normal" officeooo:rsid="16c93e8e" style:font-weight-asian="normal" style:font-weight-complex="normal"/>
    </style:style>
    <style:style style:name="T451" style:family="text">
      <style:text-properties fo:font-weight="normal" officeooo:rsid="14ed1aab" style:font-weight-asian="normal" style:font-weight-complex="normal"/>
    </style:style>
    <style:style style:name="T452" style:family="text">
      <style:text-properties fo:font-weight="normal" officeooo:rsid="163047f9" style:font-weight-asian="normal" style:font-weight-complex="normal"/>
    </style:style>
    <style:style style:name="T453" style:family="text">
      <style:text-properties fo:font-weight="normal" officeooo:rsid="1635a18b" style:font-weight-asian="normal" style:font-weight-complex="normal"/>
    </style:style>
    <style:style style:name="T454" style:family="text">
      <style:text-properties fo:font-weight="normal" officeooo:rsid="16422a3c" style:font-weight-asian="normal" style:font-weight-complex="normal"/>
    </style:style>
    <style:style style:name="T455" style:family="text">
      <style:text-properties fo:font-weight="normal" officeooo:rsid="187df817" style:font-weight-asian="normal" style:font-weight-complex="normal"/>
    </style:style>
    <style:style style:name="T456" style:family="text">
      <style:text-properties fo:font-weight="normal" officeooo:rsid="16181610" style:font-weight-asian="normal" style:font-weight-complex="normal"/>
    </style:style>
    <style:style style:name="T457" style:family="text">
      <style:text-properties fo:font-weight="normal" officeooo:rsid="1618f8d3" style:font-weight-asian="normal" style:font-weight-complex="normal"/>
    </style:style>
    <style:style style:name="T458" style:family="text">
      <style:text-properties fo:font-weight="normal" officeooo:rsid="161891c2" style:font-weight-asian="normal" style:font-weight-complex="normal"/>
    </style:style>
    <style:style style:name="T459" style:family="text">
      <style:text-properties fo:font-weight="normal" officeooo:rsid="14bca25e" style:font-weight-asian="normal" style:font-weight-complex="normal"/>
    </style:style>
    <style:style style:name="T460" style:family="text">
      <style:text-properties fo:font-weight="normal" officeooo:rsid="1504eaf8" style:font-weight-asian="normal" style:font-weight-complex="normal"/>
    </style:style>
    <style:style style:name="T461" style:family="text">
      <style:text-properties fo:font-weight="normal" officeooo:rsid="1880dd57" style:font-weight-asian="normal" style:font-weight-complex="normal"/>
    </style:style>
    <style:style style:name="T462" style:family="text">
      <style:text-properties fo:font-weight="normal" officeooo:rsid="1495ded2" style:font-weight-asian="normal" style:font-weight-complex="normal"/>
    </style:style>
    <style:style style:name="T463" style:family="text">
      <style:text-properties fo:font-weight="normal" officeooo:rsid="16377a1d" style:font-weight-asian="normal" style:font-weight-complex="normal"/>
    </style:style>
    <style:style style:name="T464" style:family="text">
      <style:text-properties fo:font-weight="normal" officeooo:rsid="163d63b2" style:font-weight-asian="normal" style:font-weight-complex="normal"/>
    </style:style>
    <style:style style:name="T465" style:family="text">
      <style:text-properties fo:font-weight="normal" officeooo:rsid="163e8690" style:font-weight-asian="normal" style:font-weight-complex="normal"/>
    </style:style>
    <style:style style:name="T466" style:family="text">
      <style:text-properties fo:font-weight="normal" officeooo:rsid="163f996d" style:font-weight-asian="normal" style:font-weight-complex="normal"/>
    </style:style>
    <style:style style:name="T467" style:family="text">
      <style:text-properties fo:font-weight="normal" officeooo:rsid="16434f34" style:font-weight-asian="normal" style:font-weight-complex="normal"/>
    </style:style>
    <style:style style:name="T468" style:family="text">
      <style:text-properties fo:font-weight="normal" officeooo:rsid="1640cf1f" style:font-weight-asian="normal" style:font-weight-complex="normal"/>
    </style:style>
    <style:style style:name="T469" style:family="text">
      <style:text-properties fo:font-weight="normal" officeooo:rsid="16452bdb" style:font-weight-asian="normal" style:font-weight-complex="normal"/>
    </style:style>
    <style:style style:name="T470" style:family="text">
      <style:text-properties fo:font-weight="normal" officeooo:rsid="16455ece" style:font-weight-asian="normal" style:font-weight-complex="normal"/>
    </style:style>
    <style:style style:name="T471" style:family="text">
      <style:text-properties fo:font-weight="normal" officeooo:rsid="1648a08f" style:font-weight-asian="normal" style:font-weight-complex="normal"/>
    </style:style>
    <style:style style:name="T472" style:family="text">
      <style:text-properties fo:font-weight="normal" officeooo:rsid="1649e54e" style:font-weight-asian="normal" style:font-weight-complex="normal"/>
    </style:style>
    <style:style style:name="T473" style:family="text">
      <style:text-properties fo:font-weight="normal" officeooo:rsid="17255aca" fo:background-color="#dddddd" loext:char-shading-value="0" style:font-weight-asian="normal" style:font-weight-complex="normal"/>
    </style:style>
    <style:style style:name="T474" style:family="text">
      <style:text-properties fo:font-weight="normal" officeooo:rsid="17e598c3" fo:background-color="#dddddd" loext:char-shading-value="0" style:font-weight-asian="normal" style:font-weight-complex="normal"/>
    </style:style>
    <style:style style:name="T475" style:family="text">
      <style:text-properties fo:font-weight="normal" officeooo:rsid="17275823" fo:background-color="#dddddd" loext:char-shading-value="0" style:font-weight-asian="normal" style:font-weight-complex="normal"/>
    </style:style>
    <style:style style:name="T476" style:family="text">
      <style:text-properties fo:font-weight="normal" officeooo:rsid="1729051d" fo:background-color="#dddddd" loext:char-shading-value="0" style:font-weight-asian="normal" style:font-weight-complex="normal"/>
    </style:style>
    <style:style style:name="T477" style:family="text">
      <style:text-properties fo:font-weight="normal" officeooo:rsid="1729cfc3" fo:background-color="#dddddd" loext:char-shading-value="0" style:font-weight-asian="normal" style:font-weight-complex="normal"/>
    </style:style>
    <style:style style:name="T478" style:family="text">
      <style:text-properties fo:font-weight="normal" officeooo:rsid="172bbb3f" fo:background-color="#dddddd" loext:char-shading-value="0" style:font-weight-asian="normal" style:font-weight-complex="normal"/>
    </style:style>
    <style:style style:name="T479" style:family="text">
      <style:text-properties fo:font-weight="normal" officeooo:rsid="172e5df0" fo:background-color="#dddddd" loext:char-shading-value="0" style:font-weight-asian="normal" style:font-weight-complex="normal"/>
    </style:style>
    <style:style style:name="T480" style:family="text">
      <style:text-properties fo:font-weight="normal" officeooo:rsid="172e72fa" fo:background-color="#dddddd" loext:char-shading-value="0" style:font-weight-asian="normal" style:font-weight-complex="normal"/>
    </style:style>
    <style:style style:name="T481" style:family="text">
      <style:text-properties fo:font-weight="normal" officeooo:rsid="172fda19" fo:background-color="#dddddd" loext:char-shading-value="0" style:font-weight-asian="normal" style:font-weight-complex="normal"/>
    </style:style>
    <style:style style:name="T482" style:family="text">
      <style:text-properties fo:font-weight="normal" officeooo:rsid="17e75650" fo:background-color="#dddddd" loext:char-shading-value="0" style:font-weight-asian="normal" style:font-weight-complex="normal"/>
    </style:style>
    <style:style style:name="T483" style:family="text">
      <style:text-properties fo:font-weight="normal" officeooo:rsid="140212b9" fo:background-color="#dddddd" loext:char-shading-value="0" style:font-weight-asian="normal" style:font-weight-complex="normal"/>
    </style:style>
    <style:style style:name="T484" style:family="text">
      <style:text-properties fo:font-weight="normal" officeooo:rsid="14082b17" fo:background-color="#dddddd" loext:char-shading-value="0" style:font-weight-asian="normal" style:font-weight-complex="normal"/>
    </style:style>
    <style:style style:name="T485" style:family="text">
      <style:text-properties fo:font-weight="normal" officeooo:rsid="14053465" fo:background-color="#dddddd" loext:char-shading-value="0" style:font-weight-asian="normal" style:font-weight-complex="normal"/>
    </style:style>
    <style:style style:name="T486" style:family="text">
      <style:text-properties fo:font-weight="normal" officeooo:rsid="1406bbbe" fo:background-color="#dddddd" loext:char-shading-value="0" style:font-weight-asian="normal" style:font-weight-complex="normal"/>
    </style:style>
    <style:style style:name="T487" style:family="text">
      <style:text-properties fo:font-weight="normal" officeooo:rsid="1408090b" fo:background-color="#dddddd" loext:char-shading-value="0" style:font-weight-asian="normal" style:font-weight-complex="normal"/>
    </style:style>
    <style:style style:name="T488" style:family="text">
      <style:text-properties fo:font-weight="normal" officeooo:rsid="140d0318" fo:background-color="#dddddd" loext:char-shading-value="0" style:font-weight-asian="normal" style:font-weight-complex="normal"/>
    </style:style>
    <style:style style:name="T489" style:family="text">
      <style:text-properties officeooo:rsid="17255aca"/>
    </style:style>
    <style:style style:name="T490" style:family="text">
      <style:text-properties officeooo:rsid="15cb3d6c"/>
    </style:style>
    <style:style style:name="T491" style:family="text">
      <style:text-properties officeooo:rsid="16ad8c39"/>
    </style:style>
    <style:style style:name="T492" style:family="text">
      <style:text-properties officeooo:rsid="159f7f2b"/>
    </style:style>
    <style:style style:name="T493" style:family="text">
      <style:text-properties officeooo:rsid="164ff7c5"/>
    </style:style>
    <style:style style:name="T494" style:family="text">
      <style:text-properties officeooo:rsid="160246da"/>
    </style:style>
    <style:style style:name="T495" style:family="text">
      <style:text-properties officeooo:rsid="156c5084"/>
    </style:style>
    <style:style style:name="T496" style:family="text">
      <style:text-properties officeooo:rsid="15a3187a"/>
    </style:style>
    <style:style style:name="T497" style:family="text">
      <style:text-properties officeooo:rsid="1602ddba"/>
    </style:style>
    <style:style style:name="T498" style:family="text">
      <style:text-properties officeooo:rsid="15fe220c"/>
    </style:style>
    <style:style style:name="T499" style:family="text">
      <style:text-properties officeooo:rsid="15c97435"/>
    </style:style>
    <style:style style:name="T500" style:family="text">
      <style:text-properties officeooo:rsid="16b006b4"/>
    </style:style>
    <style:style style:name="T501" style:family="text">
      <style:text-properties officeooo:rsid="17e1f502"/>
    </style:style>
    <style:style style:name="T502" style:family="text">
      <style:text-properties officeooo:rsid="16b4fdfe"/>
    </style:style>
    <style:style style:name="T503" style:family="text">
      <style:text-properties officeooo:rsid="16b35375"/>
    </style:style>
    <style:style style:name="T504" style:family="text">
      <style:text-properties officeooo:rsid="16c03eac"/>
    </style:style>
    <style:style style:name="T505" style:family="text">
      <style:text-properties officeooo:rsid="17957c0f"/>
    </style:style>
    <style:style style:name="T506" style:family="text">
      <style:text-properties officeooo:rsid="17970b84"/>
    </style:style>
    <style:style style:name="T507" style:family="text">
      <style:text-properties officeooo:rsid="179ae920"/>
    </style:style>
    <style:style style:name="T508" style:family="text">
      <style:text-properties officeooo:rsid="179de8c6"/>
    </style:style>
    <style:style style:name="T509" style:family="text">
      <style:text-properties officeooo:rsid="17cb2768"/>
    </style:style>
    <style:style style:name="T510" style:family="text">
      <style:text-properties fo:font-variant="normal" fo:text-transform="none" fo:color="#222222" style:font-name="sans-serif" fo:font-size="8.39999961853027pt" fo:letter-spacing="normal" fo:font-style="normal" fo:font-weight="normal"/>
    </style:style>
    <style:style style:name="T511"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512"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513"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514"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515"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516"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517"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518" style:family="text">
      <style:text-properties fo:font-variant="normal" fo:text-transform="none" fo:color="#222222" fo:letter-spacing="normal"/>
    </style:style>
    <style:style style:name="T519" style:family="text">
      <style:text-properties fo:font-variant="normal" fo:text-transform="none" fo:color="#222222" fo:letter-spacing="normal" fo:font-weight="normal" officeooo:rsid="147c6b2b" style:font-weight-asian="normal" style:font-weight-complex="normal"/>
    </style:style>
    <style:style style:name="T520" style:family="text">
      <style:text-properties fo:font-variant="normal" fo:text-transform="none" fo:color="#222222" fo:letter-spacing="normal" fo:font-weight="normal" officeooo:rsid="141beb82" style:font-weight-asian="normal" style:font-weight-complex="normal"/>
    </style:style>
    <style:style style:name="T521" style:family="text">
      <style:text-properties fo:font-variant="normal" fo:text-transform="none" fo:color="#222222" fo:letter-spacing="normal" fo:font-weight="normal" officeooo:rsid="14ee6f0b" style:font-weight-asian="normal" style:font-weight-complex="normal"/>
    </style:style>
    <style:style style:name="T522" style:family="text">
      <style:text-properties fo:font-variant="normal" fo:text-transform="none" fo:color="#222222" fo:letter-spacing="normal" fo:font-weight="normal" officeooo:rsid="14e0cc09" style:font-weight-asian="normal" style:font-weight-complex="normal"/>
    </style:style>
    <style:style style:name="T523" style:family="text">
      <style:text-properties fo:font-variant="normal" fo:text-transform="none" fo:color="#222222" style:font-name="Libre Baskerville" fo:font-size="12pt" fo:letter-spacing="normal" fo:font-style="normal" fo:font-weight="normal"/>
    </style:style>
    <style:style style:name="T524"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525"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526"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527"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52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52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53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53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53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53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53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535"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536" style:family="text">
      <style:text-properties fo:font-variant="normal" fo:text-transform="none" fo:color="#000000" style:font-name="georgia" fo:font-size="10.5pt" fo:letter-spacing="normal" fo:font-style="normal" fo:font-weight="normal" officeooo:rsid="16c93e8e" style:font-weight-asian="normal" style:font-weight-complex="normal"/>
    </style:style>
    <style:style style:name="T537" style:family="text">
      <style:text-properties fo:font-variant="normal" fo:text-transform="none" fo:color="#000000" style:font-name="georgia" fo:font-size="10.5pt" fo:letter-spacing="normal" fo:font-style="normal" fo:font-weight="normal" officeooo:rsid="14ed1aab" style:font-weight-asian="normal" style:font-weight-complex="normal"/>
    </style:style>
    <style:style style:name="T538" style:family="text">
      <style:text-properties fo:font-variant="normal" fo:text-transform="none" fo:color="#000000" style:font-name="georgia" fo:font-size="10.5pt" fo:letter-spacing="normal" fo:font-weight="normal" officeooo:rsid="14ed1aab" style:font-weight-asian="normal" style:font-weight-complex="normal"/>
    </style:style>
    <style:style style:name="T539" style:family="text">
      <style:text-properties fo:font-variant="normal" fo:text-transform="none" fo:color="#0080ff" style:font-name="Century Schoolbook" fo:font-size="12pt" fo:letter-spacing="normal" fo:font-style="normal" fo:font-weight="normal" officeooo:rsid="14ed1aab" style:font-weight-asian="normal" style:font-weight-complex="normal"/>
    </style:style>
    <style:style style:name="T540" style:family="text">
      <style:text-properties fo:font-variant="normal" fo:text-transform="none" fo:color="#0080ff" fo:letter-spacing="normal" fo:font-weight="normal" officeooo:rsid="14ed1aab" style:font-weight-asian="normal" style:font-weight-complex="normal"/>
    </style:style>
    <style:style style:name="T541" style:family="text">
      <style:text-properties fo:language="en" fo:country="US" fo:font-weight="normal" officeooo:rsid="17e88b5d" style:font-weight-asian="normal" style:font-weight-complex="normal"/>
    </style:style>
    <style:style style:name="T542" style:family="text">
      <style:text-properties fo:language="en" fo:country="US" fo:font-weight="normal" officeooo:rsid="17e75650" fo:background-color="#dddddd" loext:char-shading-value="0" style:font-weight-asian="normal" style:font-weight-complex="normal"/>
    </style:style>
    <style:style style:name="T543" style:family="text">
      <style:text-properties fo:font-weight="bold" style:font-weight-asian="bold" style:font-weight-complex="bold"/>
    </style:style>
    <style:style style:name="T544" style:family="text">
      <style:text-properties fo:font-weight="bold" officeooo:rsid="14fce33b" style:font-weight-asian="bold" style:font-weight-complex="bold"/>
    </style:style>
    <style:style style:name="T545" style:family="text">
      <style:text-properties fo:font-weight="bold" officeooo:rsid="150b2b46" style:font-weight-asian="bold" style:font-weight-complex="bold"/>
    </style:style>
    <style:style style:name="T546" style:family="text">
      <style:text-properties fo:font-weight="bold" officeooo:rsid="16c93e8e" style:font-weight-asian="bold" style:font-weight-complex="bold"/>
    </style:style>
    <style:style style:name="T547" style:family="text">
      <style:text-properties officeooo:rsid="181525fa"/>
    </style:style>
    <style:style style:name="T548" style:family="text">
      <style:text-properties style:text-line-through-style="solid" style:text-line-through-type="single" fo:font-weight="normal" officeooo:rsid="141b39a7" style:font-weight-asian="normal" style:font-weight-complex="normal"/>
    </style:style>
    <style:style style:name="T549" style:family="text">
      <style:text-properties officeooo:rsid="16c7143c"/>
    </style:style>
    <style:style style:name="T550" style:family="text">
      <style:text-properties style:text-line-through-style="none" style:text-line-through-type="none" fo:font-weight="normal" officeooo:rsid="150fbf6a" style:font-weight-asian="normal" style:font-weight-complex="normal"/>
    </style:style>
    <style:style style:name="T551" style:family="text">
      <style:text-properties style:text-line-through-style="none" style:text-line-through-type="none" fo:font-weight="normal" officeooo:rsid="187bc535" style:font-weight-asian="normal" style:font-weight-complex="normal"/>
    </style:style>
    <style:style style:name="T552" style:family="text">
      <style:text-properties style:text-line-through-style="none" style:text-line-through-type="none" fo:font-weight="normal" officeooo:rsid="14dc7b2b" style:font-weight-asian="normal" style:font-weight-complex="normal"/>
    </style:style>
    <style:style style:name="T553" style:family="text">
      <style:text-properties style:text-line-through-style="none" style:text-line-through-type="none" fo:font-weight="normal" officeooo:rsid="14dc8ead" style:font-weight-asian="normal" style:font-weight-complex="normal"/>
    </style:style>
    <style:style style:name="T554" style:family="text">
      <style:text-properties style:text-line-through-style="none" style:text-line-through-type="none" fo:font-weight="normal" officeooo:rsid="14ddb3f4" style:font-weight-asian="normal" style:font-weight-complex="normal"/>
    </style:style>
    <style:style style:name="T555" style:family="text">
      <style:text-properties style:text-line-through-style="none" style:text-line-through-type="none" fo:font-weight="normal" officeooo:rsid="163abd4b" style:font-weight-asian="normal" style:font-weight-complex="normal"/>
    </style:style>
    <style:style style:name="T556" style:family="text">
      <style:text-properties style:text-line-through-style="none" style:text-line-through-type="none" fo:font-weight="normal" officeooo:rsid="15012096" style:font-weight-asian="normal" style:font-weight-complex="normal"/>
    </style:style>
    <style:style style:name="T557" style:family="text">
      <style:text-properties style:text-line-through-style="none" style:text-line-through-type="none" fo:font-weight="normal" officeooo:rsid="15021368" style:font-weight-asian="normal" style:font-weight-complex="normal"/>
    </style:style>
    <style:style style:name="T558" style:family="text">
      <style:text-properties style:text-line-through-style="none" style:text-line-through-type="none" fo:font-weight="normal" officeooo:rsid="1503b894" style:font-weight-asian="normal" style:font-weight-complex="normal"/>
    </style:style>
    <style:style style:name="T559" style:family="text">
      <style:text-properties style:text-line-through-style="none" style:text-line-through-type="none" fo:font-weight="normal" officeooo:rsid="1515cff0" style:font-weight-asian="normal" style:font-weight-complex="normal"/>
    </style:style>
    <style:style style:name="T560" style:family="text">
      <style:text-properties style:text-line-through-style="none" style:text-line-through-type="none" fo:font-weight="bold" officeooo:rsid="150c4488" style:font-weight-asian="bold" style:font-weight-complex="bold"/>
    </style:style>
    <style:style style:name="T561" style:family="text">
      <style:text-properties style:text-line-through-style="none" style:text-line-through-type="none" officeooo:rsid="15012096"/>
    </style:style>
    <style:style style:name="T562"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563" style:family="text">
      <style:text-properties fo:color="#222222" style:font-name="sans-serif" fo:font-size="8.39999961853027pt" fo:letter-spacing="normal" fo:font-style="italic"/>
    </style:style>
    <style:style style:name="T564" style:family="text">
      <style:text-properties fo:color="#222222" style:font-name="sans-serif" fo:font-size="8.39999961853027pt" fo:letter-spacing="normal" fo:font-style="italic" fo:font-weight="normal"/>
    </style:style>
    <style:style style:name="T565" style:family="text">
      <style:text-properties officeooo:rsid="14e5ecb8"/>
    </style:style>
    <style:style style:name="T566"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567" style:family="text">
      <style:text-properties fo:color="#0080ff" style:font-name="Century Schoolbook" fo:font-size="12pt" fo:letter-spacing="normal" fo:font-weight="normal" officeooo:rsid="14ed1aab" style:font-weight-asian="normal" style:font-weight-complex="normal"/>
    </style:style>
    <style:style style:name="T568" style:family="text">
      <style:text-properties fo:color="#0080ff" fo:letter-spacing="normal" fo:font-weight="normal" officeooo:rsid="14ed1aab" style:font-weight-asian="normal" style:font-weight-complex="normal"/>
    </style:style>
    <style:style style:name="T569" style:family="text">
      <style:text-properties officeooo:rsid="16254693"/>
    </style:style>
    <style:style style:name="T570" style:family="text">
      <style:text-properties officeooo:rsid="1624398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Text_20_body"/>
      <text:p text:style-name="Text_20_body"/>
      <text:p text:style-name="P11">Dakara</text:p>
      <text:p text:style-name="P8"/>
      <text:p text:style-name="P8"/>
      <text:p text:style-name="P12">dungeoncrawl</text:p>
      <text:p text:style-name="P12"/>
      <text:p text:style-name="P10">World</text:p>
      <text:p text:style-name="P9"/>
      <text:p text:style-name="P9"/>
      <text:p text:style-name="P9"/>
      <text:p text:style-name="P9"/>
      <text:p text:style-name="P9"/>
      <text:p text:style-name="P9"/>
      <text:p text:style-name="P9"/>
      <text:p text:style-name="P1">Michal Světlý</text:p>
      <text:p text:style-name="P1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text:a xlink:type="simple" xlink:href="#__RefHeading___Toc11609_3822276627" text:style-name="Internet_20_link" text:visited-style-name="Internet_20_link">Poznámky k mapě:</text:a><text:tab/>3</text:p>
          <text:p text:style-name="P18"><text:a xlink:type="simple" xlink:href="#__RefHeading___Toc11611_3822276627" text:style-name="Internet_20_link" text:visited-style-name="Internet_20_link">Poznámky</text:a><text:tab/>4</text:p>
          <text:p text:style-name="P18"><text:a xlink:type="simple" xlink:href="#__RefHeading___Toc11613_3822276627" text:style-name="Internet_20_link" text:visited-style-name="Internet_20_link">Letem světem</text:a><text:tab/>5</text:p>
          <text:p text:style-name="P17"><text:a xlink:type="simple" xlink:href="#__RefHeading___Toc11615_3822276627" text:style-name="Internet_20_link" text:visited-style-name="Internet_20_link">Dórská říše</text:a><text:tab/>5</text:p>
          <text:p text:style-name="P17"><text:a xlink:type="simple" xlink:href="#__RefHeading___Toc11617_3822276627" text:style-name="Internet_20_link" text:visited-style-name="Internet_20_link">Severské klany</text:a><text:tab/>11</text:p>
          <text:p text:style-name="P17"><text:a xlink:type="simple" xlink:href="#__RefHeading___Toc11619_3822276627" text:style-name="Internet_20_link" text:visited-style-name="Internet_20_link">Kemet</text:a><text:tab/>12</text:p>
          <text:p text:style-name="P17"><text:a xlink:type="simple" xlink:href="#__RefHeading___Toc11621_3822276627" text:style-name="Internet_20_link" text:visited-style-name="Internet_20_link">Tajemná Gahunda</text:a><text:tab/>14</text:p>
          <text:p text:style-name="P17"><text:a xlink:type="simple" xlink:href="#__RefHeading___Toc11623_3822276627" text:style-name="Internet_20_link" text:visited-style-name="Internet_20_link">Divočina</text:a><text:tab/>15</text:p>
        </text:index-body>
      </text:table-of-content>
      <text:p text:style-name="P21"/>
      <text:h text:style-name="P26" text:outline-level="1"><text:bookmark-start text:name="__RefHeading___Toc11609_3822276627"/><text:span text:style-name="Strong_20_Emphasis"><text:span text:style-name="T489">Poznámky k mapě:</text:span></text:span><text:bookmark-end text:name="__RefHeading___Toc11609_3822276627"/></text:h>
      <text:list xml:id="list4292842727" text:style-name="L1">
        <text:list-item>
          <text:p text:style-name="P31"><text:span text:style-name="Strong_20_Emphasis"><text:span text:style-name="T143">Kemetské řeky by se ideálně měly stékat do jedné obří delty, ne do tří oddělených (takhle by nedávalo smysl, aby to byl jeden stát).</text:span></text:span></text:p>
        </text:list-item>
        <text:list-item>
          <text:p text:style-name="P31"><text:span text:style-name="Strong_20_Emphasis"><text:span text:style-name="T144">Některé z Icénských ostrovů musí být dost velké, aby na nich mohly být lesy.</text:span></text:span></text:p>
        </text:list-item>
        <text:list-item>
          <text:p text:style-name="P31"><text:span text:style-name="Strong_20_Emphasis"><text:span text:style-name="T145">Námořní cesta z Kemetu do Dórského království přes západní přístavy musí být opravdu výrazně kratší než alternativy (jinak by se nevyplatilo tam ty přístavy stavět).</text:span></text:span></text:p>
        </text:list-item>
        <text:list-item>
          <text:p text:style-name="P31"><text:span text:style-name="Strong_20_Emphasis"><text:span text:style-name="T146">Achájský poloostrov by neměl sousedit přímo se severskými klany (to by pak </text:span></text:span><text:span text:style-name="Strong_20_Emphasis"><text:span text:style-name="T147">nutilo Achájce být mnohem bojovnější).</text:span></text:span></text:p>
        </text:list-item>
        <text:list-item>
          <text:p text:style-name="P31"><text:span text:style-name="Strong_20_Emphasis"><text:span text:style-name="T147">Naopak je ok, když na sever od Dórského království jsou fjordy – dává to Dórům důvod mít silné </text:span></text:span><text:span text:style-name="Strong_20_Emphasis"><text:span text:style-name="T148">válečné</text:span></text:span><text:span text:style-name="Strong_20_Emphasis"><text:span text:style-name="T147"> loďstvo. </text:span></text:span><text:span text:style-name="Strong_20_Emphasis"><text:span text:style-name="T148">Současně tím brání orkům v případné invazi (</text:span></text:span><text:span text:style-name="Strong_20_Emphasis"><text:span text:style-name="T149">orkové moc neumí stavět lodě, případné vory Dórové snadno potopí</text:span></text:span><text:span text:style-name="Strong_20_Emphasis"><text:span text:style-name="T148">).</text:span></text:span></text:p>
        </text:list-item>
        <text:list-item>
          <text:p text:style-name="P31"><text:span text:style-name="Strong_20_Emphasis"><text:span text:style-name="T150">Daleko na východě by měl být oceán (nebo bych ho měl vyškrtnout z popisu světa).</text:span></text:span></text:p>
        </text:list-item>
      </text:list>
      <text:h text:style-name="P23" text:outline-level="1"><text:bookmark-start text:name="__RefHeading___Toc11611_3822276627"/><text:span text:style-name="Strong_20_Emphasis">Poznámky</text:span><text:bookmark-end text:name="__RefHeading___Toc11611_3822276627"/></text:h>
      <text:p text:style-name="P3"><text:span text:style-name="Strong_20_Emphasis"><text:span text:style-name="T31">IDEA: </text:span></text:span><text:span text:style-name="Strong_20_Emphasis"><text:span text:style-name="T32">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33">Elfové a trpaslíci tedy potom osídlili západní kontinent, který byl mnohem méně zdevastovaný (respektive tam se možná elfští, trpasličtí, orčtí a goblinští otroci vzbouřili a uspěli díky tomu, že byli ogři oslabení občanskou válkou).</text:span></text:span></text:p>
      <text:p text:style-name="P3"><text:span text:style-name="Strong_20_Emphasis"><text:span text:style-name="T34">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p text:style-name="P3"><text:span text:style-name="Strong_20_Emphasis"><text:span text:style-name="T35">TODO: Oracle of Deplhi</text:span></text:span><text:span text:style-name="Strong_20_Emphasis"><text:span text:style-name="T36"><text:line-break/>- plyny v jeskyni? Prozkoumat.</text:span></text:span></text:p>
      <text:h text:style-name="P24" text:outline-level="1"><text:span text:style-name="Strong_20_Emphasis"><text:span text:style-name="T509">Božská epiteta a atributy</text:span></text:span></text:h>
      <text:p text:style-name="P6"><text:span text:style-name="Strong_20_Emphasis"><text:span text:style-name="T27">Áron</text:span></text:span><text:span text:style-name="Strong_20_Emphasis"><text:span text:style-name="T323"><text:line-break/><text:tab/></text:span></text:span><text:span text:style-name="Strong_20_Emphasis"><text:span text:style-name="T326">neporazitelný<text:line-break/><text:tab/></text:span></text:span><text:span text:style-name="Strong_20_Emphasis"><text:span text:style-name="T330">kopí a štít</text:span></text:span></text:p>
      <text:p text:style-name="P6"><text:span text:style-name="Strong_20_Emphasis"><text:span text:style-name="T27">Sófós</text:span></text:span><text:span text:style-name="Strong_20_Emphasis"><text:span text:style-name="T323"><text:line-break/><text:tab/></text:span></text:span><text:span text:style-name="Strong_20_Emphasis"><text:span text:style-name="T327">dárce moudrosti<text:line-break/><text:tab/></text:span></text:span><text:span text:style-name="Strong_20_Emphasis"><text:span text:style-name="T333">tóga a </text:span></text:span><text:span text:style-name="Strong_20_Emphasis"><text:span text:style-name="T330">otevřená kniha</text:span></text:span></text:p>
      <text:p text:style-name="P6"><text:span text:style-name="Strong_20_Emphasis"><text:span text:style-name="T27">Išara</text:span></text:span><text:span text:style-name="Strong_20_Emphasis"><text:span text:style-name="T323"><text:line-break/><text:tab/></text:span></text:span><text:span text:style-name="Strong_20_Emphasis"><text:span text:style-name="T325">strážkyně smluv<text:line-break/><text:tab/></text:span></text:span><text:span text:style-name="Strong_20_Emphasis"><text:span text:style-name="T330">svitek a meč</text:span></text:span></text:p>
      <text:p text:style-name="P6"><text:span text:style-name="Strong_20_Emphasis"><text:span text:style-name="T27">Ahura</text:span></text:span><text:span text:style-name="Strong_20_Emphasis"><text:span text:style-name="T323"><text:line-break/><text:tab/></text:span></text:span><text:span text:style-name="Strong_20_Emphasis"><text:span text:style-name="T325">strážkyně pravdy, očistný plamen<text:line-break/><text:tab/></text:span></text:span><text:span text:style-name="Strong_20_Emphasis"><text:span text:style-name="T331">plamen nad otevřenou dlaní</text:span></text:span></text:p>
      <text:p text:style-name="P6"><text:span text:style-name="Strong_20_Emphasis"><text:span text:style-name="T27">Hókar</text:span></text:span><text:span text:style-name="Strong_20_Emphasis"><text:span text:style-name="T323"><text:line-break/><text:tab/></text:span></text:span><text:span text:style-name="Strong_20_Emphasis"><text:span text:style-name="T328">praotec, </text:span></text:span><text:span text:style-name="Strong_20_Emphasis"><text:span text:style-name="T329">ochránce klanů, strážce cti<text:line-break/><text:tab/></text:span></text:span><text:span text:style-name="Strong_20_Emphasis"><text:span text:style-name="T332">tetování?</text:span></text:span></text:p>
      <text:p text:style-name="P6"><text:span text:style-name="Strong_20_Emphasis"><text:span text:style-name="T27">Sárí</text:span></text:span><text:span text:style-name="Strong_20_Emphasis"><text:span text:style-name="T323"><text:line-break/><text:tab/></text:span></text:span><text:span text:style-name="Strong_20_Emphasis"><text:span text:style-name="T127">nejjasnější, nebeská, </text:span></text:span><text:span text:style-name="Strong_20_Emphasis"><text:span text:style-name="T128">dárkyně hojnosti<text:line-break/><text:tab/></text:span></text:span><text:span text:style-name="Strong_20_Emphasis"><text:span text:style-name="T129">sluneční kotouč</text:span></text:span></text:p>
      <text:p text:style-name="P7"><text:span text:style-name="Strong_20_Emphasis"><text:span text:style-name="T26">Anansi</text:span></text:span><text:span text:style-name="Strong_20_Emphasis"><text:span text:style-name="T324"><text:line-break/><text:tab/></text:span></text:span><text:span text:style-name="Strong_20_Emphasis"><text:span text:style-name="T124">s</text:span></text:span><text:span text:style-name="Strong_20_Emphasis"><text:span text:style-name="T125">trážce</text:span></text:span><text:span text:style-name="Strong_20_Emphasis"><text:span text:style-name="T126"> tajného vědění a moudrosti předků, </text:span></text:span><text:span text:style-name="Strong_20_Emphasis"><text:span text:style-name="T131">pán světa duchů</text:span></text:span><text:span text:style-name="Strong_20_Emphasis"><text:span text:style-name="T126"><text:line-break/><text:tab/></text:span></text:span><text:span text:style-name="Strong_20_Emphasis"><text:span text:style-name="T130">tetování?, ?</text:span></text:span></text:p>
      <text:p text:style-name="P6"><text:span text:style-name="Strong_20_Emphasis"><text:span text:style-name="T323"/></text:span></text:p>
      <text:h text:style-name="P23" text:outline-level="1"><text:bookmark-start text:name="__RefHeading___Toc11613_3822276627"/><text:span text:style-name="Strong_20_Emphasis">Letem světem</text:span><text:bookmark-end text:name="__RefHeading___Toc11613_3822276627"/></text:h>
      <text:p text:style-name="P3"><text:span text:style-name="Strong_20_Emphasis"><text:span text:style-name="T151">Vznešený pane, d</text:span></text:span><text:span text:style-name="Strong_20_Emphasis"><text:span text:style-name="T138">ovol mi stát se na chvíli tvýma očima a ukázat ti</text:span></text:span><text:span text:style-name="Strong_20_Emphasis"><text:span text:style-name="T152"> svět tak, jak jsem jej spatřil na svých mnoha dlouhých cestách.</text:span></text:span></text:p>
      <text:h text:style-name="P27" text:outline-level="2"><text:bookmark-start text:name="__RefHeading___Toc11615_3822276627"/><text:span text:style-name="Strong_20_Emphasis">Dórsk</text:span><text:span text:style-name="Strong_20_Emphasis"><text:span text:style-name="T490">á</text:span></text:span><text:span text:style-name="Strong_20_Emphasis"> říš</text:span><text:span text:style-name="Strong_20_Emphasis"><text:span text:style-name="T490">e</text:span></text:span><text:bookmark-end text:name="__RefHeading___Toc11615_3822276627"/></text:h>
      <text:p text:style-name="Text_20_Body_20_Full_20_Page"><text:span text:style-name="Strong_20_Emphasis"><text:span text:style-name="T153">Od neprostupné Divočiny na západě až po bouřlivé vody Oceánu na </text:span></text:span><text:span text:style-name="Strong_20_Emphasis"><text:span text:style-name="T154">dalekém</text:span></text:span><text:span text:style-name="Strong_20_Emphasis"><text:span text:style-name="T153"> východě se rozkládá největší a nejmocnější říše </text:span></text:span><text:span text:style-name="Strong_20_Emphasis"><text:span text:style-name="T155">známého světa</text:span></text:span><text:span text:style-name="Strong_20_Emphasis"><text:span text:style-name="T153">. </text:span></text:span><text:span text:style-name="Strong_20_Emphasis"><text:span text:style-name="T156">V žáru války ji </text:span></text:span><text:span text:style-name="Strong_20_Emphasis"><text:span text:style-name="T157">ukul</text:span></text:span><text:span text:style-name="Strong_20_Emphasis"><text:span text:style-name="T156"> a krví </text:span></text:span><text:span text:style-name="Strong_20_Emphasis"><text:span text:style-name="T158">tisíců </text:span></text:span><text:span text:style-name="Strong_20_Emphasis"><text:span text:style-name="T156">zakalil </text:span></text:span><text:span text:style-name="Strong_20_Emphasis"><text:span text:style-name="T159">Dórský král</text:span></text:span><text:span text:style-name="Strong_20_Emphasis"><text:span text:style-name="T156"> Filip Veliký,</text:span></text:span><text:span text:style-name="Strong_20_Emphasis"><text:span text:style-name="T159"> neporazitelný vojevůdce a dobyvatel.</text:span></text:span></text:p>
      <text:p text:style-name="P5"><text:span text:style-name="Strong_20_Emphasis"><text:span text:style-name="T160">Před hroty kopí Dórských falang nejdříve </text:span></text:span><text:span text:style-name="Strong_20_Emphasis"><text:span text:style-name="T161">poklekla</text:span></text:span><text:span text:style-name="Strong_20_Emphasis"><text:span text:style-name="T160"> svobodná Achájská města, poté bohaté Icénské přístavy. </text:span></text:span><text:span text:style-name="Strong_20_Emphasis"><text:span text:style-name="T162">Na</text:span></text:span><text:span text:style-name="Strong_20_Emphasis"><text:span text:style-name="T163"> Icénsk</text:span></text:span><text:span text:style-name="Strong_20_Emphasis"><text:span text:style-name="T162">ých</text:span></text:span><text:span text:style-name="Strong_20_Emphasis"><text:span text:style-name="T163"> </text:span></text:span><text:span text:style-name="Strong_20_Emphasis"><text:span text:style-name="T162">lodích</text:span></text:span><text:span text:style-name="Strong_20_Emphasis"><text:span text:style-name="T163"> se </text:span></text:span><text:span text:style-name="Strong_20_Emphasis"><text:span text:style-name="T162">pak</text:span></text:span><text:span text:style-name="Strong_20_Emphasis"><text:span text:style-name="T163"> Filipovy voje </text:span></text:span><text:span text:style-name="Strong_20_Emphasis"><text:span text:style-name="T164">přeplavily do</text:span></text:span><text:span text:style-name="Strong_20_Emphasis"><text:span text:style-name="T163"> </text:span></text:span><text:span text:style-name="Strong_20_Emphasis"><text:span text:style-name="T165">rozlehlé</text:span></text:span><text:span text:style-name="Strong_20_Emphasis"><text:span text:style-name="T163"> </text:span></text:span><text:span text:style-name="Strong_20_Emphasis"><text:span text:style-name="T166">Artézs</text:span></text:span><text:span text:style-name="Strong_20_Emphasis"><text:span text:style-name="T163">ké říše, odvěkého to nepřítele Dór</text:span></text:span><text:span text:style-name="Strong_20_Emphasis"><text:span text:style-name="T167">ů</text:span></text:span><text:span text:style-name="Strong_20_Emphasis"><text:span text:style-name="T163"> i Acháj</text:span></text:span><text:span text:style-name="Strong_20_Emphasis"><text:span text:style-name="T167">ců</text:span></text:span><text:span text:style-name="Strong_20_Emphasis"><text:span text:style-name="T163">. Od vítězství k vítězství směřovala krvavá stopa dobyvatelova a ani </text:span></text:span><text:span text:style-name="Strong_20_Emphasis"><text:span text:style-name="T168">s pomocí</text:span></text:span><text:span text:style-name="Strong_20_Emphasis"><text:span text:style-name="T163"> l</text:span></text:span><text:span text:style-name="Strong_20_Emphasis"><text:span text:style-name="T168">sti</text:span></text:span><text:span text:style-name="Strong_20_Emphasis"><text:span text:style-name="T163"> a zrad</text:span></text:span><text:span text:style-name="Strong_20_Emphasis"><text:span text:style-name="T168">y</text:span></text:span><text:span text:style-name="Strong_20_Emphasis"><text:span text:style-name="T163"> jej </text:span></text:span><text:span text:style-name="Strong_20_Emphasis"><text:span text:style-name="T169">Artéz</text:span></text:span><text:span text:style-name="Strong_20_Emphasis"><text:span text:style-name="T170">ové</text:span></text:span><text:span text:style-name="Strong_20_Emphasis"><text:span text:style-name="T163"> nedokázal</text:span></text:span><text:span text:style-name="Strong_20_Emphasis"><text:span text:style-name="T168">i</text:span></text:span><text:span text:style-name="Strong_20_Emphasis"><text:span text:style-name="T163"> zastavit </text:span></text:span><text:span text:style-name="Strong_20_Emphasis"><text:span text:style-name="T168">a zabránit mu ve splnění posvátné </text:span></text:span><text:span text:style-name="Strong_20_Emphasis"><text:span text:style-name="T171">přísahy</text:span></text:span><text:span text:style-name="Strong_20_Emphasis"><text:span text:style-name="T168">, </text:span></text:span><text:span text:style-name="Strong_20_Emphasis"><text:span text:style-name="T171">již složil</text:span></text:span><text:span text:style-name="Strong_20_Emphasis"><text:span text:style-name="T168"> při převzetí koruny </text:span></text:span><text:span text:style-name="Strong_20_Emphasis"><text:span text:style-name="T172">svého otce</text:span></text:span><text:span text:style-name="Strong_20_Emphasis"><text:span text:style-name="T168">: </text:span></text:span><text:span text:style-name="Strong_20_Emphasis"><text:span text:style-name="T171">ve</text:span></text:span><text:span text:style-name="Strong_20_Emphasis"><text:span text:style-name="T168"> jménu boha Árona</text:span></text:span><text:span text:style-name="Strong_20_Emphasis"><text:span text:style-name="T163"> srazit na kolena mocného </text:span></text:span><text:span text:style-name="Strong_20_Emphasis"><text:span text:style-name="T173">Artézského</text:span></text:span><text:span text:style-name="Strong_20_Emphasis"><text:span text:style-name="T163"> šáha a </text:span></text:span><text:span text:style-name="Strong_20_Emphasis"><text:span text:style-name="T174">konečně</text:span></text:span><text:span text:style-name="Strong_20_Emphasis"><text:span text:style-name="T163"> </text:span></text:span><text:span text:style-name="Strong_20_Emphasis"><text:span text:style-name="T168">tak</text:span></text:span><text:span text:style-name="Strong_20_Emphasis"><text:span text:style-name="T163"> ukončit </text:span></text:span><text:span text:style-name="Strong_20_Emphasis"><text:span text:style-name="T175">desítky let</text:span></text:span><text:span text:style-name="Strong_20_Emphasis"><text:span text:style-name="T163"> válčení </text:span></text:span><text:span text:style-name="Strong_20_Emphasis"><text:span text:style-name="T176">a utrpení</text:span></text:span><text:span text:style-name="Strong_20_Emphasis"><text:span text:style-name="T163">.</text:span></text:span></text:p>
      <text:h text:style-name="P28" text:outline-level="3"><text:span text:style-name="Strong_20_Emphasis">Dór</text:span><text:span text:style-name="Strong_20_Emphasis"><text:span text:style-name="T491">ské království</text:span></text:span></text:h>
      <text:p text:style-name="Text_20_Body_20_Full_20_Page"><text:span text:style-name="Strong_20_Emphasis"><text:span text:style-name="T301">Vypracované svaly na nahých tělech atletů pracují v dokonalém rytmu. </text:span></text:span><text:span text:style-name="Strong_20_Emphasis"><text:span text:style-name="T303">V</text:span></text:span><text:span text:style-name="Strong_20_Emphasis"><text:span text:style-name="T301">bíhají do poslední zatáčky. Davy šílí. Kdo </text:span></text:span><text:span text:style-name="Strong_20_Emphasis"><text:span text:style-name="T302">se stane</text:span></text:span><text:span text:style-name="Strong_20_Emphasis"><text:span text:style-name="T301"> jejich nejnovějším hrdinou?</text:span></text:span></text:p>
      <text:p text:style-name="P20"><text:span text:style-name="Strong_20_Emphasis"><text:span text:style-name="T13">Terén:<text:line-break/></text:span></text:span><text:span text:style-name="Strong_20_Emphasis"><text:span text:style-name="T37">Skalnaté</text:span></text:span><text:span text:style-name="Strong_20_Emphasis"><text:span text:style-name="T1"> pobřeží</text:span></text:span><text:span text:style-name="Strong_20_Emphasis"><text:span text:style-name="T8">, lesnaté vnitroze</text:span></text:span><text:span text:style-name="Strong_20_Emphasis"><text:span text:style-name="T9">m</text:span></text:span><text:span text:style-name="Strong_20_Emphasis"><text:span text:style-name="T8">í</text:span></text:span><text:span text:style-name="Strong_20_Emphasis"><text:span text:style-name="T10">, nízké kopce, krátké řeky.</text:span></text:span></text:p>
      <text:p text:style-name="P20"><text:span text:style-name="Strong_20_Emphasis"><text:span text:style-name="T13">Architektura:<text:line-break/></text:span></text:span><text:span text:style-name="Strong_20_Emphasis"><text:span text:style-name="T177">Mohutné, </text:span></text:span><text:span text:style-name="Strong_20_Emphasis"><text:span text:style-name="T178">žlábkované</text:span></text:span><text:span text:style-name="Strong_20_Emphasis"><text:span text:style-name="T177"> sloupy z vnějšku budov, stanová střecha s nízkým sklonem, </text:span></text:span><text:span text:style-name="Strong_20_Emphasis"><text:span text:style-name="T178">trojúhelníkové štíty.</text:span></text:span></text:p>
      <text:p text:style-name="P20"><text:soft-page-break/><text:span text:style-name="Strong_20_Emphasis"><text:span text:style-name="T14">Božstvo</text:span></text:span><text:span text:style-name="Strong_20_Emphasis"><text:span text:style-name="T15">:<text:line-break/></text:span></text:span><text:span text:style-name="Strong_20_Emphasis"><text:span text:style-name="T132">Nezdolný </text:span></text:span><text:span text:style-name="Strong_20_Emphasis"><text:span text:style-name="T179">Áron.</text:span></text:span></text:p>
      <text:p text:style-name="P20"><text:span text:style-name="Strong_20_Emphasis"><text:span text:style-name="T16">Role kněží a chrámů:<text:line-break/></text:span></text:span><text:span text:style-name="Strong_20_Emphasis"><text:span text:style-name="T38">Pořádání her, výuka mladých aristokratů, bojový vý</text:span></text:span><text:span text:style-name="Strong_20_Emphasis"><text:span text:style-name="T39">c</text:span></text:span><text:span text:style-name="Strong_20_Emphasis"><text:span text:style-name="T38">vik</text:span></text:span><text:span text:style-name="Strong_20_Emphasis"><text:span text:style-name="T40">, </text:span></text:span><text:span text:style-name="Strong_20_Emphasis"><text:span text:style-name="T41">oběti a obřady</text:span></text:span><text:span text:style-name="Strong_20_Emphasis"><text:span text:style-name="T38">.</text:span></text:span></text:p>
      <text:p text:style-name="P20"><text:span text:style-name="Strong_20_Emphasis"><text:span text:style-name="T17">Společnost</text:span></text:span><text:span text:style-name="Strong_20_Emphasis"><text:span text:style-name="T18">:<text:line-break/></text:span></text:span><text:span text:style-name="Strong_20_Emphasis"><text:span text:style-name="T42">Zemi vládne král, města spravují triarchové. Daně vybírá aristokracie. </text:span></text:span><text:span text:style-name="Strong_20_Emphasis"><text:span text:style-name="T43">Dědičné otroctví.</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Pouze lidé mohou být aristokraty, pouze muži mohou být triarchem. </text:span></text:span><text:span text:style-name="Strong_20_Emphasis"><text:span text:style-name="T44">Lidé mají výraznou většinu i v nižších vrstvách.</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133">Dórština</text:span></text:span></text:p>
      <text:p text:style-name="P20"><text:span text:style-name="Strong_20_Emphasis"><text:span text:style-name="T22">Hodnoty:<text:line-break/></text:span></text:span><text:span text:style-name="Strong_20_Emphasis"><text:span text:style-name="T45">K</text:span></text:span><text:span text:style-name="Strong_20_Emphasis"><text:span text:style-name="T42">rása </text:span></text:span><text:span text:style-name="Strong_20_Emphasis"><text:span text:style-name="T45">a síla</text:span></text:span><text:span text:style-name="Strong_20_Emphasis"><text:span text:style-name="T42"> těla i duše, </text:span></text:span><text:span text:style-name="Strong_20_Emphasis"><text:span text:style-name="T45">sláva a veřejné uznání.</text:span></text:span></text:p>
      <text:p text:style-name="P20"><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45">Nepodložené pomluvy, veřejné zneuctění, </text:span></text:span><text:span text:style-name="Strong_20_Emphasis"><text:span text:style-name="T39">tělesná či duševní slabost.</text:span></text:span></text:p>
      <text:p text:style-name="P14"><text:span text:style-name="Strong_20_Emphasis"><text:span text:style-name="T181">Dórové jsou národem atletů a válečníků. Říká se, že Dór</text:span></text:span><text:span text:style-name="Strong_20_Emphasis"><text:span text:style-name="T182">ští</text:span></text:span><text:span text:style-name="Strong_20_Emphasis"><text:span text:style-name="T181"> aristokrat</text:span></text:span><text:span text:style-name="Strong_20_Emphasis"><text:span text:style-name="T182">é</text:span></text:span><text:span text:style-name="Strong_20_Emphasis"><text:span text:style-name="T181"> se naučí vládnou mečem a kopím dříve, než udělají svůj první krok.</text:span></text:span><text:span text:style-name="Strong_20_Emphasis"><text:span text:style-name="T182"> </text:span></text:span><text:span text:style-name="Strong_20_Emphasis"><text:span text:style-name="T183">M</text:span></text:span><text:span text:style-name="Strong_20_Emphasis"><text:span text:style-name="T182">usím </text:span></text:span><text:span text:style-name="Strong_20_Emphasis"><text:span text:style-name="T184">potvrdit</text:span></text:span><text:span text:style-name="Strong_20_Emphasis"><text:span text:style-name="T182">, že to není moc daleko od pravdy. Kněží boha Árona zasvěcují svůj život studiu boje </text:span></text:span><text:span text:style-name="Strong_20_Emphasis"><text:span text:style-name="T185">a dalších disciplín</text:span></text:span><text:span text:style-name="Strong_20_Emphasis"><text:span text:style-name="T182"> a své znalosti pak předávají </text:span></text:span><text:span text:style-name="Strong_20_Emphasis"><text:span text:style-name="T186">ostatním</text:span></text:span><text:span text:style-name="Strong_20_Emphasis"><text:span text:style-name="T182">. </text:span></text:span><text:span text:style-name="Strong_20_Emphasis"><text:span text:style-name="T187">Trénik a studium probíhá v atlétiích, kde </text:span></text:span><text:span text:style-name="Strong_20_Emphasis"><text:span text:style-name="T188">muži i ženy společně</text:span></text:span><text:span text:style-name="Strong_20_Emphasis"><text:span text:style-name="T187"> cvičí a studují nazí, </text:span></text:span><text:span text:style-name="Strong_20_Emphasis"><text:span text:style-name="T189">aby skrze svá vypracovaná těla projevili úctu</text:span></text:span><text:span text:style-name="Strong_20_Emphasis"><text:span text:style-name="T187"> bohu Áronovi.</text:span></text:span><text:span text:style-name="Strong_20_Emphasis"><text:span text:style-name="T182"><text:line-break/><text:tab/></text:span></text:span><text:span text:style-name="Strong_20_Emphasis"><text:span text:style-name="T190">Dórští aristokraté ale nejsou jen skvělými atlety a vojáky. </text:span></text:span><text:span text:style-name="Strong_20_Emphasis"><text:span text:style-name="T191">Kromě taktiky</text:span></text:span><text:span text:style-name="Strong_20_Emphasis"><text:span text:style-name="T190">, strategi</text:span></text:span><text:span text:style-name="Strong_20_Emphasis"><text:span text:style-name="T191">e</text:span></text:span><text:span text:style-name="Strong_20_Emphasis"><text:span text:style-name="T190"> a umění velitelské</text:span></text:span><text:span text:style-name="Strong_20_Emphasis"><text:span text:style-name="T191">ho studují</text:span></text:span><text:span text:style-name="Strong_20_Emphasis"><text:span text:style-name="T192"> také</text:span></text:span><text:span text:style-name="Strong_20_Emphasis"><text:span text:style-name="T190"> mno</text:span></text:span><text:span text:style-name="Strong_20_Emphasis"><text:span text:style-name="T191">h</text:span></text:span><text:span text:style-name="Strong_20_Emphasis"><text:span text:style-name="T193">é</text:span></text:span><text:span text:style-name="Strong_20_Emphasis"><text:span text:style-name="T190"> duševních disciplín</text:span></text:span><text:span text:style-name="Strong_20_Emphasis"><text:span text:style-name="T193">y</text:span></text:span><text:span text:style-name="Strong_20_Emphasis"><text:span text:style-name="T190">, protože </text:span></text:span><text:span text:style-name="Strong_20_Emphasis"><text:span text:style-name="T194">znalostí,</text:span></text:span><text:span text:style-name="Strong_20_Emphasis"><text:span text:style-name="T195"> lstivosti </text:span></text:span><text:span text:style-name="Strong_20_Emphasis"><text:span text:style-name="T196">a pohotové mysli</text:span></text:span><text:span text:style-name="Strong_20_Emphasis"><text:span text:style-name="T195"> si </text:span></text:span><text:span text:style-name="Strong_20_Emphasis"><text:span text:style-name="T194">Dórové</text:span></text:span><text:span text:style-name="Strong_20_Emphasis"><text:span text:style-name="T195"> považují stejně jako fyzické síly nebo rychlosti</text:span></text:span><text:span text:style-name="Strong_20_Emphasis"><text:span text:style-name="T190">.<text:line-break/></text:span></text:span><text:tab/> Dórská města spravují triarchové: archon řídí každodenní agendu, stratég velí posádce a hiero<text:span text:style-name="T492">ph</text:span>ant je zodpovědný za náboženské záležitosti, provoz atlétií a také <text:span text:style-name="T493">za</text:span> pořádání her <text:span text:style-name="T494">oslavujících boha Árona</text:span>, kde <text:span text:style-name="T495">nazí atleti soutěží v běhu, zápasu, </text:span>jezdectví <text:span text:style-name="T496">a</text:span> vozatajství <text:span text:style-name="T497">a probíhají zde filosofické disputace, rétorické proslovy,</text:span> hudební a divadelní představení <text:span text:style-name="T497">a deklamace epických ság</text:span>.<text:line-break/><text:tab/><text:span text:style-name="T498">Tyto hry vedou mladé Dóry ke zdravé soutěživosti. Vítězové jsou oslavováni stejně jako hrdinové slavných bitev či úspěšní vojevůdci. </text:span><text:soft-page-break/><text:span text:style-name="T498">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že každý má stejnou šanci a že je jen na něm, jak ji využije. Samozřejmě ale jen v mezích svého původu: Pouze lidé mohou být aristokraty, pouze muži se mohou stát triarchem a pokud je někdo otrokem, navždy jím zůstane.</text:span></text:p>
      <text:h text:style-name="Heading_20_4" text:outline-level="4">Dórové</text:h>
      <text:h text:style-name="Heading_20_5" text:outline-level="5"><text:span text:style-name="Strong_20_Emphasis">Neřesti</text:span></text:h>
      <text:list xml:id="list1881526602" text:style-name="L5">
        <text:list-item>
          <text:p text:style-name="P38"><text:span text:style-name="Strong_20_Emphasis"><text:span text:style-name="T335">Nebýt v perfektní fyzické kondici. </text:span></text:span><text:span text:style-name="Strong_20_Emphasis"><text:span text:style-name="T336">Nemocní a nemohoucí ztrácí p</text:span></text:span><text:span text:style-name="Strong_20_Emphasis"><text:span text:style-name="T337">ravomoci – pokud je to dočasné tak dočasně, při zmrzačení trvale.</text:span></text:span></text:p>
          <text:list>
            <text:list-item>
              <text:p text:style-name="P38"><text:span text:style-name="Strong_20_Emphasis"><text:span text:style-name="T338">Tahle jde mimochodem odstavit z funkce třeba senátora nebo klidně i triarcha.</text:span></text:span></text:p>
            </text:list-item>
          </text:list>
        </text:list-item>
        <text:list-item>
          <text:p text:style-name="P38"><text:span text:style-name="Strong_20_Emphasis"><text:span text:style-name="T339">Public </text:span></text:span><text:span text:style-name="Strong_20_Emphasis"><text:span text:style-name="T340">disgrace</text:span></text:span><text:span text:style-name="Strong_20_Emphasis"><text:span text:style-name="T339"> is the greatest </text:span></text:span><text:span text:style-name="Strong_20_Emphasis"><text:span text:style-name="T340">shame.</text:span></text:span></text:p>
        </text:list-item>
        <text:list-item>
          <text:p text:style-name="P38"><text:span text:style-name="Strong_20_Emphasis"><text:span text:style-name="T341">Je ok dělat chyby, mít pochybné záliby a tak, ale je potřeba je držet v tajnosti.</text:span></text:span></text:p>
          <text:list>
            <text:list-item>
              <text:p text:style-name="P38"><text:span text:style-name="Strong_20_Emphasis"><text:span text:style-name="T341">Být nechvalně známý je velmi nežádoucí.</text:span></text:span></text:p>
              <text:list>
                <text:list-item>
                  <text:p text:style-name="P38"><text:span text:style-name="Strong_20_Emphasis"><text:span text:style-name="T342">Jediný způsob, jak se toho zbavit, je prokázat, že o tobě někdo šířil pomluvy.</text:span></text:span></text:p>
                </text:list-item>
              </text:list>
            </text:list-item>
          </text:list>
        </text:list-item>
        <text:list-item>
          <text:p text:style-name="P38"><text:span text:style-name="Strong_20_Emphasis"><text:span text:style-name="T342">Nepodloženě někoho pomlouvat je velký hřích.</text:span></text:span></text:p>
        </text:list-item>
        <text:list-item>
          <text:p text:style-name="P38"><text:span text:style-name="Strong_20_Emphasis"><text:span text:style-name="T343">Použít násilí proti svému bližnímu.</text:span></text:span></text:p>
        </text:list-item>
      </text:list>
      <text:h text:style-name="P29" text:outline-level="5"><text:soft-page-break/><text:span text:style-name="Strong_20_Emphasis">Ctnosti</text:span></text:h>
      <text:list xml:id="list234735741" text:style-name="L12">
        <text:list-item>
          <text:p text:style-name="P39"><text:span text:style-name="Strong_20_Emphasis"><text:span text:style-name="T344">Být v perfektní fyzické kondici, po celý život trénovat boj a atletiku.</text:span></text:span></text:p>
        </text:list-item>
        <text:list-item>
          <text:p text:style-name="P39"><text:span text:style-name="Strong_20_Emphasis"><text:span text:style-name="T345">Odvaha</text:span></text:span></text:p>
          <text:list>
            <text:list-item>
              <text:p text:style-name="P39"><text:span text:style-name="Strong_20_Emphasis"><text:span text:style-name="T345">Ale ne bez rozmyslu. </text:span></text:span><text:span text:style-name="Strong_20_Emphasis"><text:span text:style-name="T346">Riskovat zbytečně je neřest.</text:span></text:span></text:p>
            </text:list-item>
          </text:list>
        </text:list-item>
        <text:list-item>
          <text:p text:style-name="P39"><text:span text:style-name="Strong_20_Emphasis"><text:span text:style-name="T347">Hrdinské skutky</text:span></text:span></text:p>
        </text:list-item>
        <text:list-item>
          <text:p text:style-name="P39"><text:span text:style-name="Strong_20_Emphasis"><text:span text:style-name="T348">Dosáhnout uznání ve svém oboru – být ten nejlepší, nejznámější (ale v dobrém, být nechvalně proslulý je naopak neřest).</text:span></text:span></text:p>
        </text:list-item>
        <text:list-item>
          <text:p text:style-name="P39"><text:span text:style-name="Strong_20_Emphasis"><text:span text:style-name="T349">K</text:span></text:span><text:span text:style-name="Strong_20_Emphasis"><text:span text:style-name="T350">rása </text:span></text:span><text:span text:style-name="Strong_20_Emphasis"><text:span text:style-name="T349">těla i duše</text:span></text:span></text:p>
          <text:list>
            <text:list-item>
              <text:p text:style-name="P39"><text:span text:style-name="Strong_20_Emphasis"><text:span text:style-name="T350">Nejen vrozená, ale i dobře se chovat, oblékat, mluvit, vystupovat.</text:span></text:span></text:p>
            </text:list-item>
          </text:list>
        </text:list-item>
        <text:list-item>
          <text:p text:style-name="P39"><text:span text:style-name="Strong_20_Emphasis"><text:span text:style-name="T351">Soutěži</text:span></text:span><text:span text:style-name="Strong_20_Emphasis"><text:span text:style-name="T352">vos</text:span></text:span><text:span text:style-name="Strong_20_Emphasis"><text:span text:style-name="T351">t </text:span></text:span><text:span text:style-name="Strong_20_Emphasis"><text:span text:style-name="T352">(aby mohl být někdo nejlepší, musí mít s kým soutěžit).</text:span></text:span></text:p>
        </text:list-item>
        <text:list-item>
          <text:p text:style-name="P39"><text:span text:style-name="Strong_20_Emphasis"><text:span text:style-name="T353">Být všestranný</text:span></text:span></text:p>
          <text:list>
            <text:list-item>
              <text:p text:style-name="P39"><text:span text:style-name="Strong_20_Emphasis"><text:span text:style-name="T353">Hodnotí se fyzička, vzdělání, vystupování ve společnosti, umění, atd.</text:span></text:span></text:p>
              <text:list>
                <text:list-item>
                  <text:p text:style-name="P39"><text:span text:style-name="Strong_20_Emphasis"><text:span text:style-name="T353">Nikdo by neměl mít jen jeden zájem, jen jeden koníček.</text:span></text:span></text:p>
                </text:list-item>
                <text:list-item>
                  <text:p text:style-name="P39"><text:span text:style-name="Strong_20_Emphasis"><text:span text:style-name="T353">Neznamená to ale, že je potřeba být nejlepší ve všem. Je žádoucí si vybrat jeden obor a v něm dosáhnout excelence.</text:span></text:span></text:p>
                </text:list-item>
              </text:list>
            </text:list-item>
          </text:list>
        </text:list-item>
        <text:list-item>
          <text:p text:style-name="P39"><text:span text:style-name="Strong_20_Emphasis"><text:span text:style-name="T354">Být lstivý nebo dobrý v rétorice je stejně hodnotné jako být dobrý v atletice nebo v boji.</text:span></text:span></text:p>
          <text:list>
            <text:list-item>
              <text:p text:style-name="P39"><text:span text:style-name="Strong_20_Emphasis"><text:span text:style-name="T354">Přelstít protivníka, zesměšnit ho, nebo ho utlouct svými argumenty, je považováno za čestný způsob vítězství.</text:span></text:span></text:p>
              <text:list>
                <text:list-item>
                  <text:p text:style-name="P39"><text:soft-page-break/><text:span text:style-name="Strong_20_Emphasis"><text:span text:style-name="T353">Souvisí to s ideálem všestrannosti – hrubá síla je sice ideálem, ale jen když je podpořena v ostatních oblastech.</text:span></text:span></text:p>
                </text:list-item>
              </text:list>
            </text:list-item>
          </text:list>
        </text:list-item>
      </text:list>
      <text:p text:style-name="P45"><text:span text:style-name="Strong_20_Emphasis"><text:span text:style-name="T355">Náhoda – co se děje, není vůle bohů, ale prostě náhoda.</text:span></text:span></text:p>
      <text:list xml:id="list2180729460" text:style-name="L13">
        <text:list-item>
          <text:p text:style-name="P40"><text:span text:style-name="Strong_20_Emphasis"><text:span text:style-name="T355">Áron má svou vlastní agendu – pod jeho vedením se z nás stal nejmocnější národ známého světa –</text:span></text:span><text:span text:style-name="Strong_20_Emphasis"><text:span text:style-name="T356"> a může cíleně seslat sucho, přivolat déšť, a podobně,</text:span></text:span><text:span text:style-name="Strong_20_Emphasis"><text:span text:style-name="T355"> ale neřídí veškerý běh světa, </text:span></text:span><text:span text:style-name="Strong_20_Emphasis"><text:span text:style-name="T356">ani neurčuje osud každého jednotli</text:span></text:span><text:span text:style-name="Strong_20_Emphasis"><text:span text:style-name="T357">v</text:span></text:span><text:span text:style-name="Strong_20_Emphasis"><text:span text:style-name="T356">ce</text:span></text:span><text:span text:style-name="Strong_20_Emphasis"><text:span text:style-name="T355">.</text:span></text:span></text:p>
          <text:list>
            <text:list-item>
              <text:p text:style-name="P40"><text:span text:style-name="Strong_20_Emphasis"><text:span text:style-name="T358">Není dobré otravovat Árona s malichernostmi.</text:span></text:span></text:p>
              <text:list>
                <text:list-item>
                  <text:p text:style-name="P40"><text:span text:style-name="Strong_20_Emphasis"><text:span text:style-name="T358">Nikdo ho například nebude neustále prosit o dobré jídlo a podobně.</text:span></text:span></text:p>
                </text:list-item>
                <text:list-item>
                  <text:p text:style-name="P40"><text:span text:style-name="Strong_20_Emphasis"><text:span text:style-name="T358">Když to děláš, velmi tím snižuješ šanci, že ti pomůže, když to budeš opravdu potřebovat.</text:span></text:span></text:p>
                </text:list-item>
                <text:list-item>
                  <text:p text:style-name="P40"><text:span text:style-name="Strong_20_Emphasis"><text:span text:style-name="T358">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P29" text:outline-level="5"><text:span text:style-name="Strong_20_Emphasis">Dórská města</text:span></text:h>
      <text:list xml:id="list3987817625" text:style-name="L14">
        <text:list-item>
          <text:p text:style-name="P41"><text:span text:style-name="Strong_20_Emphasis"><text:span text:style-name="T359">Městu vládnou triarchové (stejně jako ve Vadoře, kde to Dórové zavedli poté, co město obsadili), ale nevolí je senát.</text:span></text:span></text:p>
          <text:list>
            <text:list-item>
              <text:p text:style-name="P41"><text:span text:style-name="Strong_20_Emphasis"><text:span text:style-name="T360">V </text:span></text:span><text:span text:style-name="Strong_20_Emphasis"><text:span text:style-name="T395">čistě</text:span></text:span><text:span text:style-name="Strong_20_Emphasis"><text:span text:style-name="T360"> Dórských městech všechny triarchy jmenuje Dórský král </text:span></text:span><text:span text:style-name="Strong_20_Emphasis"><text:span text:style-name="T396">(ve Vadoře je to jinak, má speciální status)</text:span></text:span><text:span text:style-name="Strong_20_Emphasis"><text:span text:style-name="T360">.</text:span></text:span></text:p>
              <text:list>
                <text:list-item>
                  <text:list>
                    <text:list-item>
                      <text:p text:style-name="P41"><text:span text:style-name="Strong_20_Emphasis"><text:span text:style-name="T360">Je to v souladu s tím, že král v sobě spojuje moc správní, vojenskou i náboženskou (je správcem celé země, je autokratem – tedy vrchním velitelem armády a je nejvyšším knězem Áronovým).</text:span></text:span></text:p>
                    </text:list-item>
                    <text:list-item>
                      <text:p text:style-name="P41"><text:soft-page-break/><text:span text:style-name="Strong_20_Emphasis"><text:span text:style-name="T361">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h text:style-name="Heading_20_5" text:outline-level="5"><text:span text:style-name="Strong_20_Emphasis">Armáda</text:span></text:h>
      <text:p text:style-name="P45"><text:span text:style-name="Strong_20_Emphasis"><text:span text:style-name="T362">Těžká jízda složená ze šlechticů.</text:span></text:span></text:p>
      <text:list xml:id="list3021004484" text:style-name="L15">
        <text:list-item>
          <text:p text:style-name="P42"><text:span text:style-name="Strong_20_Emphasis"><text:span text:style-name="T363">10 jezdců tvoří </text:span></text:span><text:span text:style-name="Strong_20_Emphasis"><text:span text:style-name="T364">„h</text:span></text:span><text:span text:style-name="Strong_20_Emphasis"><text:span text:style-name="T365">rot</text:span></text:span><text:span text:style-name="Strong_20_Emphasis"><text:span text:style-name="T364">“</text:span></text:span></text:p>
        </text:list-item>
        <text:list-item>
          <text:p text:style-name="P42"><text:span text:style-name="Strong_20_Emphasis"><text:span text:style-name="T366">10 </text:span></text:span><text:span text:style-name="Strong_20_Emphasis"><text:span text:style-name="T367">hrotů</text:span></text:span><text:span text:style-name="Strong_20_Emphasis"><text:span text:style-name="T366"> tvoří </text:span></text:span><text:span text:style-name="Strong_20_Emphasis"><text:span text:style-name="T364">(jízdní) „</text:span></text:span><text:span text:style-name="Strong_20_Emphasis"><text:span text:style-name="T366">klín“</text:span></text:span></text:p>
        </text:list-item>
        <text:list-item>
          <text:p text:style-name="P42"><text:span text:style-name="Strong_20_Emphasis"><text:span text:style-name="T368">10 klínů je dekáda</text:span></text:span><text:span text:style-name="Strong_20_Emphasis"><text:span text:style-name="T369"> (stejně jako u pěchoty)</text:span></text:span></text:p>
        </text:list-item>
      </text:list>
      <text:p text:style-name="P45"><text:span text:style-name="Strong_20_Emphasis"><text:span text:style-name="T362">Pěchota s</text:span></text:span><text:span text:style-name="Strong_20_Emphasis"><text:span text:style-name="T370">ložená z falang</text:span></text:span></text:p>
      <text:list xml:id="list3037564809" text:style-name="L16">
        <text:list-item>
          <text:p text:style-name="P43"><text:span text:style-name="Strong_20_Emphasis"><text:span text:style-name="T371">Struktura falangy:</text:span></text:span></text:p>
          <text:list>
            <text:list-item>
              <text:p text:style-name="P43"><text:span text:style-name="Strong_20_Emphasis"><text:span text:style-name="T371">1</text:span></text:span><text:span text:style-name="Strong_20_Emphasis"><text:span text:style-name="T372">0</text:span></text:span><text:span text:style-name="Strong_20_Emphasis"><text:span text:style-name="T371"> řad</text:span></text:span></text:p>
              <text:list>
                <text:list-item>
                  <text:p text:style-name="P43"><text:span text:style-name="Strong_20_Emphasis"><text:span text:style-name="T372">Řadu tvoří 9 hoplitů + velitel řady (dekadarchos) </text:span></text:span><text:span text:style-name="Strong_20_Emphasis"><text:span text:style-name="T373">+ 2 </text:span></text:span><text:span text:style-name="Strong_20_Emphasis"><text:span text:style-name="T374">otroci</text:span></text:span><text:span text:style-name="Strong_20_Emphasis"><text:span text:style-name="T373"> v zázemí</text:span></text:span><text:span text:style-name="Strong_20_Emphasis"><text:span text:style-name="T372">.</text:span></text:span></text:p>
                  <text:list>
                    <text:list-item>
                      <text:p text:style-name="P43"><text:span text:style-name="Strong_20_Emphasis"><text:span text:style-name="T375">Hopliti </text:span></text:span><text:span text:style-name="Strong_20_Emphasis"><text:span text:style-name="T397">jsou</text:span></text:span><text:span text:style-name="Strong_20_Emphasis"><text:span text:style-name="T375"> občan</text:span></text:span><text:span text:style-name="Strong_20_Emphasis"><text:span text:style-name="T397">é (farmáři)</text:span></text:span><text:span text:style-name="Strong_20_Emphasis"><text:span text:style-name="T375">.</text:span></text:span></text:p>
                    </text:list-item>
                    <text:list-item>
                      <text:p text:style-name="P43"><text:span text:style-name="Strong_20_Emphasis"><text:span text:style-name="T375">Otroci vaří jídlo, koupou latrýny, atp.</text:span></text:span></text:p>
                    </text:list-item>
                  </text:list>
                </text:list-item>
                <text:list-item>
                  <text:p text:style-name="P43"><text:span text:style-name="Strong_20_Emphasis"><text:span text:style-name="T371">Každá řada funguje jako samostatná jednotka</text:span></text:span></text:p>
                </text:list-item>
                <text:list-item>
                  <text:p text:style-name="P43"><text:span text:style-name="Strong_20_Emphasis"><text:span text:style-name="T376">Falanga obvykle nastupovala buď ve formaci 10x10 řad, nebo ve dvou subformacích 5x10 řad.</text:span></text:span></text:p>
                </text:list-item>
              </text:list>
            </text:list-item>
          </text:list>
        </text:list-item>
      </text:list>
      <text:p text:style-name="P45"><text:span text:style-name="Strong_20_Emphasis"><text:span text:style-name="T377">10 hoplitů je </text:span></text:span><text:span text:style-name="Strong_20_Emphasis"><text:span text:style-name="T378">řada</text:span></text:span></text:p>
      <text:p text:style-name="P45"><text:span text:style-name="Strong_20_Emphasis"><text:span text:style-name="T378">10 řad je falanga</text:span></text:span></text:p>
      <text:p text:style-name="P45"><text:span text:style-name="Strong_20_Emphasis"><text:span text:style-name="T379">10 falang je dekáda</text:span></text:span></text:p>
      <text:p text:style-name="P45"><text:soft-page-break/><text:span text:style-name="Strong_20_Emphasis"><text:span text:style-name="T379">10 dekád je myriáda</text:span></text:span></text:p>
      <text:p text:style-name="P45"><text:span text:style-name="Strong_20_Emphasis"><text:span text:style-name="T380">Tzn. 1 myriáda sestává z 10 dekád složených z 10 falang, což je 10 řad po 10 mužích. Plus noncombat personnel (otroci, osobní stráž velitelů dekád a stratégů, </text:span></text:span><text:span text:style-name="Strong_20_Emphasis"><text:span text:style-name="T381">pěší poslové, jízdní poslové</text:span></text:span><text:span text:style-name="Strong_20_Emphasis"><text:span text:style-name="T380">),</text:span></text:span></text:p>
      <text:h text:style-name="P29" text:outline-level="5"><text:span text:style-name="Strong_20_Emphasis">Velitelé</text:span></text:h>
      <text:p text:style-name="P45"><text:span text:style-name="Strong_20_Emphasis"><text:span text:style-name="T382">Pojmenování podle toho, čemu velí</text:span></text:span><text:span text:style-name="Strong_20_Emphasis"><text:span text:style-name="T383">, tzn.: „Velitel řady“, „Velitel falangy“. </text:span></text:span><text:span text:style-name="Strong_20_Emphasis"><text:span text:style-name="T382">U jízdy</text:span></text:span><text:span text:style-name="Strong_20_Emphasis"><text:span text:style-name="T383"> „</text:span></text:span><text:span text:style-name="Strong_20_Emphasis"><text:span text:style-name="T382">velitel hrotu“, „velitel klínu“</text:span></text:span><text:span text:style-name="Strong_20_Emphasis"><text:span text:style-name="T383">.</text:span></text:span></text:p>
      <text:p text:style-name="P45"><text:span text:style-name="Strong_20_Emphasis"><text:span text:style-name="T383">/* </text:span></text:span><text:span text:style-name="Strong_20_Emphasis"><text:span text:style-name="T384">Možná „dekarch“ by velel dekádě? </text:span></text:span><text:span text:style-name="Strong_20_Emphasis"><text:span text:style-name="T383">*/</text:span></text:span></text:p>
      <text:p text:style-name="P45"><text:span text:style-name="Strong_20_Emphasis"><text:span text:style-name="T398">S</text:span></text:span><text:span text:style-name="Strong_20_Emphasis"><text:span text:style-name="T386">tratég </text:span></text:span><text:span text:style-name="Strong_20_Emphasis"><text:span text:style-name="T398">(generál)</text:span></text:span><text:span text:style-name="Strong_20_Emphasis"><text:span text:style-name="T386"> </text:span></text:span><text:span text:style-name="Strong_20_Emphasis"><text:span text:style-name="T387">ideálně velí myriádě, to ale málokdy vyjde, takže </text:span></text:span><text:span text:style-name="Strong_20_Emphasis"><text:span text:style-name="T388">je to obecně velitel několika dekád</text:span></text:span><text:span text:style-name="Strong_20_Emphasis"><text:span text:style-name="T386">. </text:span></text:span><text:span text:style-name="Strong_20_Emphasis"><text:span text:style-name="T398">Nebo města.</text:span></text:span></text:p>
      <text:p text:style-name="P45"><text:span text:style-name="Strong_20_Emphasis"><text:span text:style-name="T389">Vrchní velitel armády = autokrat.</text:span></text:span></text:p>
      <text:list xml:id="list775887277" text:style-name="L18">
        <text:list-item>
          <text:p text:style-name="P44"><text:span text:style-name="Strong_20_Emphasis"><text:span text:style-name="T334">Stratég musí být aristokrat (a autokrat pochopitelně taky).</text:span></text:span></text:p>
        </text:list-item>
      </text:list>
      <text:h text:style-name="Heading_20_5" text:outline-level="5"><text:span text:style-name="Strong_20_Emphasis">Dórové vs nelidské rasy</text:span></text:h>
      <text:p text:style-name="P45"><text:span text:style-name="Strong_20_Emphasis"><text:span text:style-name="T392">Dórská </text:span></text:span><text:span text:style-name="Strong_20_Emphasis"><text:span text:style-name="T393">aristokracie </text:span></text:span><text:span text:style-name="Strong_20_Emphasis"><text:span text:style-name="T399">je</text:span></text:span><text:span text:style-name="Strong_20_Emphasis"><text:span text:style-name="T392"> výhradně lidská</text:span></text:span><text:span text:style-name="Strong_20_Emphasis"><text:span text:style-name="T390">.</text:span></text:span></text:p>
      <text:h text:style-name="P28" text:outline-level="3">Achájsk<text:span text:style-name="T490">é</text:span> měst<text:span text:style-name="T499">ské státy</text:span></text:h>
      <text:p text:style-name="Text_20_Body_20_Full_20_Page">Tvrdé kamenné lavice amfiteátru jsou přeplněné k prasknutí. Dnes se totiž k disputaci sešli scholarchové pěti nejslavnějších akademií. Dokonalou akustikou se nese <text:span text:style-name="T505">prudká</text:span> smršť argumentů v<text:span text:style-name="T505">e vyhrocené</text:span> bitvě intelektu. <text:span text:style-name="T506">Před očima občanů vzniká moudrost věků.</text:span></text:p>
      <text:p text:style-name="P20"><text:span text:style-name="Strong_20_Emphasis"><text:span text:style-name="T13">Terén:<text:line-break/></text:span></text:span><text:span text:style-name="Strong_20_Emphasis"><text:span text:style-name="T46">Poloostrov s č</text:span></text:span><text:span text:style-name="Strong_20_Emphasis"><text:span text:style-name="T2">lenit</text:span></text:span><text:span text:style-name="Strong_20_Emphasis"><text:span text:style-name="T3">ým</text:span></text:span><text:span text:style-name="Strong_20_Emphasis"><text:span text:style-name="T1"> pobřeží</text:span></text:span><text:span text:style-name="Strong_20_Emphasis"><text:span text:style-name="T3">m</text:span></text:span><text:span text:style-name="Strong_20_Emphasis"><text:span text:style-name="T1">, lesnat</text:span></text:span><text:span text:style-name="Strong_20_Emphasis"><text:span text:style-name="T3">ým</text:span></text:span><text:span text:style-name="Strong_20_Emphasis"><text:span text:style-name="T1"> vnitroze</text:span></text:span><text:span text:style-name="Strong_20_Emphasis"><text:span text:style-name="T4">m</text:span></text:span><text:span text:style-name="Strong_20_Emphasis"><text:span text:style-name="T1">í</text:span></text:span><text:span text:style-name="Strong_20_Emphasis"><text:span text:style-name="T3">m</text:span></text:span><text:span text:style-name="Strong_20_Emphasis"><text:span text:style-name="T2">, nízk</text:span></text:span><text:span text:style-name="Strong_20_Emphasis"><text:span text:style-name="T3">ými</text:span></text:span><text:span text:style-name="Strong_20_Emphasis"><text:span text:style-name="T2"> kopc</text:span></text:span><text:span text:style-name="Strong_20_Emphasis"><text:span text:style-name="T3">i a</text:span></text:span><text:span text:style-name="Strong_20_Emphasis"><text:span text:style-name="T2"> krátk</text:span></text:span><text:span text:style-name="Strong_20_Emphasis"><text:span text:style-name="T3">ými</text:span></text:span><text:span text:style-name="Strong_20_Emphasis"><text:span text:style-name="T2"> řek</text:span></text:span><text:span text:style-name="Strong_20_Emphasis"><text:span text:style-name="T3">ami</text:span></text:span><text:span text:style-name="Strong_20_Emphasis"><text:span text:style-name="T2">.</text:span></text:span></text:p>
      <text:p text:style-name="P20"><text:soft-page-break/><text:span text:style-name="Strong_20_Emphasis"><text:span text:style-name="T13">Architektura:<text:line-break/></text:span></text:span><text:span text:style-name="Strong_20_Emphasis"><text:span text:style-name="T197">Štíhlé</text:span></text:span><text:span text:style-name="Strong_20_Emphasis"><text:span text:style-name="T177">, </text:span></text:span><text:span text:style-name="Strong_20_Emphasis"><text:span text:style-name="T178">žlábkované</text:span></text:span><text:span text:style-name="Strong_20_Emphasis"><text:span text:style-name="T177"> sloupy </text:span></text:span><text:span text:style-name="Strong_20_Emphasis"><text:span text:style-name="T197">se zdobenou hlavicí</text:span></text:span><text:span text:style-name="Strong_20_Emphasis"><text:span text:style-name="T177"> z vnějšku budov, stanová střecha s nízkým sklonem, </text:span></text:span><text:span text:style-name="Strong_20_Emphasis"><text:span text:style-name="T178">trojúhelníkové štíty.</text:span></text:span></text:p>
      <text:p text:style-name="P20"><text:span text:style-name="Strong_20_Emphasis"><text:span text:style-name="T14">Božstvo</text:span></text:span><text:span text:style-name="Strong_20_Emphasis"><text:span text:style-name="T15">:<text:line-break/></text:span></text:span><text:span text:style-name="Strong_20_Emphasis"><text:span text:style-name="T132">Moudrý </text:span></text:span><text:span text:style-name="Strong_20_Emphasis"><text:span text:style-name="T47">Sófós</text:span></text:span><text:span text:style-name="Strong_20_Emphasis"><text:span text:style-name="T48">.</text:span></text:span></text:p>
      <text:p text:style-name="P20"><text:span text:style-name="Strong_20_Emphasis"><text:span text:style-name="T16">Role kněží a chrámů:<text:line-break/></text:span></text:span><text:span text:style-name="Strong_20_Emphasis"><text:span text:style-name="T47">Shromažďování a uchovávání knih a znalostí</text:span></text:span><text:span text:style-name="Strong_20_Emphasis"><text:span text:style-name="T40">, </text:span></text:span><text:span text:style-name="Strong_20_Emphasis"><text:span text:style-name="T41">oběti a obřady</text:span></text:span><text:span text:style-name="Strong_20_Emphasis"><text:span text:style-name="T38">.</text:span></text:span></text:p>
      <text:p text:style-name="P20"><text:span text:style-name="Strong_20_Emphasis"><text:span text:style-name="T17">Společnost</text:span></text:span><text:span text:style-name="Strong_20_Emphasis"><text:span text:style-name="T18">:<text:line-break/></text:span></text:span><text:span text:style-name="Strong_20_Emphasis"><text:span text:style-name="T49">Demokratické městské státy</text:span></text:span><text:span text:style-name="Strong_20_Emphasis"><text:span text:style-name="T42">. </text:span></text:span><text:span text:style-name="Strong_20_Emphasis"><text:span text:style-name="T50">Dědičné otroctví.</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text:span></text:span><text:span text:style-name="Strong_20_Emphasis"><text:span text:style-name="T51">Rovnocenné postavení všech ras, </text:span></text:span><text:span text:style-name="Strong_20_Emphasis"><text:span text:style-name="T52">ale</text:span></text:span><text:span text:style-name="Strong_20_Emphasis"><text:span text:style-name="T51"> </text:span></text:span><text:span text:style-name="Strong_20_Emphasis"><text:span text:style-name="T53">většina jsou lidé</text:span></text:span><text:span text:style-name="Strong_20_Emphasis"><text:span text:style-name="T42">.</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54">Achájština</text:span></text:span></text:p>
      <text:p text:style-name="P20"><text:span text:style-name="Strong_20_Emphasis"><text:span text:style-name="T22">Hodnoty:<text:line-break/></text:span></text:span><text:span text:style-name="Strong_20_Emphasis"><text:span text:style-name="T55">Logika a kritické myšlení, znalosti, všestrannost</text:span></text:span><text:span text:style-name="Strong_20_Emphasis"><text:span text:style-name="T45">.</text:span></text:span></text:p>
      <text:p text:style-name="P19"><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45">N</text:span></text:span><text:span text:style-name="Strong_20_Emphasis"><text:span text:style-name="T54">ásilí, </text:span></text:span><text:span text:style-name="Strong_20_Emphasis"><text:span text:style-name="T56">tyranie</text:span></text:span><text:span text:style-name="Strong_20_Emphasis"><text:span text:style-name="T39">.</text:span></text:span></text:p>
      <text:p text:style-name="P54">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bez potíží rozumí.<text:line-break/><text:tab/>Chrámy boha Sófóse jsou plné knih a svitků a jeho kněží je ochotně <text:span text:style-name="T500">ukáží</text:span> každému, kdo o to požádá. Mladí občané se vzdělávají v akademiích, kde také probíhají veřejné filosofické disputace. <text:span text:style-name="T501">V Sófópolisu, největším Achájském městě, sídlí slepý věštec, který v posvátném transu tlumočí božskou moudrost obyčejným lidem. Všichni mocní a bohatí Achájci a nezřídka i velmoži z jiných národů se s ním radí před každým opravdu důležitým rozhodnutím.</text:span><text:line-break/><text:tab/>Achájská města nemají vládce. <text:span text:style-name="T502">O</text:span> všem důležitém rozhodují hla<text:soft-page-break/>sováním všichni občané a o všední záležitosti se stará městská rada <text:span text:style-name="T503">vybraná</text:span> náhodným losem. Občanem se může stát kdokoliv a nejspíš právě proto je mezi Achájci mnohem více elfů, trpaslíků a kudůků, než je běžné v Dórském království.</text:p>
      <text:h text:style-name="Heading_20_4" text:outline-level="4"><text:span text:style-name="Strong_20_Emphasis">Achájci</text:span></text:h>
      <text:p text:style-name="P57"><text:span text:style-name="Strong_20_Emphasis"><text:span text:style-name="T425">Hodnoty: Kritické myšlení, logika, vzdělanost. </text:span></text:span><text:span text:style-name="Strong_20_Emphasis"><text:span text:style-name="T426">Sofistikovanost </text:span></text:span><text:span text:style-name="Strong_20_Emphasis"><text:span text:style-name="T427">(promyšlenost)</text:span></text:span><text:span text:style-name="Strong_20_Emphasis"><text:span text:style-name="T426">. </text:span></text:span><text:span text:style-name="Strong_20_Emphasis"><text:span text:style-name="T428">Demokracie. </text:span></text:span><text:span text:style-name="Strong_20_Emphasis"><text:span text:style-name="T429">Rovnost všech ras.</text:span></text:span></text:p>
      <text:p text:style-name="P57"><text:span text:style-name="Strong_20_Emphasis"><text:span text:style-name="T29">Shromáždění všech občanů</text:span></text:span></text:p>
      <text:p text:style-name="P56"><text:span text:style-name="Strong_20_Emphasis"><text:span text:style-name="T134">Shromaždění může mimo jiné udělit občanství a také ostrakizovat stávající občany.</text:span></text:span></text:p>
      <text:p text:style-name="P56"><text:span text:style-name="Strong_20_Emphasis"><text:span text:style-name="T29">Městská rada</text:span></text:span></text:p>
      <text:p text:style-name="P56"><text:span text:style-name="Strong_20_Emphasis"><text:span text:style-name="T430">Členové se vybírají losem ze všech občanů</text:span></text:span></text:p>
      <text:p text:style-name="P56"><text:span text:style-name="Strong_20_Emphasis"><text:span text:style-name="T431">Soudy – ustanovuje je shromáždění, nebo možná taky spíš výběr losem?</text:span></text:span></text:p>
      <text:h text:style-name="Heading_20_5" text:outline-level="5"><text:span text:style-name="Strong_20_Emphasis">Sófós</text:span></text:h>
      <text:p text:style-name="P57"><text:span text:style-name="Strong_20_Emphasis"><text:span text:style-name="T432">Lidově se to asi vyslovuje krátce (Sofos).</text:span></text:span></text:p>
      <text:p text:style-name="P57"><text:span text:style-name="Strong_20_Emphasis"><text:span text:style-name="T433">Bůh moudrosti</text:span></text:span></text:p>
      <text:p text:style-name="P57"><text:span text:style-name="Strong_20_Emphasis"><text:span text:style-name="T434">Sophia </text:span></text:span><text:span text:style-name="Strong_20_Emphasis"><text:span text:style-name="T435">(gnostická personifikace moudrosti)</text:span></text:span><text:span text:style-name="Strong_20_Emphasis"><text:span text:style-name="T434">? Sofos </text:span></text:span><text:span text:style-name="Strong_20_Emphasis"><text:span text:style-name="T435">(mužská varianta)</text:span></text:span><text:span text:style-name="Strong_20_Emphasis"><text:span text:style-name="T434">? </text:span></text:span><text:span text:style-name="Strong_20_Emphasis"><text:span text:style-name="T436">(anglicky Sophos). </text:span></text:span><text:span text:style-name="Strong_20_Emphasis"><text:span text:style-name="T437">Možná Sófos? </text:span></text:span><text:span text:style-name="Strong_20_Emphasis"><text:span text:style-name="T438">Sofós? </text:span></text:span><text:span text:style-name="Strong_20_Emphasis"><text:span text:style-name="T439">Sófós?</text:span></text:span></text:p>
      <text:p text:style-name="P57"><text:span text:style-name="Strong_20_Emphasis"><text:span text:style-name="T512">Athena was originally the </text:span></text:span><text:a xlink:type="simple" xlink:href="https://en.wikipedia.org/wiki/Aegean_civilization" text:style-name="Internet_20_link" text:visited-style-name="Visited_20_Internet_20_Link"><text:span text:style-name="Strong_20_Emphasis"><text:span text:style-name="T530">Aegean</text:span></text:span></text:a><text:span text:style-name="Strong_20_Emphasis"><text:span text:style-name="T521"> </text:span></text:span><text:span text:style-name="Strong_20_Emphasis"><text:span text:style-name="T512">goddess of the palace, who presided over household crafts and protected the king</text:span></text:span></text:p>
      <text:p text:style-name="P55"><text:span text:style-name="Strong_20_Emphasis"><text:span text:style-name="T424">Město Efyra (alternativní jméno Korintu).</text:span></text:span></text:p>
      <text:h text:style-name="P28" text:outline-level="3"><text:soft-page-break/><text:span text:style-name="T499">Icén</text:span>sk<text:span text:style-name="T490">é obchodní</text:span> <text:span text:style-name="T499">přístavy</text:span></text:h>
      <text:p text:style-name="Text_20_Body_20_Full_20_Page"><text:span text:style-name="T508">Přes b</text:span>urácející návaly vichru <text:span text:style-name="T508">je jen slabě slyšet</text:span> skřípění dřevěného trupu lodi. Plachty jsou napnuté k prasknutí, ale silné paže kapitána pevně drží kurs. <text:span text:style-name="T507">Jeho odhodlané oči hledí k přístavu, kde zítra vyloží svůj náklad.</text:span></text:p>
      <text:p text:style-name="P20"><text:span text:style-name="Strong_20_Emphasis"><text:span text:style-name="T13">Terén:<text:line-break/></text:span></text:span><text:span text:style-name="Strong_20_Emphasis"><text:span text:style-name="T57">L</text:span></text:span><text:span text:style-name="Strong_20_Emphasis"><text:span text:style-name="T5">esnaté ostrovy, pobřeží vnitřního moře</text:span></text:span><text:span text:style-name="Strong_20_Emphasis"><text:span text:style-name="T2">.</text:span></text:span></text:p>
      <text:p text:style-name="P20"><text:span text:style-name="Strong_20_Emphasis"><text:span text:style-name="T13">Architektura:<text:line-break/></text:span></text:span><text:span text:style-name="Strong_20_Emphasis"><text:span text:style-name="T198">Masivní stavby z glazovaných pálených cihel</text:span></text:span><text:span text:style-name="Strong_20_Emphasis"><text:span text:style-name="T178">.</text:span></text:span></text:p>
      <text:p text:style-name="Short_20_List"><text:span text:style-name="Strong_20_Emphasis"><text:span text:style-name="T14">Božstvo</text:span></text:span><text:span text:style-name="Strong_20_Emphasis"><text:span text:style-name="T15">:<text:line-break/></text:span></text:span><text:span text:style-name="Strong_20_Emphasis"><text:span text:style-name="T134">Išara, strážkyně smluv.</text:span></text:span></text:p>
      <text:p text:style-name="P20"><text:span text:style-name="Strong_20_Emphasis"><text:span text:style-name="T16">Role kněží a chrámů:<text:line-break/></text:span></text:span><text:span text:style-name="Strong_20_Emphasis"><text:span text:style-name="T40">Uzavírání a uchovávání smluv</text:span></text:span><text:span text:style-name="Strong_20_Emphasis"><text:span text:style-name="T38">, </text:span></text:span><text:span text:style-name="Strong_20_Emphasis"><text:span text:style-name="T40">rozhodování sporů, výuka obchodu a řemesel, poskytování půjček, </text:span></text:span><text:span text:style-name="Strong_20_Emphasis"><text:span text:style-name="T41">oběti a obřady</text:span></text:span><text:span text:style-name="Strong_20_Emphasis"><text:span text:style-name="T40">.</text:span></text:span></text:p>
      <text:p text:style-name="P20"><text:span text:style-name="Strong_20_Emphasis"><text:span text:style-name="T17">Společnost</text:span></text:span><text:span text:style-name="Strong_20_Emphasis"><text:span text:style-name="T18">:<text:line-break/></text:span></text:span><text:span text:style-name="Strong_20_Emphasis"><text:span text:style-name="T58">Města vedená senátem složeným z nejbohatších občanů</text:span></text:span><text:span text:style-name="Strong_20_Emphasis"><text:span text:style-name="T42">. </text:span></text:span><text:span text:style-name="Strong_20_Emphasis"><text:span text:style-name="T59">Otroctví při insolvenci, ale s možností se vyplatit ze mzdy.</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text:span></text:span><text:span text:style-name="Strong_20_Emphasis"><text:span text:style-name="T51">Rovnocenné postavení všech ras, </text:span></text:span><text:span text:style-name="Strong_20_Emphasis"><text:span text:style-name="T60">lidé jsou v menšině</text:span></text:span><text:span text:style-name="Strong_20_Emphasis"><text:span text:style-name="T42">.</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61">Icénština</text:span></text:span></text:p>
      <text:p text:style-name="P20"><text:span text:style-name="Strong_20_Emphasis"><text:span text:style-name="T22">Hodnoty:<text:line-break/></text:span></text:span><text:span text:style-name="Strong_20_Emphasis"><text:span text:style-name="T62">Úspěch, bohatství, pohodlný život</text:span></text:span><text:span text:style-name="Strong_20_Emphasis"><text:span text:style-name="T45">.</text:span></text:span></text:p>
      <text:p text:style-name="P19"><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63">Porušení smlouvy, neplacení dluhů, </text:span></text:span><text:span text:style-name="Strong_20_Emphasis"><text:span text:style-name="T64">chudoba</text:span></text:span><text:span text:style-name="Strong_20_Emphasis"><text:span text:style-name="T39">.</text:span></text:span></text:p>
      <text:p text:style-name="P4">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ch výsad je pro ně smyslem života. Majetek může kromě otroků vlastnit každý, takže elfové, trpaslíci a kudůci v Icénii často mají stejný nebo dokonce i větší vliv než lidé.<text:line-break/><text:tab/>Smlouvy uzavřené v chrámech bohyně Išary jsou pro Icéňany <text:soft-page-break/>posvátné. Kněžky je následně přepisují na hliněné destičky, aby je neohrozil případný požár, a ukládají je do pozemních archívů. Rozhodují také případné spory, například neplnění smluvních závazků či neplacení dluhů. Tresty jsou výhradně finanční, to ale pro Icéňany často znamená ztrátu postavení. Pokud někdo své závazky uhradit nedokáže, je uvržen do otroctví, dokud dluh nesplatí. Icéňané totiž, na rozdíl od ostatních národů, svým otrokům platí mzdu, ze které se mohou vykoupit. Išařiny chrámy také zdarma vyučují základy obchodu a řemesel a poskytují půjčky, aby každý měl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monarchie už ale byla všude svržena a nahrazena senátem složeným z nejbohatších měšťanů po vzoru nově založených přístavů. Od královských rodů se stále odvozuje urozený původ, kromě několika společenských výsad už ale nic podstatného neznamená.</text:p>
      <text:h text:style-name="Heading_20_4" text:outline-level="4">Icéňané</text:h>
      <text:h text:style-name="Heading_20_5" text:outline-level="5"><text:span text:style-name="Strong_20_Emphasis">Architektura</text:span></text:h>
      <text:p text:style-name="P52"><text:a xlink:type="simple" xlink:href="https://www.ancient.eu/Phoenician_Architecture/" text:style-name="Internet_20_link" text:visited-style-name="Visited_20_Internet_20_Link"><text:span text:style-name="Strong_20_Emphasis">Phoenician architecture</text:span></text:a><text:span text:style-name="Strong_20_Emphasis"><text:span text:style-name="T518"> </text:span></text:span><text:span text:style-name="Strong_20_Emphasis"><text:span text:style-name="T523">is typified by large temples with double-columned facades approached by a short staircase, enclosed sacred spaces containing cube-like and open-fronted shrines, and such large-scale engineering projects </text:span></text:span><text:soft-page-break/><text:span text:style-name="Strong_20_Emphasis"><text:span text:style-name="T523">as dams and artificial harbours. High fortification walls included square towers and gates, and were built of mud-bricks and limestone, as were more the modest domestic buildings.</text:span></text:span><text:span text:style-name="Strong_20_Emphasis"> </text:span></text:p>
      <text:h text:style-name="Heading_20_5" text:outline-level="5"><text:span text:style-name="Strong_20_Emphasis">Kultura</text:span></text:h>
      <text:p text:style-name="P52"><text:span text:style-name="Strong_20_Emphasis"><text:span text:style-name="T391">Obchod, úspěch.</text:span></text:span></text:p>
      <text:p text:style-name="P52"><text:span text:style-name="Strong_20_Emphasis"><text:span text:style-name="T391">Icéňané nemají aristokracii (pochopitelně, to mají jen Dórové), ale mají krále (vládci velkých měst). </text:span></text:span><text:span text:style-name="Strong_20_Emphasis"><text:span text:style-name="T407">O potomcích královských rodů se říká, že mají urozený původ – ale samo o sobě to znamená jen právo být vždy pohoštěn vládcem města, nejsou na to vázané žádné pravomoce, majetek nebo tak.</text:span></text:span></text:p>
      <text:p text:style-name="P52"><text:span text:style-name="Strong_20_Emphasis"><text:span text:style-name="T407">V Icénii je postavení dáno majetkem.</text:span></text:span></text:p>
      <text:list xml:id="list3736900054" text:style-name="L21">
        <text:list-item>
          <text:p text:style-name="P48"><text:span text:style-name="Strong_20_Emphasis"><text:span text:style-name="T408">Rozlišují se kupci, což jsou obecně obchodníci na cestách, a měšťané, což jsou usedlí obchodníci.</text:span></text:span></text:p>
          <text:list>
            <text:list-item>
              <text:p text:style-name="P48"><text:span text:style-name="Strong_20_Emphasis"><text:span text:style-name="T408">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48"><text:span text:style-name="Strong_20_Emphasis"><text:span text:style-name="T409">Tzn. majetek </text:span></text:span><text:span text:style-name="Strong_20_Emphasis"><text:span text:style-name="T410">většinou</text:span></text:span><text:span text:style-name="Strong_20_Emphasis"><text:span text:style-name="T409"> není třeba prokazovat </text:span></text:span><text:span text:style-name="Strong_20_Emphasis"><text:span text:style-name="T410">(výjimkou jsou některé úřední úkony a tak, pak je potřeba mít doložku z chrámu)</text:span></text:span><text:span text:style-name="Strong_20_Emphasis"><text:span text:style-name="T409">, nicméně existuje možnost si část majetku „uložit“ v Ištařině chrámu, což je určitá forma pojištění (jak majetku, tak postavení).</text:span></text:span></text:p>
                  <text:list>
                    <text:list-item>
                      <text:p text:style-name="P48"><text:soft-page-break/><text:span text:style-name="Strong_20_Emphasis"><text:span text:style-name="T409">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48"><text:span text:style-name="Strong_20_Emphasis"><text:span text:style-name="T409">„</text:span></text:span><text:span text:style-name="Strong_20_Emphasis"><text:span text:style-name="T411">Plnění“ si je možné vyzvednout jen jednou (na další je třeba znovu darovat chrámu), ale je možné být „pojištěný“ nezávisle u různých chrámů (v různých městech) </text:span></text:span><text:span text:style-name="Strong_20_Emphasis"><text:span text:style-name="T412">a u každého z nich si plnění vyzvednout</text:span></text:span><text:span text:style-name="Strong_20_Emphasis"><text:span text:style-name="T411">.</text:span></text:span></text:p>
                      <text:list>
                        <text:list-item>
                          <text:p text:style-name="P48"><text:span text:style-name="Strong_20_Emphasis"><text:span text:style-name="T412">Je ovšem lepší to moc nedělat, protože vyzvednutím plnění klesá společenský status </text:span></text:span><text:span text:style-name="Strong_20_Emphasis"><text:span text:style-name="T410">této osoby v daném městě</text:span></text:span><text:span text:style-name="Strong_20_Emphasis"><text:span text:style-name="T412">.</text:span></text:span></text:p>
                        </text:list-item>
                        <text:list-item>
                          <text:p text:style-name="P48"><text:span text:style-name="Strong_20_Emphasis"><text:span text:style-name="T410">Obvyklá taktika v případě finančních potíží tedy je, vyzvednout si plnění v nějakém méně důležitém městě (a tam si tedy snížit status) a </text:span></text:span><text:span text:style-name="Strong_20_Emphasis"><text:span text:style-name="T413">vrátit se pak do jednoho z hlavních měst, kde status snížený není.</text:span></text:span></text:p>
                        </text:list-item>
                      </text:list>
                    </text:list-item>
                  </text:list>
                </text:list-item>
              </text:list>
            </text:list-item>
          </text:list>
        </text:list-item>
      </text:list>
      <text:p text:style-name="P52"><text:span text:style-name="Strong_20_Emphasis"><text:span text:style-name="T414">Dodržování smluv ale ještě nebrání pirátství –</text:span></text:span><text:span text:style-name="Strong_20_Emphasis"><text:span text:style-name="T415"> samozřejmě teda za předpokladu, že s vlastníkem napadené lodi nemáš smlouvu.</text:span></text:span></text:p>
      <text:p text:style-name="P52"><text:span text:style-name="Strong_20_Emphasis"><text:span text:style-name="T28">Problém:</text:span></text:span><text:span text:style-name="Strong_20_Emphasis"><text:span text:style-name="T416"> Hmm, s králi (a tudíž i jejich urozenými potomky) je problém – ve Vadoře je senát.</text:span></text:span></text:p>
      <text:list xml:id="list2329827488" text:style-name="L24">
        <text:list-item>
          <text:p text:style-name="P49"><text:span text:style-name="Strong_20_Emphasis"><text:span text:style-name="T416">Možná měla Icénská města původně vládce a některá z nich později místo nich zavedla senát?</text:span></text:span></text:p>
        </text:list-item>
      </text:list>
      <text:h text:style-name="Heading_20_5" text:outline-level="5"><text:span text:style-name="Strong_20_Emphasis">Bůh</text:span></text:h>
      <text:p text:style-name="P53"><text:span text:style-name="Strong_20_Emphasis"><text:span text:style-name="T421">Išara</text:span></text:span></text:p>
      <text:p text:style-name="P52"><text:span text:style-name="Strong_20_Emphasis"><text:span text:style-name="T516">(</text:span></text:span><text:span text:style-name="Strong_20_Emphasis"><text:span text:style-name="T517">Ishara is the </text:span></text:span><text:a xlink:type="simple" xlink:href="https://en.wikipedia.org/wiki/Hittite_language" text:style-name="Internet_20_link" text:visited-style-name="Visited_20_Internet_20_Link"><text:span text:style-name="Strong_20_Emphasis"><text:span text:style-name="T528">Hittite</text:span></text:span></text:a><text:span text:style-name="Strong_20_Emphasis"><text:span text:style-name="T520"> </text:span></text:span><text:span text:style-name="Strong_20_Emphasis"><text:span text:style-name="T517">word for "</text:span></text:span><text:a xlink:type="simple" xlink:href="https://en.wikipedia.org/wiki/Treaty" text:style-name="Internet_20_link" text:visited-style-name="Visited_20_Internet_20_Link"><text:span text:style-name="Strong_20_Emphasis"><text:span text:style-name="T528">treaty</text:span></text:span></text:a><text:span text:style-name="Strong_20_Emphasis"><text:span text:style-name="T517">, binding promise", also personified as a </text:span></text:span><text:a xlink:type="simple" xlink:href="https://en.wikipedia.org/wiki/Goddess" text:style-name="Internet_20_link" text:visited-style-name="Visited_20_Internet_20_Link"><text:span text:style-name="Strong_20_Emphasis"><text:span text:style-name="T528">goddess</text:span></text:span></text:a><text:span text:style-name="Strong_20_Emphasis"><text:span text:style-name="T520"> </text:span></text:span><text:span text:style-name="Strong_20_Emphasis"><text:span text:style-name="T517">of the </text:span></text:span><text:a xlink:type="simple" xlink:href="https://en.wikipedia.org/wiki/Oath" text:style-name="Internet_20_link" text:visited-style-name="Visited_20_Internet_20_Link"><text:span text:style-name="Strong_20_Emphasis"><text:span text:style-name="T528">oath</text:span></text:span></text:a><text:span text:style-name="Strong_20_Emphasis"><text:span text:style-name="T517">.</text:span></text:span><text:span text:style-name="Strong_20_Emphasis"><text:span text:style-name="T516">)</text:span></text:span></text:p>
      <text:list xml:id="list2865732816" text:style-name="L25">
        <text:list-item>
          <text:p text:style-name="P50"><text:soft-page-break/><text:span text:style-name="Strong_20_Emphasis"><text:span text:style-name="T134">Možná „tr</text:span></text:span><text:span text:style-name="Strong_20_Emphasis"><text:span text:style-name="T418">e</text:span></text:span><text:span text:style-name="Strong_20_Emphasis"><text:span text:style-name="T134">aty“ ve smyslu „obchodní smlouva“</text:span></text:span></text:p>
          <text:list>
            <text:list-item>
              <text:p text:style-name="P50"><text:span text:style-name="Strong_20_Emphasis"><text:span text:style-name="T419">nejvyšší ctnost </text:span></text:span><text:span text:style-name="Strong_20_Emphasis"><text:span text:style-name="T422">je</text:span></text:span><text:span text:style-name="Strong_20_Emphasis"><text:span text:style-name="T419"> obecně dodržování smluv.</text:span></text:span></text:p>
            </text:list-item>
          </text:list>
        </text:list-item>
      </text:list>
      <text:p text:style-name="P52"><text:span text:style-name="Strong_20_Emphasis"><text:span text:style-name="T420">Išařiny chrámy?</text:span></text:span></text:p>
      <text:list xml:id="list2309975298" text:style-name="L26">
        <text:list-item>
          <text:p text:style-name="P51"><text:span text:style-name="Strong_20_Emphasis"><text:span text:style-name="T422">U</text:span></text:span><text:span text:style-name="Strong_20_Emphasis"><text:span text:style-name="T403">zavíra</text:span></text:span><text:span text:style-name="Strong_20_Emphasis"><text:span text:style-name="T422">jí se tam</text:span></text:span><text:span text:style-name="Strong_20_Emphasis"><text:span text:style-name="T403"> obchodní (a jiné důležité) smlouvy. </text:span></text:span><text:span text:style-name="Strong_20_Emphasis"><text:span text:style-name="T404">Išařiny kněžky smlouvu posvětí a hlavně zapíšou a uloží do chránového archivu –</text:span></text:span><text:span text:style-name="Strong_20_Emphasis"><text:span text:style-name="T405"> možná na vypálenou hliněnou destičku, aby </text:span></text:span><text:span text:style-name="Strong_20_Emphasis"><text:span text:style-name="T423">nemohly</text:span></text:span><text:span text:style-name="Strong_20_Emphasis"><text:span text:style-name="T405"> shořet</text:span></text:span><text:span text:style-name="Strong_20_Emphasis"><text:span text:style-name="T404">.</text:span></text:span></text:p>
        </text:list-item>
      </text:list>
      <text:h text:style-name="P28" text:outline-level="3">Artézie</text:h>
      <text:p text:style-name="Text_20_Body_20_Full_20_Page"><text:span text:style-name="Strong_20_Emphasis"><text:span text:style-name="T304">Chodbami prázdného paláce se rozléhají kroky Dórských vojáků. </text:span></text:span><text:span text:style-name="Strong_20_Emphasis"><text:span text:style-name="T305">Nádhernou mozaiku hyzdí krvavá skvrna. </text:span></text:span><text:span text:style-name="Strong_20_Emphasis"><text:span text:style-name="T306">Šáh je mrtev a jeho lid klečí v troskách kdysi mocné říše.</text:span></text:span></text:p>
      <text:p text:style-name="P20"><text:span text:style-name="Strong_20_Emphasis"><text:span text:style-name="T13">Terén:<text:line-break/></text:span></text:span><text:span text:style-name="Strong_20_Emphasis"><text:span text:style-name="T65">Rozlehlá kotlina</text:span></text:span><text:span text:style-name="Strong_20_Emphasis"><text:span text:style-name="T5"> </text:span></text:span><text:span text:style-name="Strong_20_Emphasis"><text:span text:style-name="T6">ohraničená vysokými horami </text:span></text:span><text:span text:style-name="Strong_20_Emphasis"><text:span text:style-name="T7">s veletokem uprostřed</text:span></text:span><text:span text:style-name="Strong_20_Emphasis"><text:span text:style-name="T2">.</text:span></text:span></text:p>
      <text:p text:style-name="P20"><text:span text:style-name="Strong_20_Emphasis"><text:span text:style-name="T13">Architektura:<text:line-break/></text:span></text:span><text:span text:style-name="Strong_20_Emphasis"><text:span text:style-name="T199">L</text:span></text:span><text:span text:style-name="Strong_20_Emphasis"><text:span text:style-name="T200">omené oblouky, vysoké, štíhlé věže, ornamentální koberce a mozaiky. </text:span></text:span><text:span text:style-name="Strong_20_Emphasis"><text:span text:style-name="T201">Stupňovitá města vytesaná do úbočí hor. </text:span></text:span><text:span text:style-name="Strong_20_Emphasis"><text:span text:style-name="T202">Zbytky prastarých, kolosálních staveb. Kvalitní silnice.</text:span></text:span></text:p>
      <text:p text:style-name="Short_20_List"><text:span text:style-name="Strong_20_Emphasis"><text:span text:style-name="T14">Božstvo</text:span></text:span><text:span text:style-name="Strong_20_Emphasis"><text:span text:style-name="T15">:<text:line-break/></text:span></text:span><text:span text:style-name="Strong_20_Emphasis"><text:span text:style-name="T134">Ahura, ochránkyně pravdy.</text:span></text:span></text:p>
      <text:p text:style-name="P20"><text:span text:style-name="Strong_20_Emphasis"><text:span text:style-name="T16">Role kněží a chrámů:<text:line-break/></text:span></text:span><text:span text:style-name="Strong_20_Emphasis"><text:span text:style-name="T66">Původně výběr daní</text:span></text:span><text:span text:style-name="Strong_20_Emphasis"><text:span text:style-name="T67"> </text:span></text:span><text:span text:style-name="Strong_20_Emphasis"><text:span text:style-name="T68">a</text:span></text:span><text:span text:style-name="Strong_20_Emphasis"><text:span text:style-name="T69"> rozhodování sporů</text:span></text:span><text:span text:style-name="Strong_20_Emphasis"><text:span text:style-name="T67">, </text:span></text:span><text:span text:style-name="Strong_20_Emphasis"><text:span text:style-name="T68">nyní jen</text:span></text:span><text:span text:style-name="Strong_20_Emphasis"><text:span text:style-name="T70"> provádění obřadů </text:span></text:span><text:span text:style-name="Strong_20_Emphasis"><text:span text:style-name="T71">a plamenných obětí</text:span></text:span><text:span text:style-name="Strong_20_Emphasis"><text:span text:style-name="T40">.</text:span></text:span></text:p>
      <text:p text:style-name="P20"><text:span text:style-name="Strong_20_Emphasis"><text:span text:style-name="T17">Společnost</text:span></text:span><text:span text:style-name="Strong_20_Emphasis"><text:span text:style-name="T18">:<text:line-break/></text:span></text:span><text:span text:style-name="Strong_20_Emphasis"><text:span text:style-name="T72">Původně sedm urozených rodů se šáhem v čele říše </text:span></text:span><text:span text:style-name="Strong_20_Emphasis"><text:span text:style-name="T73">a </text:span></text:span><text:span text:style-name="Strong_20_Emphasis"><text:span text:style-name="T74">jím</text:span></text:span><text:span text:style-name="Strong_20_Emphasis"><text:span text:style-name="T73"> jmenovanými s</text:span></text:span><text:span text:style-name="Strong_20_Emphasis"><text:span text:style-name="T74">právci v čele satrapií</text:span></text:span><text:span text:style-name="Strong_20_Emphasis"><text:span text:style-name="T72">, nyní</text:span></text:span><text:span text:style-name="Strong_20_Emphasis"><text:span text:style-name="T75"> správci z řad Dórské aristokracie a </text:span></text:span><text:span text:style-name="Strong_20_Emphasis"><text:span text:style-name="T76">dosazení</text:span></text:span><text:span text:style-name="Strong_20_Emphasis"><text:span text:style-name="T75"> úředníci</text:span></text:span><text:span text:style-name="Strong_20_Emphasis"><text:span text:style-name="T42">. </text:span></text:span><text:span text:style-name="Strong_20_Emphasis"><text:span text:style-name="T77">Původně zákaz otroctví, nyní Dórský systém dědičného otroctví.</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text:span></text:span><text:span text:style-name="Strong_20_Emphasis"><text:span text:style-name="T78">Původně r</text:span></text:span><text:span text:style-name="Strong_20_Emphasis"><text:span text:style-name="T51">ovnocenné postavení všech ras </text:span></text:span><text:span text:style-name="Strong_20_Emphasis"><text:span text:style-name="T78">s rovnoměrným zastoupením, nyní je vládnoucí vrstva čistě lidská.</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79">Artézština</text:span></text:span></text:p>
      <text:p text:style-name="P20"><text:soft-page-break/><text:span text:style-name="Strong_20_Emphasis"><text:span text:style-name="T22">Hodnoty:<text:line-break/></text:span></text:span><text:span text:style-name="Strong_20_Emphasis"><text:span text:style-name="T80">Původně p</text:span></text:span><text:span text:style-name="Strong_20_Emphasis"><text:span text:style-name="T81">ravdomluvnost, </text:span></text:span><text:span text:style-name="Strong_20_Emphasis"><text:span text:style-name="T80">dodržování slibů a závazků</text:span></text:span><text:span text:style-name="Strong_20_Emphasis"><text:span text:style-name="T45">. </text:span></text:span><text:span text:style-name="Strong_20_Emphasis"><text:span text:style-name="T82">Nyní vládnoucí vrstva uznává Dórské hodnoty.</text:span></text:span></text:p>
      <text:p text:style-name="P19"><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203">L</text:span></text:span><text:span text:style-name="Strong_20_Emphasis"><text:span text:style-name="T83">ež, porušení slibu</text:span></text:span><text:span text:style-name="Strong_20_Emphasis"><text:span text:style-name="T39">.</text:span></text:span></text:p>
      <text:p text:style-name="P3"><text:span text:style-name="T504">Artézané jsou podrobeným národem se slavnou minulostí. Ještě dlouho po smrti posledního šáha se snažili vzdorovat Dórské nadvládě, všechna povstání byla ale krvavě potlačena. Přeživší Artézané, přestože nejsou zotročeni, se tak dozajista chovají. Chodí shrbeni s pohledem skloněným k zemi a v obavě před všudypřítomnými udavači raději mlčí a snaží se neupoutat pozornost.<text:line-break/><text:tab/>Urození vládci sedmi mocných Artézkých rodů byli do jednoho popraveni a jejich potomci museli ze své země utéct, jinak by je potkal stejný konec. Kdysi pestrá společnost, kde bylo možné potkat bohaté a urozené elfy, kudůky i trpaslíky, se tím zcela změnila. Do vyprázdněných paláců se nastěhovali lidští správci a dosazení úředníci, kteří tak rázem získali nebývalý vliv a bohatství. Žádný se však neodváží vyjít bez ozbrojeného doprovodu a nemálo jich napětí nevydrželo a vrátili se zpět na západ, kde sice nemají tak vysoké postavení, ale mohou chodit spát bez obavy, jestli se ráno probudí.<text:line-break/><text:tab/>Artézskou bohyní je Ahura, zosobnění pravdy. Jejím symbolem je posvátný plamen, jenž dokáže očistit hříšnou duši od lži. Artézané tedy nikdy nelžou a posvátné jsou pro ně i všechny sliby a závazky, protože jejich porušení by znamenalo, že lhali. Zato jsou však mistři v říkání polopravd a v uhýbání před odpovědí. Po porážce Dórskou říší se jejich pravdomluvnost obrátila proti nim – než aby lhali, neříkali nic. To utlačitele dohánělo k zuřivosti a nezřídka nařizovali hromadné popravy ve snaze Artézany zastrašit a donutit ke spolupráci.<text:line-break/><text:tab/>Artézské chrámy jsou otevřené do čtyř stran, aby všichni viděli na posvátný plamen uprostřed. Původní systém, kde chrámy vybíraly příspěvky a předávali je vládci, Filip Veliký nahradil Dórským, kde daně vybírají aristokraté. Ahuřiny chrámy tím přišly o </text:span><text:soft-page-break/><text:span text:style-name="T504">svůj tradiční zdroj příjmů a musí se teď spoléhat na milodary a výnosy z případného majetku. Kněží je teď díky tomu méně a mají menší vliv, zato víra prostých lidí je mnohem silnější a osobnější, protože pro ně představuje slavnou a bohatou minulost národa a plamen odporu proti utlačovatelům.</text:span></text:p>
      <text:h text:style-name="Heading_20_4" text:outline-level="4"><text:span text:style-name="Strong_20_Emphasis">Artézané</text:span></text:h>
      <text:h text:style-name="Heading_20_5" text:outline-level="5"><text:span text:style-name="Strong_20_Emphasis">Ahura</text:span></text:h>
      <text:p text:style-name="P59"><text:span text:style-name="Strong_20_Emphasis"><text:span text:style-name="T550">Ahura = pravda, oheň</text:span></text:span></text:p>
      <text:p text:style-name="P59"><text:span text:style-name="Strong_20_Emphasis"><text:span text:style-name="T550">Očistné plameny, plamenné oběti, upalování</text:span></text:span></text:p>
      <text:p text:style-name="P59"><text:span text:style-name="Strong_20_Emphasis"><text:span text:style-name="T550">Lhář </text:span></text:span><text:span text:style-name="Strong_20_Emphasis"><text:span text:style-name="T551">je</text:span></text:span><text:span text:style-name="Strong_20_Emphasis"><text:span text:style-name="T550"> upálením oči</text:span></text:span><text:span text:style-name="Strong_20_Emphasis"><text:span text:style-name="T551">š</text:span></text:span><text:span text:style-name="Strong_20_Emphasis"><text:span text:style-name="T550">těn.</text:span></text:span></text:p>
      <text:h text:style-name="Heading_20_5" text:outline-level="5"><text:span text:style-name="Strong_20_Emphasis">Správní rozdělení</text:span></text:h>
      <text:p text:style-name="P59"><text:span text:style-name="Strong_20_Emphasis"><text:span text:style-name="T552">Země se dělí na satrapie. </text:span></text:span><text:span text:style-name="Strong_20_Emphasis"><text:span text:style-name="T553">Satrapové jsou úředníci jmenovaní Sárským králem.</text:span></text:span></text:p>
      <text:p text:style-name="P59"><text:span text:style-name="Strong_20_Emphasis"><text:span text:style-name="T524">A '</text:span></text:span><text:a xlink:type="simple" xlink:href="https://en.wikipedia.org/wiki/Satrap" text:style-name="Internet_20_link" text:visited-style-name="Visited_20_Internet_20_Link"><text:span text:style-name="Strong_20_Emphasis"><text:span text:style-name="T531">satrap</text:span></text:span></text:a><text:span text:style-name="Strong_20_Emphasis"><text:span text:style-name="T524">'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553"> </text:span></text:span></text:p>
      <text:h text:style-name="Heading_20_5" text:outline-level="5"><text:span text:style-name="Strong_20_Emphasis">Armáda</text:span></text:h>
      <text:p text:style-name="P59"><text:span text:style-name="Strong_20_Emphasis"><text:span text:style-name="T554">Jádro armády – 10.000 „nesmrtelných“ (urození, jejich počet je průběžně doplňován).</text:span></text:span></text:p>
      <text:p text:style-name="P22"><text:span text:style-name="Strong_20_Emphasis"><text:span text:style-name="T525">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535">[59]</text:span></text:span></text:a><text:span text:style-name="Strong_20_Emphasis"><text:span text:style-name="T527"> </text:span></text:span><text:span text:style-name="Strong_20_Emphasis"><text:span text:style-name="T525">A share of this income called the </text:span></text:span><text:span text:style-name="Strong_20_Emphasis"><text:span text:style-name="T562">Quppu Sha Sharri</text:span></text:span><text:span text:style-name="Strong_20_Emphasis"><text:span text:style-name="T525">,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532">Nabonidus</text:span></text:span></text:a><text:span text:style-name="Strong_20_Emphasis"><text:span text:style-name="T527">—</text:span></text:span><text:span text:style-name="Strong_20_Emphasis"><text:span text:style-name="T525">was then turned over to the ruler.</text:span></text:span><text:span text:style-name="Strong_20_Emphasis"><text:span text:style-name="T554"> </text:span></text:span></text:p>
      <text:p text:style-name="P22"><text:soft-page-break/><text:span text:style-name="Strong_20_Emphasis"><text:span text:style-name="T554"/></text:span></text:p>
      <text:p text:style-name="P59"><text:span text:style-name="Strong_20_Emphasis"><text:span text:style-name="T444">C</text:span></text:span><text:span text:style-name="Strong_20_Emphasis"><text:span text:style-name="T445">hrámy jsou zodpovědné za výběr daní?</text:span></text:span></text:p>
      <text:p text:style-name="P59"><text:span text:style-name="Strong_20_Emphasis"><text:span text:style-name="T513">Cyrus also formed an innovative </text:span></text:span><text:a xlink:type="simple" xlink:href="https://en.wikipedia.org/wiki/Postal_system" text:style-name="Internet_20_link" text:visited-style-name="Visited_20_Internet_20_Link"><text:span text:style-name="Strong_20_Emphasis"><text:span text:style-name="T533">postal system</text:span></text:span></text:a><text:span text:style-name="Strong_20_Emphasis"><text:span text:style-name="T513">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533">Chapar Khaneh</text:span></text:span></text:a><text:span text:style-name="Strong_20_Emphasis"><text:span text:style-name="T513">.</text:span></text:span></text:p>
      <text:p text:style-name="P59"><text:span text:style-name="Strong_20_Emphasis"><text:span text:style-name="T446">Pošta, vida…</text:span></text:span></text:p>
      <text:p text:style-name="P59"><text:span text:style-name="Strong_20_Emphasis"><text:span text:style-name="T514">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534">Royal Road</text:span></text:span></text:a><text:span text:style-name="Strong_20_Emphasis"><text:span text:style-name="T522"> </text:span></text:span><text:span text:style-name="Strong_20_Emphasis"><text:span text:style-name="T514">from </text:span></text:span><text:a xlink:type="simple" xlink:href="https://en.wikipedia.org/wiki/Susa" text:style-name="Internet_20_link" text:visited-style-name="Visited_20_Internet_20_Link"><text:span text:style-name="Strong_20_Emphasis"><text:span text:style-name="T534">Susa</text:span></text:span></text:a><text:span text:style-name="Strong_20_Emphasis"><text:span text:style-name="T522"> </text:span></text:span><text:span text:style-name="Strong_20_Emphasis"><text:span text:style-name="T514">to </text:span></text:span><text:a xlink:type="simple" xlink:href="https://en.wikipedia.org/wiki/Sardis" text:style-name="Internet_20_link" text:visited-style-name="Visited_20_Internet_20_Link"><text:span text:style-name="Strong_20_Emphasis">Sardis</text:span></text:a><text:span text:style-name="Strong_20_Emphasis"><text:span text:style-name="T534">. </text:span></text:span><text:span text:style-name="Strong_20_Emphasis"><text:span text:style-name="T526">It featured stations and </text:span></text:span><text:a xlink:type="simple" xlink:href="https://en.wikipedia.org/wiki/Caravanserai" text:style-name="Internet_20_link" text:visited-style-name="Visited_20_Internet_20_Link"><text:span text:style-name="Strong_20_Emphasis"><text:span text:style-name="T534">caravanserais</text:span></text:span></text:a><text:span text:style-name="Strong_20_Emphasis"><text:span text:style-name="T526"> at specific intervals.</text:span></text:span><text:span text:style-name="Strong_20_Emphasis"><text:span text:style-name="T534"> </text:span></text:span></text:p>
      <text:p text:style-name="P59"><text:span text:style-name="Strong_20_Emphasis"><text:span text:style-name="T447">V </text:span></text:span><text:span text:style-name="Strong_20_Emphasis"><text:span text:style-name="T448">S</text:span></text:span><text:span text:style-name="Strong_20_Emphasis"><text:span text:style-name="T447">árské říši není otroctví (Filip ho ale asi zase zavedl):</text:span></text:span></text:p>
      <text:p text:style-name="P61"><text:span text:style-name="Strong_20_Emphasis"><text:span text:style-name="T510">The practice of slavery in Achaemenid Persia was generally banned, although there is evidence that conquered and/or rebellious armies were sold into captivity.</text:span></text:span><text:span text:style-name="Strong_20_Emphasis"> </text:span></text:p>
      <text:h text:style-name="Heading_20_5" text:outline-level="5"><text:span text:style-name="Strong_20_Emphasis">Hodnoty</text:span></text:h>
      <text:p text:style-name="P61"><text:span text:style-name="Strong_20_Emphasis"><text:span text:style-name="T510">Persian youths, from their fifth year to their twentieth year, were instructed in three things – </text:span></text:span><text:span text:style-name="Strong_20_Emphasis"><text:span text:style-name="T564">to ride a horse, to draw a bow, and to speak the Truth</text:span></text:span></text:p>
      <text:p text:style-name="P61"><text:span text:style-name="Strong_20_Emphasis"><text:span text:style-name="T510">the most disgraceful thing in the world [the Persians] think, is to tell a lie; the next worst, to owe a debt: because, among other reasons, the debtor is obliged to tell lies.</text:span></text:span><text:span text:style-name="Strong_20_Emphasis"><text:span text:style-name="T563"> </text:span></text:span></text:p>
      <text:p text:style-name="P61"><text:span text:style-name="Strong_20_Emphasis"><text:span text:style-name="T510">In Achaemenid Persia, the lie, </text:span></text:span><text:a xlink:type="simple" xlink:href="https://en.wikipedia.org/wiki/Druj" text:style-name="Internet_20_link" text:visited-style-name="Visited_20_Internet_20_Link"><text:span text:style-name="Strong_20_Emphasis"><text:span text:style-name="T566">druj</text:span></text:span></text:a><text:span text:style-name="Strong_20_Emphasis"><text:span text:style-name="T510">, is considered to be a </text:span></text:span><text:a xlink:type="simple" xlink:href="https://en.wikipedia.org/wiki/Seven_deadly_sins" text:style-name="Internet_20_link" text:visited-style-name="Visited_20_Internet_20_Link"><text:span text:style-name="Strong_20_Emphasis"><text:span text:style-name="T529">cardinal sin</text:span></text:span></text:a><text:span text:style-name="Strong_20_Emphasis"><text:span text:style-name="T510">, and it was punishable by death in some extreme cases.</text:span></text:span><text:span text:style-name="Strong_20_Emphasis"><text:span text:style-name="T563"> </text:span></text:span></text:p>
      <text:h text:style-name="Heading_20_5" text:outline-level="5"><text:span text:style-name="Strong_20_Emphasis">Společnost</text:span></text:h>
      <text:p text:style-name="P59"><text:span text:style-name="Strong_20_Emphasis"><text:span text:style-name="T536">- </text:span></text:span><text:span text:style-name="Strong_20_Emphasis"><text:span text:style-name="T537">individuals are classified by basic function as priests, warriors, and farmers</text:span></text:span></text:p>
      <text:p text:style-name="P59"><text:span text:style-name="Strong_20_Emphasis"><text:span text:style-name="T537">This general outline by the Greek writer reflects the concept that the social groups to which individuals belong are the family (Av. </text:span></text:span><text:span text:style-name="Emphasis"><text:span text:style-name="T538">nmāna</text:span></text:span><text:span text:style-name="Strong_20_Emphasis"><text:span text:style-name="T537">), the clan (Av. </text:span></text:span><text:span text:style-name="Emphasis"><text:span text:style-name="T538">vīs</text:span></text:span><text:span text:style-name="Strong_20_Emphasis"><text:span text:style-name="T537">, OPers. </text:span></text:span><text:span text:style-name="Emphasis"><text:span text:style-name="T538">viθ</text:span></text:span><text:span text:style-name="Strong_20_Emphasis"><text:span text:style-name="T537">), the tribe (Av. </text:span></text:span><text:span text:style-name="Emphasis"><text:span text:style-name="T538">zantu</text:span></text:span><text:span text:style-name="Strong_20_Emphasis"><text:span text:style-name="T537">), and the country (Av. </text:span></text:span><text:span text:style-name="Emphasis"><text:span text:style-name="T538">daŋˊhu</text:span></text:span><text:span text:style-name="Strong_20_Emphasis"><text:span text:style-name="T537">, OPers. </text:span></text:span><text:span text:style-name="Emphasis"><text:span text:style-name="T538">dahyu</text:span></text:span><text:span text:style-name="Strong_20_Emphasis"><text:span text:style-name="T537">; cf. Benveniste, 1969, II, pp. 293-319). </text:span></text:span></text:p>
      <text:h text:style-name="Heading_20_5" text:outline-level="5"><text:soft-page-break/><text:span text:style-name="Strong_20_Emphasis">Titulatura</text:span></text:h>
      <text:p text:style-name="P59"><text:span text:style-name="Strong_20_Emphasis"><text:span text:style-name="T449">Achaemejští panovníci:</text:span></text:span></text:p>
      <text:p text:style-name="P59"><text:span text:style-name="Strong_20_Emphasis"><text:span text:style-name="T449">https://en.wikipedia.org/wiki/Achaemenid_family_tree</text:span></text:span></text:p>
      <text:p text:style-name="P59"><text:span text:style-name="Strong_20_Emphasis"><text:span text:style-name="T450">(dost moderní, ale asi by šla zhruba použít):</text:span></text:span></text:p>
      <text:p text:style-name="P59"><text:span text:style-name="Strong_20_Emphasis"><text:span text:style-name="T539">The Sovereign: '</text:span></text:span><text:span text:style-name="Emphasis"><text:span text:style-name="T567">Ala Hazrat-i-Aqdas-i-Humayun Shahanshah-i-Iran</text:span></text:span><text:span text:style-name="Strong_20_Emphasis"><text:span text:style-name="T539">, i.e. His August and Most Sacred Majesty the King of Kings of Persia, translated as His Imperial Majesty the Shah (or Emperor) of Iran.*</text:span></text:span><text:span text:style-name="Strong_20_Emphasis"><text:span text:style-name="T451"><text:line-break/></text:span></text:span><text:span text:style-name="Strong_20_Emphasis"><text:span text:style-name="T539">The first lady in the realm: '</text:span></text:span><text:span text:style-name="Emphasis"><text:span text:style-name="T567">Aliya Hazrat Mahd-i-'Aliya</text:span></text:span><text:span text:style-name="Strong_20_Emphasis"><text:span text:style-name="T539">, i.e. the Sublime Cradle, rendered as Her Majesty the Queen Mother**.</text:span></text:span><text:span text:style-name="Strong_20_Emphasis"><text:span text:style-name="T451"><text:line-break/></text:span></text:span><text:span text:style-name="Strong_20_Emphasis"><text:span text:style-name="T539">The consort of the Sovereign: '</text:span></text:span><text:span text:style-name="Emphasis"><text:span text:style-name="T567">Aliya Hazrat Malika</text:span></text:span><text:span text:style-name="Strong_20_Emphasis"><text:span text:style-name="T540"> </text:span></text:span><text:span text:style-name="Strong_20_Emphasis"><text:span text:style-name="T539">(given name or personal title, if any), i.e. Her Sublime Majesty, Queen ..., rendered as Her Majesty, Queen.</text:span></text:span><text:span text:style-name="Strong_20_Emphasis"><text:span text:style-name="T451"><text:line-break/></text:span></text:span><text:span text:style-name="Strong_20_Emphasis"><text:span text:style-name="T539">The Heir Apparent: </text:span></text:span><text:span text:style-name="Emphasis"><text:span text:style-name="T567">Vala Hazrat-i-Humayun</text:span></text:span><text:span text:style-name="Strong_20_Emphasis"><text:span text:style-name="T540"> </text:span></text:span><text:span text:style-name="Emphasis"><text:span text:style-name="T567">Vali</text:span></text:span><text:span text:style-name="Strong_20_Emphasis"><text:span text:style-name="T540"> </text:span></text:span><text:span text:style-name="Emphasis"><text:span text:style-name="T567">Ahad</text:span></text:span><text:span text:style-name="Strong_20_Emphasis"><text:span text:style-name="T539">, </text:span></text:span><text:span text:style-name="Emphasis"><text:span text:style-name="T567">Shahzada</text:span></text:span><text:span text:style-name="Strong_20_Emphasis"><text:span text:style-name="T540"> </text:span></text:span><text:span text:style-name="Strong_20_Emphasis"><text:span text:style-name="T539">(given name) </text:span></text:span><text:span text:style-name="Emphasis"><text:span text:style-name="T567">Mirza</text:span></text:span><text:span text:style-name="Strong_20_Emphasis"><text:span text:style-name="T539">, i.e His August Imperial Highness the Heir Apparent, Prince …</text:span></text:span><text:span text:style-name="Strong_20_Emphasis"><text:span text:style-name="T451"><text:line-break/></text:span></text:span><text:span text:style-name="Strong_20_Emphasis"><text:span text:style-name="T539">Sons of a Sovereign: </text:span></text:span><text:span text:style-name="Emphasis"><text:span text:style-name="T567">Hazrat-i-Vala Aqdas Shahzada</text:span></text:span><text:span text:style-name="Strong_20_Emphasis"><text:span text:style-name="T540"> </text:span></text:span><text:span text:style-name="Strong_20_Emphasis"><text:span text:style-name="T539">(given name) </text:span></text:span><text:span text:style-name="Emphasis"><text:span text:style-name="T567">Mirza</text:span></text:span><text:span text:style-name="Strong_20_Emphasis"><text:span text:style-name="T539">, (personal title, if any), i.e. His Imperial Highness Prince ...</text:span></text:span><text:span text:style-name="Strong_20_Emphasis"><text:span text:style-name="T451"><text:line-break/></text:span></text:span><text:span text:style-name="Strong_20_Emphasis"><text:span text:style-name="T539">Daughters of a Sovereign: </text:span></text:span><text:span text:style-name="Emphasis"><text:span text:style-name="T567">Hazrat-i-'Aliya A'aliya Shahzadi</text:span></text:span><text:span text:style-name="Strong_20_Emphasis"><text:span text:style-name="T540"> </text:span></text:span><text:span text:style-name="Strong_20_Emphasis"><text:span text:style-name="T539">(given name) </text:span></text:span><text:span text:style-name="Emphasis"><text:span text:style-name="T567">Khanum</text:span></text:span><text:span text:style-name="Strong_20_Emphasis"><text:span text:style-name="T539">, (personal title, if any), i.e. Her Imperial Highness Princess ... </text:span></text:span><text:span text:style-name="Strong_20_Emphasis"><text:span text:style-name="T451"><text:line-break/></text:span></text:span><text:span text:style-name="Strong_20_Emphasis"><text:span text:style-name="T539">Grandsons of a Sovereign in the male line, being sons of those holding the rank of Imperial High</text:span></text:span><text:soft-page-break/><text:span text:style-name="Strong_20_Emphasis"><text:span text:style-name="T539">ness: </text:span></text:span><text:span text:style-name="Emphasis"><text:span text:style-name="T567">Hazrat-i-Aqdas</text:span></text:span><text:span text:style-name="Strong_20_Emphasis"><text:span text:style-name="T540"> </text:span></text:span><text:span text:style-name="Emphasis"><text:span text:style-name="T567">Shahzada</text:span></text:span><text:span text:style-name="Strong_20_Emphasis"><text:span text:style-name="T540"> </text:span></text:span><text:span text:style-name="Strong_20_Emphasis"><text:span text:style-name="T539">(given name) </text:span></text:span><text:span text:style-name="Emphasis"><text:span text:style-name="T567">Mirza</text:span></text:span><text:span text:style-name="Strong_20_Emphasis"><text:span text:style-name="T539">, (personal title, if any), i.e. His Royal Highness Prince ...</text:span></text:span><text:span text:style-name="Strong_20_Emphasis"><text:span text:style-name="T451"><text:line-break/></text:span></text:span><text:span text:style-name="Strong_20_Emphasis"><text:span text:style-name="T539">Granddaughters of a Sovereign in the male line, being daughters of those holding the rank of Imperial Highness: </text:span></text:span><text:span text:style-name="Emphasis"><text:span text:style-name="T567">Hazrat-i-'Aliya Aqdas Shahzadi</text:span></text:span><text:span text:style-name="Strong_20_Emphasis"><text:span text:style-name="T540"> </text:span></text:span><text:span text:style-name="Strong_20_Emphasis"><text:span text:style-name="T539">(given name) </text:span></text:span><text:span text:style-name="Emphasis"><text:span text:style-name="T567">Khanum</text:span></text:span><text:span text:style-name="Strong_20_Emphasis"><text:span text:style-name="T539">, (personal title, if any), i.e. Her Royal Highness Princess ...</text:span></text:span><text:span text:style-name="Strong_20_Emphasis"><text:span text:style-name="T451"><text:line-break/></text:span></text:span><text:span text:style-name="Strong_20_Emphasis"><text:span text:style-name="T539">Other male descendants of a Sovereign, being the sons of those holding the rank of Royal Highness and their male descendants, in the male line: </text:span></text:span><text:span text:style-name="Emphasis"><text:span text:style-name="T567">Hazrat-i-Vala Shahzada</text:span></text:span><text:span text:style-name="Strong_20_Emphasis"><text:span text:style-name="T540"> </text:span></text:span><text:span text:style-name="Strong_20_Emphasis"><text:span text:style-name="T539">(given name) </text:span></text:span><text:span text:style-name="Emphasis"><text:span text:style-name="T567">Mirza</text:span></text:span><text:span text:style-name="Strong_20_Emphasis"><text:span text:style-name="T539">, (personal title, if any), i.e. His Highness Prince ...</text:span></text:span><text:span text:style-name="Strong_20_Emphasis"><text:span text:style-name="T451"><text:line-break/></text:span></text:span><text:span text:style-name="Strong_20_Emphasis"><text:span text:style-name="T539">Other female descendants of a Sovereign in the male line, being the daughters of those holding the rank of Royal Highness and their male descendants: </text:span></text:span><text:span text:style-name="Emphasis"><text:span text:style-name="T567">Hazrat-i-'Aliya Shahzadi</text:span></text:span><text:span text:style-name="Strong_20_Emphasis"><text:span text:style-name="T540"> </text:span></text:span><text:span text:style-name="Strong_20_Emphasis"><text:span text:style-name="T539">(given name) </text:span></text:span><text:span text:style-name="Emphasis"><text:span text:style-name="T567">Khanum</text:span></text:span><text:span text:style-name="Strong_20_Emphasis"><text:span text:style-name="T539">, (personal title, if any), i.e. Her Highness Princess ...</text:span></text:span><text:span text:style-name="Strong_20_Emphasis"><text:span text:style-name="T451"><text:line-break/><text:line-break/></text:span></text:span><text:span text:style-name="Strong_20_Emphasis"><text:span text:style-name="T539">Notes:</text:span></text:span><text:span text:style-name="Strong_20_Emphasis"><text:span text:style-name="T451"><text:line-break/></text:span></text:span><text:span text:style-name="Strong_20_Emphasis"><text:span text:style-name="T539">* the Imperial style was a diplomatic concession to the rulers of Persia by Turkey and the European powers, during the early years of the nineteenth century. This was partly the result of Napoleonic flattery and partly out of a sence of equality with the Emperor of Russia and the Sultan of Turkey. Until then, the usual translation of the title was "King". The actual </text:span></text:span><text:soft-page-break/><text:span text:style-name="Strong_20_Emphasis"><text:span text:style-name="T539">translation of Emperor is </text:span></text:span><text:span text:style-name="Emphasis"><text:span text:style-name="T567">Padshah</text:span></text:span><text:span text:style-name="Strong_20_Emphasis"><text:span text:style-name="T539">, rather than </text:span></text:span><text:span text:style-name="Emphasis"><text:span text:style-name="T567">Shahanshah</text:span></text:span><text:span text:style-name="Strong_20_Emphasis"><text:span text:style-name="T539">. The latter translates literally as King of Kings and sits uncomfortably within the European pantheon. The last, forming yet another reason for the concession.</text:span></text:span><text:span text:style-name="Strong_20_Emphasis"><text:span text:style-name="T451"><text:line-break/></text:span></text:span><text:span text:style-name="Strong_20_Emphasis"><text:span text:style-name="T539">**the title of </text:span></text:span><text:span text:style-name="Emphasis"><text:span text:style-name="T567">Mahd-i-'Aliya</text:span></text:span><text:span text:style-name="Strong_20_Emphasis"><text:span text:style-name="T540"> </text:span></text:span><text:span text:style-name="Strong_20_Emphasis"><text:span text:style-name="T539">(sublime cradle), often translated as Queen Mother, was accorded only to the principal lady in the land. This was generally the mother of the Shah (</text:span></text:span><text:span text:style-name="Emphasis"><text:span text:style-name="T567">Madr-i-Shah</text:span></text:span><text:span text:style-name="Strong_20_Emphasis"><text:span text:style-name="T539">), whether or not her husband had enjoyed sovereignty himself. However, the title could also be conferred on the Shah's principal </text:span></text:span><text:span text:style-name="Emphasis"><text:span text:style-name="T567">aghdi</text:span></text:span><text:span text:style-name="Strong_20_Emphasis"><text:span text:style-name="T539">(permanent wife), or on the mother of the Heir Apparent. There was no title equivalent to Empress during the Qajar period.</text:span></text:span><text:span text:style-name="Strong_20_Emphasis"><text:span text:style-name="T451"><text:line-break/><text:line-break/></text:span></text:span><text:span text:style-name="Strong_20_Emphasis"><text:span text:style-name="T539">In common with most Muslim states, Persia did not have a system of hereditary nobility on the European model. Instead, those of high birth, holding high office, distinction or state servants, received individual titles of honour for life. Nevertheless, a tradition of bestowing the same title on several successive generations of the same family, in either the patrilineal or matrilineal lines, became established by the second quarter of the nineteenth century. </text:span></text:span><text:span text:style-name="Strong_20_Emphasis"><text:span text:style-name="T451"><text:line-break/><text:line-break/></text:span></text:span><text:span text:style-name="Strong_20_Emphasis"><text:span text:style-name="T539">The titles of honour were often poetic and lofty epithets of a descriptive nature intended to flatter the re</text:span></text:span><text:soft-page-break/><text:span text:style-name="Strong_20_Emphasis"><text:span text:style-name="T539">cipient or extol his achievements, e.g. </text:span></text:span><text:span text:style-name="Emphasis"><text:span text:style-name="T567">Arfa ud-Daula</text:span></text:span><text:span text:style-name="Strong_20_Emphasis"><text:span text:style-name="T540"> </text:span></text:span><text:span text:style-name="Strong_20_Emphasis"><text:span text:style-name="T539">(the high, sublime, or most eminent of the state), or </text:span></text:span><text:span text:style-name="Emphasis"><text:span text:style-name="T567">Hishmat ul-Mulk </text:span></text:span><text:span text:style-name="Strong_20_Emphasis"><text:span text:style-name="T539">(magnificence of the kingdom). The major titles can be easily identified by the six suffixes attached to them: </text:span></text:span><text:span text:style-name="Emphasis"><text:span text:style-name="T567">ud-Daula</text:span></text:span><text:span text:style-name="Strong_20_Emphasis"><text:span text:style-name="T540"> </text:span></text:span><text:span text:style-name="Strong_20_Emphasis"><text:span text:style-name="T539">(of the state), </text:span></text:span><text:span text:style-name="Emphasis"><text:span text:style-name="T567">ul-Mamaluk</text:span></text:span><text:span text:style-name="Strong_20_Emphasis"><text:span text:style-name="T540"> </text:span></text:span><text:span text:style-name="Strong_20_Emphasis"><text:span text:style-name="T539">(of the kingdoms), </text:span></text:span><text:span text:style-name="Emphasis"><text:span text:style-name="T567">ul-Mulk</text:span></text:span><text:span text:style-name="Strong_20_Emphasis"><text:span text:style-name="T540"> </text:span></text:span><text:span text:style-name="Strong_20_Emphasis"><text:span text:style-name="T539">(of the kingdom), </text:span></text:span><text:span text:style-name="Emphasis"><text:span text:style-name="T567">us-Sultan</text:span></text:span><text:span text:style-name="Strong_20_Emphasis"><text:span text:style-name="T540"> </text:span></text:span><text:span text:style-name="Strong_20_Emphasis"><text:span text:style-name="T539">(of the King), </text:span></text:span><text:span text:style-name="Emphasis"><text:span text:style-name="T567">us-Sultana</text:span></text:span><text:span text:style-name="Strong_20_Emphasis"><text:span text:style-name="T540"> </text:span></text:span><text:span text:style-name="Strong_20_Emphasis"><text:span text:style-name="T539">(of the realm), </text:span></text:span><text:span text:style-name="Emphasis"><text:span text:style-name="T567">us-Sultana</text:span></text:span><text:span text:style-name="Strong_20_Emphasis"><text:span text:style-name="T539">t (of the realms), and </text:span></text:span><text:span text:style-name="Emphasis"><text:span text:style-name="T567">i-Humayun</text:span></text:span><text:span text:style-name="Strong_20_Emphasis"><text:span text:style-name="T540"> </text:span></text:span><text:span text:style-name="Strong_20_Emphasis"><text:span text:style-name="T539">(of the Emperor). Titles with the suffix </text:span></text:span><text:span text:style-name="Emphasis"><text:span text:style-name="T567">ul-Islam</text:span></text:span><text:span text:style-name="Strong_20_Emphasis"><text:span text:style-name="T540"> </text:span></text:span><text:span text:style-name="Strong_20_Emphasis"><text:span text:style-name="T539">were usually bestowed on distingusihed religious figures; those with </text:span></text:span><text:span text:style-name="Emphasis"><text:span text:style-name="T567">ul-Tujjar</text:span></text:span><text:span text:style-name="Strong_20_Emphasis"><text:span text:style-name="T540"> </text:span></text:span><text:span text:style-name="Strong_20_Emphasis"><text:span text:style-name="T539">on merchants, men of commerce and the guilds; those with </text:span></text:span><text:span text:style-name="Emphasis"><text:span text:style-name="T567">ul-Shu'ara'</text:span></text:span><text:span text:style-name="Strong_20_Emphasis"><text:span text:style-name="T540"> </text:span></text:span><text:span text:style-name="Strong_20_Emphasis"><text:span text:style-name="T539">on poets and literary figures. Titles with the prefix </text:span></text:span><text:span text:style-name="Emphasis"><text:span text:style-name="T567">Amir-i </text:span></text:span><text:span text:style-name="Strong_20_Emphasis"><text:span text:style-name="T539">or</text:span></text:span><text:span text:style-name="Emphasis"><text:span text:style-name="T568"> </text:span></text:span><text:span text:style-name="Emphasis"><text:span text:style-name="T567">Sardar-i</text:span></text:span><text:span text:style-name="Strong_20_Emphasis"><text:span text:style-name="T540"> </text:span></text:span><text:span text:style-name="Strong_20_Emphasis"><text:span text:style-name="T539">were usually bestowed on senior military officers, commanders of irregular forces or great provincial and tribal leaders. Some of the more important epithets may be found in the glossary.</text:span></text:span><text:span text:style-name="Strong_20_Emphasis"><text:span text:style-name="T451"><text:line-break/><text:line-break/></text:span></text:span><text:span text:style-name="Strong_20_Emphasis"><text:span text:style-name="T539">Precedence at court, outside the Imperial Family, largely depended on the holding of public office. There were seven such ranks by the end of the nineteenth century. These were, in descending order of importance:</text:span></text:span><text:span text:style-name="Strong_20_Emphasis"><text:span text:style-name="T451"><text:line-break/></text:span></text:span><text:span text:style-name="Strong_20_Emphasis"><text:span text:style-name="T539">1) </text:span></text:span><text:span text:style-name="Emphasis"><text:span text:style-name="T567">Nawab</text:span></text:span><text:span text:style-name="Strong_20_Emphasis"><text:span text:style-name="T540"> </text:span></text:span><text:span text:style-name="Strong_20_Emphasis"><text:span text:style-name="T539">- princes.</text:span></text:span><text:span text:style-name="Strong_20_Emphasis"><text:span text:style-name="T451"><text:line-break/></text:span></text:span><text:span text:style-name="Strong_20_Emphasis"><text:span text:style-name="T539">2) </text:span></text:span><text:span text:style-name="Emphasis"><text:span text:style-name="T567">Shakhs-i-Awwal </text:span></text:span><text:span text:style-name="Strong_20_Emphasis"><text:span text:style-name="T539">- the 'first person in the state' (usually, but not necessarily the Prime Minister) and those enjoying the style of </text:span></text:span><text:span text:style-name="Emphasis"><text:span text:style-name="T567">Ashraf-i-Janab</text:span></text:span><text:span text:style-name="Strong_20_Emphasis"><text:span text:style-name="T540"> </text:span></text:span><text:span text:style-name="Strong_20_Emphasis"><text:span text:style-name="T539">(Serene </text:span></text:span><text:soft-page-break/><text:span text:style-name="Strong_20_Emphasis"><text:span text:style-name="T539">Highness), the Prime Minister and former Prime Ministers.</text:span></text:span><text:span text:style-name="Strong_20_Emphasis"><text:span text:style-name="T451"><text:line-break/></text:span></text:span><text:span text:style-name="Strong_20_Emphasis"><text:span text:style-name="T539">3) </text:span></text:span><text:span text:style-name="Emphasis"><text:span text:style-name="T567">Janab</text:span></text:span><text:span text:style-name="Strong_20_Emphasis"><text:span text:style-name="T540"> </text:span></text:span><text:span text:style-name="Strong_20_Emphasis"><text:span text:style-name="T539">- those enjoying the style of 'Excellency', high ranking clergy, Grand Ministers of State, Governors-General of major provinces, the Commander-in-Chief of the Army, etc.</text:span></text:span><text:span text:style-name="Strong_20_Emphasis"><text:span text:style-name="T451"><text:line-break/></text:span></text:span><text:span text:style-name="Emphasis"><text:span text:style-name="T567">4) Amir</text:span></text:span><text:span text:style-name="Strong_20_Emphasis"><text:span text:style-name="T539">/</text:span></text:span><text:span text:style-name="Emphasis"><text:span text:style-name="T567">Khan</text:span></text:span><text:span text:style-name="Strong_20_Emphasis"><text:span text:style-name="T540"> </text:span></text:span><text:span text:style-name="Strong_20_Emphasis"><text:span text:style-name="T539">- commanders of armed forces, provincial tribal leaders.</text:span></text:span><text:span text:style-name="Strong_20_Emphasis"><text:span text:style-name="T451"><text:line-break/></text:span></text:span><text:span text:style-name="Strong_20_Emphasis"><text:span text:style-name="T539">5) '</text:span></text:span><text:span text:style-name="Emphasis"><text:span text:style-name="T567">Ali Jah Muqarrab</text:span></text:span><text:span text:style-name="Strong_20_Emphasis"><text:span text:style-name="T540"> </text:span></text:span><text:span text:style-name="Strong_20_Emphasis"><text:span text:style-name="T539">- high ranking military officers (Generals) and civil servants (</text:span></text:span><text:span text:style-name="Emphasis"><text:span text:style-name="T567">mustowfiyan-i-izam</text:span></text:span><text:span text:style-name="Strong_20_Emphasis"><text:span text:style-name="T539">).</text:span></text:span><text:span text:style-name="Strong_20_Emphasis"><text:span text:style-name="T451"><text:line-break/></text:span></text:span><text:span text:style-name="Strong_20_Emphasis"><text:span text:style-name="T539">6) '</text:span></text:span><text:span text:style-name="Emphasis"><text:span text:style-name="T567">Ali Jah</text:span></text:span><text:span text:style-name="Strong_20_Emphasis"><text:span text:style-name="T540"> </text:span></text:span><text:span text:style-name="Strong_20_Emphasis"><text:span text:style-name="T539">- Colonels in the army and middle ranking civil servants (</text:span></text:span><text:span text:style-name="Emphasis"><text:span text:style-name="T567">kalantars</text:span></text:span><text:span text:style-name="Strong_20_Emphasis"><text:span text:style-name="T540"> </text:span></text:span><text:span text:style-name="Strong_20_Emphasis"><text:span text:style-name="T539">and </text:span></text:span><text:span text:style-name="Emphasis"><text:span text:style-name="T567">kadkudas</text:span></text:span><text:span text:style-name="Strong_20_Emphasis"><text:span text:style-name="T539">).</text:span></text:span><text:span text:style-name="Strong_20_Emphasis"><text:span text:style-name="T451"><text:line-break/></text:span></text:span><text:span text:style-name="Strong_20_Emphasis"><text:span text:style-name="T539">7) '</text:span></text:span><text:span text:style-name="Emphasis"><text:span text:style-name="T567">Ali Sha'an</text:span></text:span><text:span text:style-name="Strong_20_Emphasis"><text:span text:style-name="T540"> </text:span></text:span><text:span text:style-name="Strong_20_Emphasis"><text:span text:style-name="T539">- Captains and Lieutenants in the army, and lower level civil servants, including secretaries and accountants.</text:span></text:span><text:span text:style-name="Strong_20_Emphasis"><text:span text:style-name="T451"><text:line-break/></text:span></text:span><text:span text:style-name="Strong_20_Emphasis"><text:span text:style-name="T539">8) '</text:span></text:span><text:span text:style-name="Emphasis"><text:span text:style-name="T567">Ali Qadir</text:span></text:span><text:span text:style-name="Strong_20_Emphasis"><text:span text:style-name="T540"> </text:span></text:span><text:span text:style-name="Strong_20_Emphasis"><text:span text:style-name="T539">- masters of guilds, etc.</text:span></text:span><text:span text:style-name="Strong_20_Emphasis"><text:span text:style-name="T451"> </text:span></text:span></text:p>
      <text:p text:style-name="P58">Arté<text:span text:style-name="T569">z</text:span>ané téměř nikdy nelžou, a to ani když tím nemohou ničemu uškodit (white lies). Zato jsou ale mistři v říkání polopravd a <text:span text:style-name="T570">vyhýbání se odpovědi.</text:span></text:p>
      <text:p text:style-name="P58"><text:span text:style-name="Strong_20_Emphasis"><text:span text:style-name="T452">Artézské studny, oázy. </text:span></text:span><text:span text:style-name="Strong_20_Emphasis"><text:span text:style-name="T453">Stupňovité pyramidy (visuté zahrady) – vodou je zásobuje artézská studna.</text:span></text:span></text:p>
      <text:p text:style-name="P58"><text:span text:style-name="Strong_20_Emphasis"><text:span text:style-name="T454">Stupňovité chámy (a možná celá města) vytesané do úbočí hor – </text:span></text:span><text:span text:style-name="Strong_20_Emphasis"><text:span text:style-name="T455">původně to byly ogří zikkuraty</text:span></text:span><text:span text:style-name="Strong_20_Emphasis"><text:span text:style-name="T454">.</text:span></text:span></text:p>
      <text:p text:style-name="P59"><text:span text:style-name="Strong_20_Emphasis"><text:span text:style-name="T456">/* </text:span></text:span><text:span text:style-name="Strong_20_Emphasis"><text:span text:style-name="T457">(</text:span></text:span><text:span text:style-name="Strong_20_Emphasis"><text:span text:style-name="T458">Artézské studny mají obrovský tlak, takže voda se snadno dostane až do nejvyšších pater pyramidy.</text:span></text:span><text:span text:style-name="Strong_20_Emphasis"><text:span text:style-name="T456"> </text:span></text:span><text:span text:style-name="Strong_20_Emphasis"><text:span text:style-name="T457">)</text:span></text:span><text:span text:style-name="Strong_20_Emphasis"><text:span text:style-name="T456">*/</text:span></text:span></text:p>
      <text:p text:style-name="P59"><text:span text:style-name="Strong_20_Emphasis"><text:span text:style-name="T440">/* </text:span></text:span><text:span text:style-name="Strong_20_Emphasis"><text:span text:style-name="T441">Sárí je svrchní ženský oděv v Indii, safra…. </text:span></text:span><text:span text:style-name="Strong_20_Emphasis"><text:span text:style-name="T442">(No a co?) </text:span></text:span><text:span text:style-name="Strong_20_Emphasis"><text:span text:style-name="T443">*/</text:span></text:span></text:p>
      <text:h text:style-name="P27" text:outline-level="2"><text:bookmark-start text:name="__RefHeading___Toc11617_3822276627"/><text:soft-page-break/><text:span text:style-name="Strong_20_Emphasis">Severské klany</text:span><text:bookmark-end text:name="__RefHeading___Toc11617_3822276627"/></text:h>
      <text:p text:style-name="Text_20_Body_20_Full_20_Page"><text:span text:style-name="Strong_20_Emphasis"><text:span text:style-name="T134">Severní vítr rozdmýchává dohasínající hranici. Z vesnice se ozývá zvonění kovářských kladiv. Na prolitou krev je jen jedna odpověď</text:span></text:span><text:span text:style-name="Strong_20_Emphasis"><text:span text:style-name="T310">,</text:span></text:span><text:span text:style-name="Strong_20_Emphasis"><text:span text:style-name="T134"> </text:span></text:span><text:span text:style-name="Strong_20_Emphasis"><text:span text:style-name="T310">s</text:span></text:span><text:span text:style-name="Strong_20_Emphasis"><text:span text:style-name="T308">mrt</text:span></text:span><text:span text:style-name="Strong_20_Emphasis"><text:span text:style-name="T307"> bratra </text:span></text:span><text:span text:style-name="Strong_20_Emphasis"><text:span text:style-name="T309">z klanu</text:span></text:span><text:span text:style-name="Strong_20_Emphasis"><text:span text:style-name="T134"> </text:span></text:span><text:span text:style-name="Strong_20_Emphasis"><text:span text:style-name="T310">bude</text:span></text:span><text:span text:style-name="Strong_20_Emphasis"><text:span text:style-name="T134"> pomstěna.</text:span></text:span></text:p>
      <text:p text:style-name="P20"><text:span text:style-name="Strong_20_Emphasis"><text:span text:style-name="T13">Terén:<text:line-break/></text:span></text:span><text:span text:style-name="Strong_20_Emphasis"><text:span text:style-name="T84">Fjordy, jezera, </text:span></text:span><text:span text:style-name="Strong_20_Emphasis"><text:span text:style-name="T85">lesy,</text:span></text:span><text:span text:style-name="Strong_20_Emphasis"><text:span text:style-name="T84"> ledovce, prudké řeky.</text:span></text:span></text:p>
      <text:p text:style-name="P20"><text:span text:style-name="Strong_20_Emphasis"><text:span text:style-name="T13">Architektura:<text:line-break/></text:span></text:span><text:span text:style-name="Strong_20_Emphasis"><text:span text:style-name="T86">Dřevěné stavby, </text:span></text:span><text:span text:style-name="Strong_20_Emphasis"><text:span text:style-name="T87">kamenné domy a tvrze</text:span></text:span><text:span text:style-name="Strong_20_Emphasis"><text:span text:style-name="T88">.</text:span></text:span></text:p>
      <text:p text:style-name="Short_20_List"><text:span text:style-name="Strong_20_Emphasis"><text:span text:style-name="T14">Božstvo</text:span></text:span><text:span text:style-name="Strong_20_Emphasis"><text:span text:style-name="T15">:<text:line-break/></text:span></text:span><text:span text:style-name="Strong_20_Emphasis"><text:span text:style-name="T134">Hókar, otec klanů. </text:span></text:span></text:p>
      <text:p text:style-name="P20"><text:span text:style-name="Strong_20_Emphasis"><text:span text:style-name="T16">Role kněží a chrámů:<text:line-break/></text:span></text:span><text:span text:style-name="Strong_20_Emphasis"><text:span text:style-name="T89">Vyprávění ság a pověstí, předávání znalostí, </text:span></text:span><text:span text:style-name="Strong_20_Emphasis"><text:span text:style-name="T90">obřady</text:span></text:span><text:span text:style-name="Strong_20_Emphasis"><text:span text:style-name="T40">.</text:span></text:span></text:p>
      <text:p text:style-name="P20"><text:span text:style-name="Strong_20_Emphasis"><text:span text:style-name="T17">Společnost</text:span></text:span><text:span text:style-name="Strong_20_Emphasis"><text:span text:style-name="T18">:<text:line-break/></text:span></text:span><text:span text:style-name="Strong_20_Emphasis"><text:span text:style-name="T91">Klany</text:span></text:span><text:span text:style-name="Strong_20_Emphasis"><text:span text:style-name="T77">.</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text:span></text:span><text:span text:style-name="Strong_20_Emphasis"><text:span text:style-name="T91">Zhruba polovina klanů je lidská, zby</text:span></text:span><text:span text:style-name="Strong_20_Emphasis"><text:span text:style-name="T123">lé</text:span></text:span><text:span text:style-name="Strong_20_Emphasis"><text:span text:style-name="T91"> jsou elfské a trpaslické</text:span></text:span><text:span text:style-name="Strong_20_Emphasis"><text:span text:style-name="T78">. </text:span></text:span><text:span text:style-name="Strong_20_Emphasis"><text:span text:style-name="T91">Kudůci zde žijí jen jako jednotlivci.</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71">Severština</text:span></text:span></text:p>
      <text:p text:style-name="P20"><text:span text:style-name="Strong_20_Emphasis"><text:span text:style-name="T22">Hodnoty:<text:line-break/></text:span></text:span><text:span text:style-name="Strong_20_Emphasis"><text:span text:style-name="T92">Klanová čest, úcta ke starším </text:span></text:span><text:span text:style-name="Strong_20_Emphasis"><text:span text:style-name="T93">a předkům</text:span></text:span><text:span text:style-name="Strong_20_Emphasis"><text:span text:style-name="T82">. </text:span></text:span><text:span text:style-name="Strong_20_Emphasis"><text:span text:style-name="T94">Krevní msta.</text:span></text:span></text:p>
      <text:p text:style-name="P20"><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94">Zneuctění klanu, vražda</text:span></text:span><text:span text:style-name="Strong_20_Emphasis"><text:span text:style-name="T39">.</text:span></text:span></text:p>
      <text:p text:style-name="P3"><text:span text:style-name="Strong_20_Emphasis"><text:span text:style-name="T204">Norgardové, známí </text:span></text:span><text:span text:style-name="Strong_20_Emphasis"><text:span text:style-name="T205">častěji</text:span></text:span><text:span text:style-name="Strong_20_Emphasis"><text:span text:style-name="T204"> jako Seveřani, jsou národem lovců, </text:span></text:span><text:span text:style-name="Strong_20_Emphasis"><text:span text:style-name="T206">chovatelů</text:span></text:span><text:span text:style-name="Strong_20_Emphasis"><text:span text:style-name="T204"> a </text:span></text:span><text:span text:style-name="Strong_20_Emphasis"><text:span text:style-name="T207">klanových válečníků. </text:span></text:span><text:span text:style-name="Strong_20_Emphasis"><text:span text:style-name="T208">Klanová příslušnost je pro ně posvátná. </text:span></text:span><text:span text:style-name="Strong_20_Emphasis"><text:span text:style-name="T209">Existuje</text:span></text:span><text:span text:style-name="Strong_20_Emphasis"><text:span text:style-name="T210"> několik elfských a trpaslických klanů, ale žádný kudůcký. </text:span></text:span><text:span text:style-name="Strong_20_Emphasis"><text:span text:style-name="T211">Několik jich v této</text:span></text:span><text:span text:style-name="Strong_20_Emphasis"><text:span text:style-name="T210"> drsné a nehostinné zemi žij</text:span></text:span><text:span text:style-name="Strong_20_Emphasis"><text:span text:style-name="T211">e</text:span></text:span><text:span text:style-name="Strong_20_Emphasis"><text:span text:style-name="T210">, </text:span></text:span><text:span text:style-name="Strong_20_Emphasis"><text:span text:style-name="T211">ale</text:span></text:span><text:span text:style-name="Strong_20_Emphasis"><text:span text:style-name="T210"> jsou </text:span></text:span><text:span text:style-name="Strong_20_Emphasis"><text:span text:style-name="T211">povětšinou</text:span></text:span><text:span text:style-name="Strong_20_Emphasis"><text:span text:style-name="T210"> trpěni jako cizinci. </text:span></text:span><text:span text:style-name="Strong_20_Emphasis"><text:span text:style-name="T211">Jen výjimečně se stává, že je některý přijat</text:span></text:span><text:span text:style-name="Strong_20_Emphasis"><text:span text:style-name="T210"> do </text:span></text:span><text:span text:style-name="Strong_20_Emphasis"><text:span text:style-name="T212">jednoho</text:span></text:span><text:span text:style-name="Strong_20_Emphasis"><text:span text:style-name="T210"> z klanů na základě hrdinského a obětavého jednání, </text:span></text:span><text:span text:style-name="Strong_20_Emphasis"><text:span text:style-name="T211">ačkoliv s </text:span></text:span><text:span text:style-name="Strong_20_Emphasis"><text:span text:style-name="T213">ním</text:span></text:span><text:span text:style-name="Strong_20_Emphasis"><text:span text:style-name="T211"> není pokrevně spřízněn</text:span></text:span><text:span text:style-name="Strong_20_Emphasis"><text:span text:style-name="T210">.<text:line-break/><text:tab/>Patronem</text:span></text:span><text:span text:style-name="Strong_20_Emphasis"><text:span text:style-name="T214"> všech No</text:span></text:span><text:span text:style-name="Strong_20_Emphasis"><text:span text:style-name="T134">rgardů</text:span></text:span><text:span text:style-name="Strong_20_Emphasis"><text:span text:style-name="T214"> je </text:span></text:span><text:span text:style-name="Strong_20_Emphasis"><text:span text:style-name="T208">severský bůh Hókar, </text:span></text:span><text:span text:style-name="Strong_20_Emphasis"><text:span text:style-name="T215">který jim daroval oheň </text:span></text:span><text:span text:style-name="Strong_20_Emphasis"><text:span text:style-name="T216">a</text:span></text:span><text:span text:style-name="Strong_20_Emphasis"><text:span text:style-name="T215"> tajemství oceli </text:span></text:span><text:span text:style-name="Strong_20_Emphasis"><text:span text:style-name="T208">výměnou za slib, </text:span></text:span><text:span text:style-name="Strong_20_Emphasis"><text:span text:style-name="T210">že tvrdě potrestají jakékoliv nečestné jednání.</text:span></text:span><text:span text:style-name="Strong_20_Emphasis"><text:span text:style-name="T208"> </text:span></text:span><text:span text:style-name="Strong_20_Emphasis"><text:span text:style-name="T217">P</text:span></text:span><text:span text:style-name="Strong_20_Emphasis"><text:span text:style-name="T208">okud je někdo z klanu zabit </text:span></text:span><text:span text:style-name="Strong_20_Emphasis"><text:span text:style-name="T218">a viník se </text:span></text:span><text:soft-page-break/><text:span text:style-name="Strong_20_Emphasis"><text:span text:style-name="T218">nepřizná a nenabídne adekvátní odškodné</text:span></text:span><text:span text:style-name="Strong_20_Emphasis"><text:span text:style-name="T208">, ostatní jsou povinni smrt pomstít. </text:span></text:span><text:span text:style-name="Strong_20_Emphasis"><text:span text:style-name="T219">Taková k</text:span></text:span><text:span text:style-name="Strong_20_Emphasis"><text:span text:style-name="T220">revní msta nezřídka vede ke vleklým a krvavým klanovým válkám, </text:span></text:span><text:span text:style-name="Strong_20_Emphasis"><text:span text:style-name="T221">a proto Norgardové téměř nikdy nežijí v míru.</text:span></text:span></text:p>
      <text:h text:style-name="Heading_20_4" text:outline-level="4"><text:span text:style-name="Strong_20_Emphasis">Klany</text:span></text:h>
      <text:p text:style-name="P47"><text:span text:style-name="Strong_20_Emphasis"><text:span text:style-name="T402">TODO: Časem by to asi chtělo pár jmen nejvýznamnějších klanů.</text:span></text:span></text:p>
      <text:p text:style-name="P47"><text:a xlink:type="simple" xlink:href="https://en.wikipedia.org/wiki/Norse_clans" text:style-name="Internet_20_link" text:visited-style-name="Visited_20_Internet_20_Link"><text:span text:style-name="Strong_20_Emphasis"><text:span text:style-name="T401">https://en.wikipedia.org/wiki/Norse_clans</text:span></text:span></text:a></text:p>
      <text:p text:style-name="P47"><text:span text:style-name="Strong_20_Emphasis"><text:span text:style-name="T511">the clansmen were obliged by honour to avenge one another</text:span></text:span><text:span text:style-name="Strong_20_Emphasis"><text:span text:style-name="T401"> </text:span></text:span></text:p>
      <text:p text:style-name="P47"><text:span text:style-name="Strong_20_Emphasis"><text:span text:style-name="T511">The name of the clan was derived from that of its ancestor, often with the addition of an </text:span></text:span><text:span text:style-name="Strong_20_Emphasis"><text:span text:style-name="T515">-ung</text:span></text:span><text:span text:style-name="Strong_20_Emphasis"><text:span text:style-name="T519"> </text:span></text:span><text:span text:style-name="Strong_20_Emphasis"><text:span text:style-name="T511">or </text:span></text:span><text:span text:style-name="Strong_20_Emphasis"><text:span text:style-name="T515">-ing</text:span></text:span><text:span text:style-name="Strong_20_Emphasis"><text:span text:style-name="T519"> </text:span></text:span><text:span text:style-name="Strong_20_Emphasis"><text:span text:style-name="T511">ending</text:span></text:span></text:p>
      <text:p text:style-name="P47"><text:span text:style-name="Strong_20_Emphasis"><text:span text:style-name="T134">Jsem z klanu Toho a toho.</text:span></text:span></text:p>
      <text:p text:style-name="P47"><text:span text:style-name="Strong_20_Emphasis"><text:span text:style-name="T511">A person could technically belong to several clans, but usually the identification of an individual came with ancestry of most prestige. </text:span></text:span></text:p>
      <text:h text:style-name="P27" text:outline-level="2"><text:bookmark-start text:name="__RefHeading___Toc11619_3822276627"/><text:span text:style-name="Strong_20_Emphasis">Kemet</text:span><text:bookmark-end text:name="__RefHeading___Toc11619_3822276627"/></text:h>
      <text:p text:style-name="P16"><text:span text:style-name="Strong_20_Emphasis"><text:span text:style-name="T314">Shromážděné zástupy </text:span></text:span><text:span text:style-name="Strong_20_Emphasis"><text:span text:style-name="T315">klekají</text:span></text:span><text:span text:style-name="Strong_20_Emphasis"><text:span text:style-name="T314"> čelem k zemi. </text:span></text:span><text:span text:style-name="Strong_20_Emphasis"><text:span text:style-name="T313">Ze ska</text:span></text:span><text:span text:style-name="Strong_20_Emphasis"><text:span text:style-name="T314">l</text:span></text:span><text:span text:style-name="Strong_20_Emphasis"><text:span text:style-name="T313">ního chrámu vychází </text:span></text:span><text:span text:style-name="Strong_20_Emphasis"><text:span text:style-name="T314">procesí</text:span></text:span><text:span text:style-name="Strong_20_Emphasis"><text:span text:style-name="T313"> kněží,</text:span></text:span><text:span text:style-name="Strong_20_Emphasis"><text:span text:style-name="T312"> </text:span></text:span><text:span text:style-name="Strong_20_Emphasis"><text:span text:style-name="T316">n</text:span></text:span><text:span text:style-name="Strong_20_Emphasis"><text:span text:style-name="T313">a vysokém stolci nesou nejmocnější že</text:span></text:span><text:span text:style-name="Strong_20_Emphasis"><text:span text:style-name="T316">n</text:span></text:span><text:span text:style-name="Strong_20_Emphasis"><text:span text:style-name="T313">u světa. Nad obzorem vyšel zlatě žhnoucí kotouč. Bohyně shlíží na svůj lid.</text:span></text:span></text:p>
      <text:p text:style-name="P20"><text:span text:style-name="Strong_20_Emphasis"><text:span text:style-name="T13">Terén:<text:line-break/></text:span></text:span><text:span text:style-name="Strong_20_Emphasis"><text:span text:style-name="T95">Ú</text:span></text:span><text:span text:style-name="Strong_20_Emphasis"><text:span text:style-name="T96">rodná údolí obklopená pouští, na severu rozlehlá prop</text:span></text:span><text:span text:style-name="Strong_20_Emphasis"><text:span text:style-name="T97">oje</text:span></text:span><text:span text:style-name="Strong_20_Emphasis"><text:span text:style-name="T96">ná delta tří Kemetských veletoků.</text:span></text:span></text:p>
      <text:p text:style-name="P20"><text:span text:style-name="Strong_20_Emphasis"><text:span text:style-name="T13">Architektura:<text:line-break/></text:span></text:span><text:span text:style-name="Strong_20_Emphasis"><text:span text:style-name="T98">Obelisky, chrámy a města vytesaná přímo do skály. </text:span></text:span><text:span text:style-name="Strong_20_Emphasis"><text:span text:style-name="T99">Na severu chýše ze dřeva, jílu a rákosu</text:span></text:span><text:span text:style-name="Strong_20_Emphasis"><text:span text:style-name="T88">.</text:span></text:span></text:p>
      <text:p text:style-name="P20"><text:span text:style-name="Strong_20_Emphasis"><text:span text:style-name="T14">Božstvo</text:span></text:span><text:span text:style-name="Strong_20_Emphasis"><text:span text:style-name="T15">:<text:line-break/></text:span></text:span><text:span text:style-name="Strong_20_Emphasis"><text:span text:style-name="T100">Sárí, </text:span></text:span><text:span text:style-name="Strong_20_Emphasis"><text:span text:style-name="T132">dárkyně hojnosti</text:span></text:span><text:span text:style-name="Strong_20_Emphasis"><text:span text:style-name="T48">.</text:span></text:span></text:p>
      <text:p text:style-name="P20"><text:span text:style-name="Strong_20_Emphasis"><text:span text:style-name="T16">Role kněží a chrámů:<text:line-break/></text:span></text:span><text:span text:style-name="Strong_20_Emphasis"><text:span text:style-name="T101">Administrativa, skladování úrody, obřady</text:span></text:span><text:span text:style-name="Strong_20_Emphasis"><text:span text:style-name="T40">.</text:span></text:span></text:p>
      <text:p text:style-name="P20"><text:soft-page-break/><text:span text:style-name="Strong_20_Emphasis"><text:span text:style-name="T17">Společnost</text:span></text:span><text:span text:style-name="Strong_20_Emphasis"><text:span text:style-name="T18">:<text:line-break/></text:span></text:span><text:span text:style-name="Strong_20_Emphasis"><text:span text:style-name="T102">Zemi vládne sluneční bohyně Sárí vtělená do lidské vládkyně. </text:span></text:span><text:span text:style-name="Strong_20_Emphasis"><text:span text:style-name="T103">V jejím jménu ji spravují kněží a brání armáda. Jen málo svobodných, většinou obchodníci a řemeslníci.</text:span></text:span><text:span text:style-name="Strong_20_Emphasis"><text:span text:style-name="T77"> </text:span></text:span><text:span text:style-name="Strong_20_Emphasis"><text:span text:style-name="T102">Doživotní o</text:span></text:span><text:span text:style-name="Strong_20_Emphasis"><text:span text:style-name="T104">troctví.</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text:span></text:span><text:span text:style-name="Strong_20_Emphasis"><text:span text:style-name="T104">Vládkyně je vždy lidská žena, ve všem ostatním je postavení ras rovnocenné</text:span></text:span><text:span text:style-name="Strong_20_Emphasis"><text:span text:style-name="T91">.</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105">Kemet</text:span></text:span><text:span text:style-name="Strong_20_Emphasis"><text:span text:style-name="T71">ština</text:span></text:span></text:p>
      <text:p text:style-name="P20"><text:span text:style-name="Strong_20_Emphasis"><text:span text:style-name="T22">Hodnoty:<text:line-break/></text:span></text:span><text:span text:style-name="Strong_20_Emphasis"><text:span text:style-name="T106">Věrná služba božské vládkyni, </text:span></text:span><text:span text:style-name="Strong_20_Emphasis"><text:span text:style-name="T107">po smrti</text:span></text:span><text:span text:style-name="Strong_20_Emphasis"><text:span text:style-name="T106"> věčná blaženost </text:span></text:span><text:span text:style-name="Strong_20_Emphasis"><text:span text:style-name="T107">v jejím náručí</text:span></text:span><text:span text:style-name="Strong_20_Emphasis"><text:span text:style-name="T94">.</text:span></text:span></text:p>
      <text:p text:style-name="P20"><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106">Neposlušnost, </text:span></text:span><text:span text:style-name="Strong_20_Emphasis"><text:span text:style-name="T104">krádež majetku chrámů</text:span></text:span><text:span text:style-name="Strong_20_Emphasis"><text:span text:style-name="T39">.</text:span></text:span></text:p>
      <text:p text:style-name="P3"><text:span text:style-name="Strong_20_Emphasis"><text:span text:style-name="T222">Kemeťané jsou národem pěstitelů,</text:span></text:span><text:span text:style-name="Strong_20_Emphasis"><text:span text:style-name="T223"> z</text:span></text:span><text:span text:style-name="Strong_20_Emphasis"><text:span text:style-name="T224">emě kolem tří Kemetských v</text:span></text:span><text:span text:style-name="Strong_20_Emphasis"><text:span text:style-name="T225">e</text:span></text:span><text:span text:style-name="Strong_20_Emphasis"><text:span text:style-name="T224">letoků je </text:span></text:span><text:span text:style-name="Strong_20_Emphasis"><text:span text:style-name="T226">totiž</text:span></text:span><text:span text:style-name="Strong_20_Emphasis"><text:span text:style-name="T224"> díky pravidelným záplavám ne</text:span></text:span><text:span text:style-name="Strong_20_Emphasis"><text:span text:style-name="T227">smír</text:span></text:span><text:span text:style-name="Strong_20_Emphasis"><text:span text:style-name="T224">ně úrodná </text:span></text:span><text:span text:style-name="Strong_20_Emphasis"><text:span text:style-name="T228">a</text:span></text:span><text:span text:style-name="Strong_20_Emphasis"><text:span text:style-name="T229"> snadný přístup k moři přímo vybízí k obchodu. </text:span></text:span><text:span text:style-name="Strong_20_Emphasis"><text:span text:style-name="T230">V Kemetu ovšem </text:span></text:span><text:span text:style-name="Strong_20_Emphasis"><text:span text:style-name="T231">není</text:span></text:span><text:span text:style-name="Strong_20_Emphasis"><text:span text:style-name="T230"> dostatek dřeva na stavbu námořních lodí, takže po řekách náklad dopravují rákosové čluny a v přístavech jej přeloží na Icénské obchodní lodě, které jej rozváží po celém známém světě.</text:span></text:span><text:span text:style-name="Strong_20_Emphasis"><text:span text:style-name="T232"> </text:span></text:span><text:span text:style-name="Strong_20_Emphasis"><text:span text:style-name="T233">Kemet není součástí Dórské říše, </text:span></text:span><text:span text:style-name="Strong_20_Emphasis"><text:span text:style-name="T234">protože</text:span></text:span><text:span text:style-name="Strong_20_Emphasis"><text:span text:style-name="T233"> </text:span></text:span><text:span text:style-name="Strong_20_Emphasis"><text:span text:style-name="T235">se </text:span></text:span><text:span text:style-name="Strong_20_Emphasis"><text:span text:style-name="T236">v době tažen</text:span></text:span><text:span text:style-name="Strong_20_Emphasis"><text:span text:style-name="T237">í</text:span></text:span><text:span text:style-name="Strong_20_Emphasis"><text:span text:style-name="T236"> Filipa velikého</text:span></text:span><text:span text:style-name="Strong_20_Emphasis"><text:span text:style-name="T233"> vykoupil </text:span></text:span><text:span text:style-name="Strong_20_Emphasis"><text:span text:style-name="T238">závazkem</text:span></text:span><text:span text:style-name="Strong_20_Emphasis"><text:span text:style-name="T233"> celou </text:span></text:span><text:span text:style-name="Strong_20_Emphasis"><text:span text:style-name="T236">jeho</text:span></text:span><text:span text:style-name="Strong_20_Emphasis"><text:span text:style-name="T233"> armádu po dvacet let zásobovat.<text:line-break/><text:tab/></text:span></text:span><text:span text:style-name="Strong_20_Emphasis"><text:span text:style-name="T239">V</text:span></text:span><text:span text:style-name="Strong_20_Emphasis"><text:span text:style-name="T240">ládkyně </text:span></text:span><text:span text:style-name="Strong_20_Emphasis"><text:span text:style-name="T239">Kemetu</text:span></text:span><text:span text:style-name="Strong_20_Emphasis"><text:span text:style-name="T240"> je </text:span></text:span><text:span text:style-name="Strong_20_Emphasis"><text:span text:style-name="T241">vtělením </text:span></text:span><text:span text:style-name="Strong_20_Emphasis"><text:span text:style-name="T242">sluneční</text:span></text:span><text:span text:style-name="Strong_20_Emphasis"><text:span text:style-name="T240"> bohyně Sárí</text:span></text:span><text:span text:style-name="Strong_20_Emphasis"><text:span text:style-name="T243">.</text:span></text:span><text:span text:style-name="Strong_20_Emphasis"><text:span text:style-name="T244"> </text:span></text:span><text:span text:style-name="Strong_20_Emphasis"><text:span text:style-name="T245">Když chtějí Kemeťané </text:span></text:span><text:span text:style-name="Strong_20_Emphasis"><text:span text:style-name="T246">sdělit</text:span></text:span><text:span text:style-name="Strong_20_Emphasis"><text:span text:style-name="T245">, kd</text:span></text:span><text:span text:style-name="Strong_20_Emphasis"><text:span text:style-name="T247">y</text:span></text:span><text:span text:style-name="Strong_20_Emphasis"><text:span text:style-name="T245"> se </text:span></text:span><text:span text:style-name="Strong_20_Emphasis"><text:span text:style-name="T248">ně</text:span></text:span><text:span text:style-name="Strong_20_Emphasis"><text:span text:style-name="T249">co</text:span></text:span><text:span text:style-name="Strong_20_Emphasis"><text:span text:style-name="T245"> udál</text:span></text:span><text:span text:style-name="Strong_20_Emphasis"><text:span text:style-name="T249">o</text:span></text:span><text:span text:style-name="Strong_20_Emphasis"><text:span text:style-name="T245">, tak </text:span></text:span><text:span text:style-name="Strong_20_Emphasis"><text:span text:style-name="T246">řeknou třeba: „Ve třetím roce třicáté páté inkarnace“</text:span></text:span><text:span text:style-name="Strong_20_Emphasis"><text:span text:style-name="T245">. </text:span></text:span><text:span text:style-name="Strong_20_Emphasis"><text:span text:style-name="T250">Jí</text:span></text:span><text:span text:style-name="Strong_20_Emphasis"><text:span text:style-name="T251"> patří veškerá půda a j</text:span></text:span><text:span text:style-name="Strong_20_Emphasis"><text:span text:style-name="T241">ejí</text:span></text:span><text:span text:style-name="Strong_20_Emphasis"><text:span text:style-name="T239"> kněží</text:span></text:span><text:span text:style-name="Strong_20_Emphasis"><text:span text:style-name="T244"> řídí celou z</text:span></text:span><text:span text:style-name="Strong_20_Emphasis"><text:span text:style-name="T252">e</text:span></text:span><text:span text:style-name="Strong_20_Emphasis"><text:span text:style-name="T244">mi. </text:span></text:span><text:span text:style-name="Strong_20_Emphasis"><text:span text:style-name="T253">Kemeťané věří,</text:span></text:span><text:span text:style-name="Strong_20_Emphasis"><text:span text:style-name="T254"> že </text:span></text:span><text:span text:style-name="Strong_20_Emphasis"><text:span text:style-name="T255">až umřou, tak je</text:span></text:span><text:span text:style-name="Strong_20_Emphasis"><text:span text:style-name="T254"> za věrnou službu přijme do své vřel</text:span></text:span><text:span text:style-name="Strong_20_Emphasis"><text:span text:style-name="T256">é</text:span></text:span><text:span text:style-name="Strong_20_Emphasis"><text:span text:style-name="T254"> náruče a do</text:span></text:span><text:span text:style-name="Strong_20_Emphasis"><text:span text:style-name="T257">jdou</text:span></text:span><text:span text:style-name="Strong_20_Emphasis"><text:span text:style-name="T254"> tak věčné blaženosti.</text:span></text:span><text:span text:style-name="Strong_20_Emphasis"><text:span text:style-name="T244"> </text:span></text:span><text:span text:style-name="Strong_20_Emphasis"><text:span text:style-name="T258">Jedinou možností, jak </text:span></text:span><text:span text:style-name="Strong_20_Emphasis"><text:span text:style-name="T259">dosáhnout vysokého</text:span></text:span><text:span text:style-name="Strong_20_Emphasis"><text:span text:style-name="T258"> postavení mimo kněžskou hierarchii, je </text:span></text:span><text:span text:style-name="Strong_20_Emphasis"><text:span text:style-name="T260">získat hodnost</text:span></text:span><text:span text:style-name="Strong_20_Emphasis"><text:span text:style-name="T258"> ve vojsku. </text:span></text:span><text:span text:style-name="Strong_20_Emphasis"><text:span text:style-name="T261">S</text:span></text:span><text:span text:style-name="Strong_20_Emphasis"><text:span text:style-name="T262">vobodní jsou jen obchodníci a řemeslníci, </text:span></text:span><text:span text:style-name="Strong_20_Emphasis"><text:span text:style-name="T263">musí však dodržovat všechna nařízení chrámů a odvádí vysoké daně.</text:span></text:span><text:span text:style-name="Strong_20_Emphasis"><text:span text:style-name="T258"><text:line-break/><text:tab/></text:span></text:span><text:span text:style-name="Strong_20_Emphasis"><text:span text:style-name="T264">C</text:span></text:span><text:span text:style-name="Strong_20_Emphasis"><text:span text:style-name="T265">hrámy </text:span></text:span><text:span text:style-name="Strong_20_Emphasis"><text:span text:style-name="T264">bohyně Sárí</text:span></text:span><text:span text:style-name="Strong_20_Emphasis"><text:span text:style-name="T265"> bývají vytesané přímo do skály a slouží </text:span></text:span><text:span text:style-name="Strong_20_Emphasis"><text:span text:style-name="T266">také</text:span></text:span><text:span text:style-name="Strong_20_Emphasis"><text:span text:style-name="T265"> jako sýpky, pokladnice </text:span></text:span><text:span text:style-name="Strong_20_Emphasis"><text:span text:style-name="T267">a správní budovy</text:span></text:span><text:span text:style-name="Strong_20_Emphasis"><text:span text:style-name="T265">. </text:span></text:span><text:span text:style-name="Strong_20_Emphasis"><text:span text:style-name="T268">Kdykoliv to je možné, tak jsou do skály vytesaná i celá města, nebo alespoň jednotliv</text:span></text:span><text:span text:style-name="Strong_20_Emphasis"><text:span text:style-name="T269">á obydlí</text:span></text:span><text:span text:style-name="Strong_20_Emphasis"><text:span text:style-name="T270">. </text:span></text:span><text:span text:style-name="Strong_20_Emphasis"><text:span text:style-name="T271">Na volné ploše staví Kemeťané jen velmi neradi – ta je totiž obvykle pokrytá buď pouští, kde není voda, nebo úrodnou půdou, kterou si </text:span></text:span><text:soft-page-break/><text:span text:style-name="Strong_20_Emphasis"><text:span text:style-name="T271">rozhodně nechtějí zastavět.</text:span></text:span><text:span text:style-name="Strong_20_Emphasis"><text:span text:style-name="T270"> </text:span></text:span><text:span text:style-name="Strong_20_Emphasis"><text:span text:style-name="T272">Na severu, v deltě tří Kemetských veletoků, nejsou města žádná. Půda je </text:span></text:span><text:span text:style-name="Strong_20_Emphasis"><text:span text:style-name="T273">tam</text:span></text:span><text:span text:style-name="Strong_20_Emphasis"><text:span text:style-name="T272"> příliš měkká a </text:span></text:span><text:span text:style-name="Strong_20_Emphasis"><text:span text:style-name="T274">roz</text:span></text:span><text:span text:style-name="Strong_20_Emphasis"><text:span text:style-name="T275">brázdě</text:span></text:span><text:span text:style-name="Strong_20_Emphasis"><text:span text:style-name="T274">n</text:span></text:span><text:span text:style-name="Strong_20_Emphasis"><text:span text:style-name="T275">á</text:span></text:span><text:span text:style-name="Strong_20_Emphasis"><text:span text:style-name="T274"> nesčetnými kanály. </text:span></text:span><text:span text:style-name="Strong_20_Emphasis"><text:span text:style-name="T276">Lidé zde žijí v chýších ze dřeva a rákosu pokrytých všudypřítomným bahnem a vymazaných dovezeným asfaltem.</text:span></text:span></text:p>
      <text:h text:style-name="Heading_20_4" text:outline-level="4"><text:span text:style-name="Strong_20_Emphasis">Kemeťané</text:span></text:h>
      <text:p text:style-name="P60"><text:span text:style-name="Strong_20_Emphasis"><text:span text:style-name="T459">Velká Kemetská poušť.<text:line-break/>- </text:span></text:span><text:span text:style-name="Strong_20_Emphasis"><text:span text:style-name="T460">Poušť se může jmenovat Ahagar.<text:line-break/>- </text:span></text:span><text:span text:style-name="Strong_20_Emphasis"><text:span text:style-name="T461">Ahagarové, nomádi.</text:span></text:span></text:p>
      <text:p text:style-name="P60"><text:a xlink:type="simple" xlink:href="https://en.wikipedia.org/wiki/Kel_Ahaggar" text:style-name="Internet_20_link" text:visited-style-name="Visited_20_Internet_20_Link"><text:span text:style-name="Strong_20_Emphasis"><text:span text:style-name="T462">https://en.wikipedia.org/wiki/Kel_Ahaggar</text:span></text:span></text:a></text:p>
      <text:h text:style-name="Heading_20_5" text:outline-level="5"><text:span text:style-name="Strong_20_Emphasis">Hodnoty</text:span></text:h>
      <text:p text:style-name="P60"><text:span text:style-name="Strong_20_Emphasis"><text:span text:style-name="T556">Pohostinnost, pomoc v nouzi. </text:span></text:span><text:span text:style-name="Strong_20_Emphasis"><text:span text:style-name="T557">Právo být hoš</text:span></text:span><text:span text:style-name="Strong_20_Emphasis"><text:span text:style-name="T558">tě</text:span></text:span><text:span text:style-name="Strong_20_Emphasis"><text:span text:style-name="T557">n.</text:span></text:span></text:p>
      <text:p text:style-name="P60"><text:span text:style-name="Strong_20_Emphasis"><text:span text:style-name="T557">Nejhorší hřích: zradit svého hostitele nebo mu jinak uškodit.</text:span></text:span></text:p>
      <text:p text:style-name="P60"><text:span text:style-name="Strong_20_Emphasis"><text:span text:style-name="T559">Posmrtný život, mumifikace.</text:span></text:span></text:p>
      <text:p text:style-name="P60"><text:span text:style-name="Strong_20_Emphasis"><text:span text:style-name="T30">Kemetská architektura</text:span></text:span></text:p>
      <text:p text:style-name="P60"><text:span text:style-name="Strong_20_Emphasis"><text:span text:style-name="T463">Města </text:span></text:span><text:span text:style-name="Strong_20_Emphasis"><text:span text:style-name="T464">a chrámy</text:span></text:span><text:span text:style-name="Strong_20_Emphasis"><text:span text:style-name="T463"> tesan</text:span></text:span><text:span text:style-name="Strong_20_Emphasis"><text:span text:style-name="T464">é přímo</text:span></text:span><text:span text:style-name="Strong_20_Emphasis"><text:span text:style-name="T463"> do skály. </text:span></text:span><text:span text:style-name="Strong_20_Emphasis"><text:span text:style-name="T465">Podzemní domy – díra a v jejích stěnách jsou obydlí.</text:span></text:span></text:p>
      <text:p text:style-name="P60"><text:span text:style-name="Strong_20_Emphasis"><text:span text:style-name="T465">- </text:span></text:span><text:span text:style-name="Strong_20_Emphasis"><text:span text:style-name="T466">žádné pyramidy</text:span></text:span></text:p>
      <text:p text:style-name="P60"><text:span text:style-name="Strong_20_Emphasis"><text:span text:style-name="T466">- </text:span></text:span><text:span text:style-name="Strong_20_Emphasis"><text:span text:style-name="T467">k</text:span></text:span><text:span text:style-name="Strong_20_Emphasis"><text:span text:style-name="T468">aňony, tunelová města. </text:span></text:span><text:span text:style-name="Strong_20_Emphasis"><text:span text:style-name="T469">V Kaňonech se těží (ruda, drahokamy)… </text:span></text:span><text:span text:style-name="Strong_20_Emphasis"><text:span text:style-name="T470">Nezřídka to může být side effect budování tunelových měst (ať už se tuneluje kvůli těžbě a následně se tam lidi nastěhují, nebo se prostě občas s městem trefěj tam, kde jsou nějaké suroviny.</text:span></text:span></text:p>
      <text:p text:style-name="P60"><text:span text:style-name="Strong_20_Emphasis"><text:span text:style-name="T471">Chrámy bohyně Sárí na vrcholcích skalních pilířů (</text:span></text:span><text:span text:style-name="Strong_20_Emphasis"><text:span text:style-name="T472">uvnitř</text:span></text:span><text:span text:style-name="Strong_20_Emphasis"><text:span text:style-name="T471"> pilíř</text:span></text:span><text:span text:style-name="Strong_20_Emphasis"><text:span text:style-name="T472">e</text:span></text:span><text:span text:style-name="Strong_20_Emphasis"><text:span text:style-name="T471"> je vytesané schodiště).</text:span></text:span></text:p>
      <text:h text:style-name="Heading_20_5" text:outline-level="5"><text:soft-page-break/><text:span text:style-name="Strong_20_Emphasis">Podzemní vodovody</text:span></text:h>
      <text:p text:style-name="P60"><text:span text:style-name="Strong_20_Emphasis"><text:span text:style-name="T134">Mezi podivuhodné výtvory lidského ducha patří zejména mnohokilometrová síť tzv. manawarů, tunelů na svádění podzemní vody. Tento systém sestával z podzemních mírně se svažujících tunelů, které byly v pravidelných, přibližně desetimetrových intervalech přístupné vertikálními šachtami, užívanými k jejich hloubení a následně k čištění. </text:span></text:span></text:p>
      <text:p text:style-name="P60"><text:span text:style-name="Strong_20_Emphasis"><text:span text:style-name="T555">Egyptské oázy: </text:span></text:span><text:a xlink:type="simple" xlink:href="http://www.ingema.net/in2001/clanek.php?id=129" text:style-name="Internet_20_link" text:visited-style-name="Visited_20_Internet_20_Link"><text:span text:style-name="Strong_20_Emphasis"><text:span text:style-name="T555">http://www.ingema.net/in2001/clanek.php?id=129</text:span></text:span></text:a></text:p>
      <text:h text:style-name="P27" text:outline-level="2"><text:bookmark-start text:name="__RefHeading___Toc11621_3822276627"/><text:span text:style-name="Strong_20_Emphasis">Tajemná Gahunda</text:span><text:bookmark-end text:name="__RefHeading___Toc11621_3822276627"/></text:h>
      <text:p text:style-name="P15"><text:span text:style-name="Strong_20_Emphasis"><text:span text:style-name="T278">Krajin</text:span></text:span><text:span text:style-name="Strong_20_Emphasis"><text:span text:style-name="T311">ou</text:span></text:span><text:span text:style-name="Strong_20_Emphasis"><text:span text:style-name="T278"> </text:span></text:span><text:span text:style-name="Strong_20_Emphasis"><text:span text:style-name="T277">se rozléhá tajemná řeč bubnů</text:span></text:span><text:span text:style-name="Strong_20_Emphasis"><text:span text:style-name="T278">. </text:span></text:span><text:span text:style-name="Strong_20_Emphasis"><text:span text:style-name="T279">Při východu a západu slunce</text:span></text:span><text:span text:style-name="Strong_20_Emphasis"><text:span text:style-name="T280"> se celá </text:span></text:span><text:span text:style-name="Strong_20_Emphasis"><text:span text:style-name="T311">džungle</text:span></text:span><text:span text:style-name="Strong_20_Emphasis"><text:span text:style-name="T280"> rozezní v jed</text:span></text:span><text:span text:style-name="Strong_20_Emphasis"><text:span text:style-name="T281">notném</text:span></text:span><text:span text:style-name="Strong_20_Emphasis"><text:span text:style-name="T280"> rytmu a </text:span></text:span><text:span text:style-name="Strong_20_Emphasis"><text:span text:style-name="T282">předává</text:span></text:span><text:span text:style-name="Strong_20_Emphasis"><text:span text:style-name="T280"> </text:span></text:span><text:span text:style-name="Strong_20_Emphasis"><text:span text:style-name="T281">tak</text:span></text:span><text:span text:style-name="Strong_20_Emphasis"><text:span text:style-name="T280"> zprávu do světa duchů, </text:span></text:span><text:span text:style-name="Strong_20_Emphasis"><text:span text:style-name="T283">kde sídlí Anansi, </text:span></text:span><text:span text:style-name="Strong_20_Emphasis"><text:span text:style-name="T284">strážce</text:span></text:span><text:span text:style-name="Strong_20_Emphasis"><text:span text:style-name="T283"> tajného vědění a moudrosti předků</text:span></text:span><text:span text:style-name="Strong_20_Emphasis"><text:span text:style-name="T280">.</text:span></text:span></text:p>
      <text:p text:style-name="P20"><text:span text:style-name="Strong_20_Emphasis"><text:span text:style-name="T13">Terén:<text:line-break/></text:span></text:span><text:span text:style-name="Strong_20_Emphasis"><text:span text:style-name="T108">Neprostupná džungle, směrem na jih vysoké hory, </text:span></text:span><text:span text:style-name="Strong_20_Emphasis"><text:span text:style-name="T109">prudké řeky a vodopády</text:span></text:span><text:span text:style-name="Strong_20_Emphasis"><text:span text:style-name="T108">.</text:span></text:span></text:p>
      <text:p text:style-name="P20"><text:span text:style-name="Strong_20_Emphasis"><text:span text:style-name="T13">Architektura:<text:line-break/></text:span></text:span><text:span text:style-name="Strong_20_Emphasis"><text:span text:style-name="T110">Ch</text:span></text:span><text:span text:style-name="Strong_20_Emphasis"><text:span text:style-name="T111">rá</text:span></text:span><text:span text:style-name="Strong_20_Emphasis"><text:span text:style-name="T112">my </text:span></text:span><text:span text:style-name="Strong_20_Emphasis"><text:span text:style-name="T113">a města</text:span></text:span><text:span text:style-name="Strong_20_Emphasis"><text:span text:style-name="T112"> </text:span></text:span><text:span text:style-name="Strong_20_Emphasis"><text:span text:style-name="T111">z velkých bl</text:span></text:span><text:span text:style-name="Strong_20_Emphasis"><text:span text:style-name="T112">oků kamene, </text:span></text:span><text:span text:style-name="Strong_20_Emphasis"><text:span text:style-name="T110">dřevěné chýše</text:span></text:span><text:span text:style-name="Strong_20_Emphasis"><text:span text:style-name="T88">.</text:span></text:span></text:p>
      <text:p text:style-name="P20"><text:span text:style-name="Strong_20_Emphasis"><text:span text:style-name="T14">Božstvo</text:span></text:span><text:span text:style-name="Strong_20_Emphasis"><text:span text:style-name="T15">:<text:line-break/></text:span></text:span><text:span text:style-name="Strong_20_Emphasis"><text:span text:style-name="T114">Anansi, vládce světa duchů</text:span></text:span><text:span text:style-name="Strong_20_Emphasis"><text:span text:style-name="T48">.</text:span></text:span></text:p>
      <text:p text:style-name="P20"><text:span text:style-name="Strong_20_Emphasis"><text:span text:style-name="T16">Role </text:span></text:span><text:span text:style-name="Strong_20_Emphasis"><text:span text:style-name="T25">šamanů</text:span></text:span><text:span text:style-name="Strong_20_Emphasis"><text:span text:style-name="T16">:<text:line-break/></text:span></text:span><text:span text:style-name="Strong_20_Emphasis"><text:span text:style-name="T115">Předávání zpráv, léčení, komunikace se světem duchů, obřady</text:span></text:span><text:span text:style-name="Strong_20_Emphasis"><text:span text:style-name="T40">.</text:span></text:span></text:p>
      <text:p text:style-name="P20"><text:span text:style-name="Strong_20_Emphasis"><text:span text:style-name="T17">Společnost</text:span></text:span><text:span text:style-name="Strong_20_Emphasis"><text:span text:style-name="T18">:<text:line-break/></text:span></text:span><text:span text:style-name="Strong_20_Emphasis"><text:span text:style-name="T91">K</text:span></text:span><text:span text:style-name="Strong_20_Emphasis"><text:span text:style-name="T116">men</text:span></text:span><text:span text:style-name="Strong_20_Emphasis"><text:span text:style-name="T117">ové uspořádání</text:span></text:span><text:span text:style-name="Strong_20_Emphasis"><text:span text:style-name="T77">.</text:span></text:span></text:p>
      <text:p text:style-name="P20"><text:span text:style-name="Strong_20_Emphasis"><text:span text:style-name="T19">Ras</text:span></text:span><text:span text:style-name="Strong_20_Emphasis"><text:span text:style-name="T20">y</text:span></text:span><text:span text:style-name="Strong_20_Emphasis"><text:span text:style-name="T19">:</text:span></text:span><text:span text:style-name="Strong_20_Emphasis"><text:span text:style-name="T42"><text:line-break/></text:span></text:span><text:span text:style-name="Strong_20_Emphasis"><text:span text:style-name="T117">Kmeny jsou složené z různých ras</text:span></text:span><text:span text:style-name="Strong_20_Emphasis"><text:span text:style-name="T91">. </text:span></text:span><text:span text:style-name="Strong_20_Emphasis"><text:span text:style-name="T118">Elfů je víc než lidí</text:span></text:span><text:span text:style-name="Strong_20_Emphasis"><text:span text:style-name="T117">.</text:span></text:span></text:p>
      <text:p text:style-name="P20"><text:span text:style-name="Strong_20_Emphasis"><text:span text:style-name="T18">Jazy</text:span></text:span><text:span text:style-name="Strong_20_Emphasis"><text:span text:style-name="T21">k</text:span></text:span><text:span text:style-name="Strong_20_Emphasis"><text:span text:style-name="T18">:<text:line-break/></text:span></text:span><text:span text:style-name="Strong_20_Emphasis"><text:span text:style-name="T110">Jižanština</text:span></text:span></text:p>
      <text:p text:style-name="P20"><text:span text:style-name="Strong_20_Emphasis"><text:span text:style-name="T22">Hodnoty:<text:line-break/></text:span></text:span><text:span text:style-name="Strong_20_Emphasis"><text:span text:style-name="T119">Úcta k předkům a ke starším, </text:span></text:span><text:span text:style-name="Strong_20_Emphasis"><text:span text:style-name="T120">tradice, odvaha</text:span></text:span><text:span text:style-name="Strong_20_Emphasis"><text:span text:style-name="T94">.</text:span></text:span></text:p>
      <text:p text:style-name="P20"><text:soft-page-break/><text:span text:style-name="Strong_20_Emphasis"><text:span text:style-name="T23">N</text:span></text:span><text:span text:style-name="Strong_20_Emphasis"><text:span text:style-name="T24">eřesti:</text:span></text:span><text:span text:style-name="Strong_20_Emphasis"><text:span text:style-name="T180"><text:line-break/></text:span></text:span><text:span text:style-name="Strong_20_Emphasis"><text:span text:style-name="T285">N</text:span></text:span><text:span text:style-name="Strong_20_Emphasis"><text:span text:style-name="T121">eúcta k předkům </text:span></text:span><text:span text:style-name="Strong_20_Emphasis"><text:span text:style-name="T122">nebo</text:span></text:span><text:span text:style-name="Strong_20_Emphasis"><text:span text:style-name="T121"> ke starším</text:span></text:span><text:span text:style-name="Strong_20_Emphasis"><text:span text:style-name="T39">.</text:span></text:span></text:p>
      <text:p text:style-name="P3"><text:span text:style-name="Strong_20_Emphasis"><text:span text:style-name="T286">Gahunďané jsou národem lovců a sběračů, džungle jim dává vše, co potřebují</text:span></text:span><text:span text:style-name="Strong_20_Emphasis"><text:span text:style-name="T287">, zvířata chovají jen na mléko a suroviny a pěstují jen koření a byliny s tajemnou a léčivou mocí. </text:span></text:span><text:span text:style-name="Strong_20_Emphasis"><text:span text:style-name="T288">Je mezi nimi nezvykle velký počet elfů a všechny rasy mají stejná práva a rovnou možnost stát se šamanem či kmenovým náčelníkem. Všichni mají ebenově černou pleť, elfy, trpaslíky a kudůky nevyjímaje.</text:span></text:span><text:span text:style-name="Strong_20_Emphasis"><text:span text:style-name="T287"><text:line-break/><text:tab/></text:span></text:span><text:span text:style-name="Strong_20_Emphasis"><text:span text:style-name="T289">Gahunďané věří, že jejich svět je pevně propojen se světem duchů, a že události v jednom ovlivní ten druhý. Úkolem šamanů je zajistit, aby tyto světy byly v harmonii, </text:span></text:span><text:span text:style-name="Strong_20_Emphasis"><text:span text:style-name="T290">a předávat tradice </text:span></text:span><text:span text:style-name="Strong_20_Emphasis"><text:span text:style-name="T291">a</text:span></text:span><text:span text:style-name="Strong_20_Emphasis"><text:span text:style-name="T290"> znalosti mlad</text:span></text:span><text:span text:style-name="Strong_20_Emphasis"><text:span text:style-name="T292">ým</text:span></text:span><text:span text:style-name="Strong_20_Emphasis"><text:span text:style-name="T290"> generacím</text:span></text:span><text:span text:style-name="Strong_20_Emphasis"><text:span text:style-name="T289">. Vykládají </text:span></text:span><text:span text:style-name="Strong_20_Emphasis"><text:span text:style-name="T293">také</text:span></text:span><text:span text:style-name="Strong_20_Emphasis"><text:span text:style-name="T289"> vůli Anansiho, nejmocnějšího z duchů a strážce tajného vědění, a tajnou řečí bubnů mu přednášejí žádosti kmene provázené obětinami</text:span></text:span><text:span text:style-name="Strong_20_Emphasis"><text:span text:style-name="T294">. </text:span></text:span><text:span text:style-name="Strong_20_Emphasis"><text:span text:style-name="T295">Jsou to </text:span></text:span><text:span text:style-name="Strong_20_Emphasis"><text:span text:style-name="T296">velmi dobří</text:span></text:span><text:span text:style-name="Strong_20_Emphasis"><text:span text:style-name="T295"> léčitelé a chrání </text:span></text:span><text:span text:style-name="Strong_20_Emphasis"><text:span text:style-name="T297">svůj</text:span></text:span><text:span text:style-name="Strong_20_Emphasis"><text:span text:style-name="T295"> lid před řáděním zlých duchů, kterých je džungle plná.<text:line-break/><text:tab/></text:span></text:span><text:span text:style-name="Strong_20_Emphasis"><text:span text:style-name="T298">Gahundských obřadů se účastní vždy celý kmen. Šamani všechny pomalují posvátnými symboly a za zvuku bubnů pak vedu tanec provázaný zpěvem, </text:span></text:span><text:span text:style-name="Strong_20_Emphasis"><text:span text:style-name="T299">který se s jejich pomocí donese až k uším duchů.<text:line-break/><text:tab/></text:span></text:span><text:span text:style-name="Strong_20_Emphasis"><text:span text:style-name="T300">Gahunďané málokdy válčí. Boj je pro ně obřadní, rituální záležitost, při které se soupeří v urážkách a zesměšnění protivníka a o výsledku rozhodují duchové. Existuje ale zvláštní obřad, kterým šamani mohou na protivníky vyhlásit lov – a s lovnou zvěří pak není žádné slitování.</text:span></text:span></text:p>
      <text:h text:style-name="P27" text:outline-level="2"><text:bookmark-start text:name="__RefHeading___Toc11623_3822276627"/><text:span text:style-name="Strong_20_Emphasis">Divočina</text:span><text:bookmark-end text:name="__RefHeading___Toc11623_3822276627"/></text:h>
      <text:p text:style-name="Text_20_Body_20_Full_20_Page"><text:span text:style-name="Strong_20_Emphasis"><text:span text:style-name="T317">Osamělý bojovník s kamenným nožem vstupuje do t</text:span></text:span><text:span text:style-name="Strong_20_Emphasis"><text:span text:style-name="T322">emné</text:span></text:span><text:span text:style-name="Strong_20_Emphasis"><text:span text:style-name="T317"> jeskyně. Medvědí pach dráždí jeho ostr</text:span></text:span><text:span text:style-name="Strong_20_Emphasis"><text:span text:style-name="T318">ý č</text:span></text:span><text:span text:style-name="Strong_20_Emphasis"><text:span text:style-name="T320">i</text:span></text:span><text:span text:style-name="Strong_20_Emphasis"><text:span text:style-name="T318">ch</text:span></text:span><text:span text:style-name="Strong_20_Emphasis"><text:span text:style-name="T317">, v žilách se mu bouří krev. </text:span></text:span><text:span text:style-name="Strong_20_Emphasis"><text:span text:style-name="T319">Z lovce se dnes stala lovná zvěř. </text:span></text:span><text:span text:style-name="Strong_20_Emphasis"><text:span text:style-name="T321">Kmen bude hodovat.</text:span></text:span></text:p>
      <text:p text:style-name="P3"><text:span text:style-name="Strong_20_Emphasis"><text:span text:style-name="T135">Na západě se </text:span></text:span><text:span text:style-name="Strong_20_Emphasis"><text:span text:style-name="T136">za mořem</text:span></text:span><text:span text:style-name="Strong_20_Emphasis"><text:span text:style-name="T135"> rozkládá </text:span></text:span><text:span text:style-name="Strong_20_Emphasis"><text:span text:style-name="T137">zapomenutá země pokrytá</text:span></text:span><text:span text:style-name="Strong_20_Emphasis"><text:span text:style-name="T135"> neprostupn</text:span></text:span><text:span text:style-name="Strong_20_Emphasis"><text:span text:style-name="T137">ou</text:span></text:span><text:span text:style-name="Strong_20_Emphasis"><text:span text:style-name="T135"> Divočin</text:span></text:span><text:span text:style-name="Strong_20_Emphasis"><text:span text:style-name="T137">ou</text:span></text:span><text:span text:style-name="Strong_20_Emphasis"><text:span text:style-name="T135">. </text:span></text:span><text:span text:style-name="Strong_20_Emphasis"><text:span text:style-name="T138">Není tam žádná civilizace, jen </text:span></text:span><text:span text:style-name="Strong_20_Emphasis"><text:span text:style-name="T137">bojovné</text:span></text:span><text:span text:style-name="Strong_20_Emphasis"><text:span text:style-name="T138"> kmeny goblinů a orků. </text:span></text:span><text:span text:style-name="Strong_20_Emphasis"><text:span text:style-name="T137">Na jejím východním pobřeží Icéňané založili několik přístavních měst a výrazně tak zkrátili obchodní cestu mezi </text:span></text:span><text:soft-page-break/><text:span text:style-name="Strong_20_Emphasis"><text:span text:style-name="T137">Dórským královstvím a jižními zeměmi, museli je ale opevnit vysokými hradbami </text:span></text:span><text:span text:style-name="Strong_20_Emphasis"><text:span text:style-name="T139">a opatřit stálou vojenskou</text:span></text:span><text:span text:style-name="Strong_20_Emphasis"><text:span text:style-name="T137"> posádk</text:span></text:span><text:span text:style-name="Strong_20_Emphasis"><text:span text:style-name="T139">ou</text:span></text:span><text:span text:style-name="Strong_20_Emphasis"><text:span text:style-name="T137"> připraven</text:span></text:span><text:span text:style-name="Strong_20_Emphasis"><text:span text:style-name="T139">ou</text:span></text:span><text:span text:style-name="Strong_20_Emphasis"><text:span text:style-name="T137"> odvrátit </text:span></text:span><text:span text:style-name="Strong_20_Emphasis"><text:span text:style-name="T139">případný</text:span></text:span><text:span text:style-name="Strong_20_Emphasis"><text:span text:style-name="T137"> nenadálý útok. </text:span></text:span><text:span text:style-name="Strong_20_Emphasis"><text:span text:style-name="T140">Tato původně svobodná města hned na počátku své vlády Filip Veliký připojil k Dórskému království </text:span></text:span><text:span text:style-name="Strong_20_Emphasis"><text:span text:style-name="T141">výměnou za zvláštní výsady</text:span></text:span><text:span text:style-name="Strong_20_Emphasis"><text:span text:style-name="T140">. </text:span></text:span><text:span text:style-name="Strong_20_Emphasis"><text:span text:style-name="T142">Jejich hradby od té doby stráží Dórské falangy a zajišťují také pořádek a poslušnost Dórské říši.</text:span></text:span></text:p>
      <text:h text:style-name="P25" text:outline-level="1"><text:span text:style-name="Strong_20_Emphasis"><text:span text:style-name="T489">Poznámky k mapě:</text:span></text:span></text:h>
      <text:list xml:id="list590038356" text:style-name="L2">
        <text:list-item>
          <text:p text:style-name="P33"><text:span text:style-name="Strong_20_Emphasis"><text:span text:style-name="T473">Kemetské řeky by se ideálně měly stékat do jedné obří delty, ne do tří oddělených (takhle by nedávalo smysl, aby to byl jeden stát).</text:span></text:span></text:p>
          <text:list>
            <text:list-item>
              <text:p text:style-name="P34"><text:span text:style-name="Strong_20_Emphasis"><text:span text:style-name="T474">Done.</text:span></text:span></text:p>
            </text:list-item>
          </text:list>
        </text:list-item>
        <text:list-item>
          <text:p text:style-name="P33"><text:span text:style-name="Strong_20_Emphasis"><text:span text:style-name="T475">Některé z Icénských ostrovů musí být dost velké, aby na nich mohly být lesy.</text:span></text:span></text:p>
          <text:list>
            <text:list-item>
              <text:p text:style-name="P34"><text:span text:style-name="Strong_20_Emphasis"><text:span text:style-name="T474">Done (část Icénie je na kontinentu, to je ještě lepší).</text:span></text:span></text:p>
            </text:list-item>
          </text:list>
        </text:list-item>
        <text:list-item>
          <text:p text:style-name="P33"><text:span text:style-name="Strong_20_Emphasis"><text:span text:style-name="T476">Námořní cesta z Kemetu do Dórského království přes západní přístavy musí být opravdu výrazně kratší než alternativy (jinak by se nevyplatilo tam ty přístavy stavět).</text:span></text:span></text:p>
          <text:list>
            <text:list-item>
              <text:p text:style-name="P34"><text:span text:style-name="Strong_20_Emphasis"><text:span text:style-name="T474">Done, ale ještě s tím budu laborovat.</text:span></text:span></text:p>
            </text:list-item>
          </text:list>
        </text:list-item>
        <text:list-item>
          <text:p text:style-name="P33"><text:span text:style-name="Strong_20_Emphasis"><text:span text:style-name="T477">Achájský poloostrov by neměl sousedit přímo se severskými klany (to by pak </text:span></text:span><text:span text:style-name="Strong_20_Emphasis"><text:span text:style-name="T478">nutilo Achájce být mnohem bojovnější).</text:span></text:span></text:p>
          <text:list>
            <text:list-item>
              <text:p text:style-name="P34"><text:span text:style-name="Strong_20_Emphasis"><text:span text:style-name="T474">Done.</text:span></text:span></text:p>
            </text:list-item>
          </text:list>
        </text:list-item>
        <text:list-item>
          <text:p text:style-name="P33"><text:span text:style-name="Strong_20_Emphasis"><text:span text:style-name="T478">Naopak je ok, když na sever od Dórského království jsou fjordy – dává to Dórům důvod mít silné </text:span></text:span><text:span text:style-name="Strong_20_Emphasis"><text:span text:style-name="T479">válečné</text:span></text:span><text:span text:style-name="Strong_20_Emphasis"><text:span text:style-name="T478"> loďstvo. </text:span></text:span><text:span text:style-name="Strong_20_Emphasis"><text:span text:style-name="T479">Současně tím brání orkům v případné invazi (</text:span></text:span><text:span text:style-name="Strong_20_Emphasis"><text:span text:style-name="T480">orkové moc neumí stavět lodě, případné vory Dórové snadno potopí</text:span></text:span><text:span text:style-name="Strong_20_Emphasis"><text:span text:style-name="T479">).</text:span></text:span></text:p>
          <text:list>
            <text:list-item>
              <text:p text:style-name="P35"><text:span text:style-name="Strong_20_Emphasis"><text:span text:style-name="T474">Done.</text:span></text:span></text:p>
            </text:list-item>
          </text:list>
        </text:list-item>
        <text:list-item>
          <text:p text:style-name="P33"><text:span text:style-name="Strong_20_Emphasis"><text:span text:style-name="T481">Daleko na východě by měl být oceán (nebo bych ho měl vyškrtnout z popisu světa).</text:span></text:span></text:p>
          <text:list>
            <text:list-item>
              <text:p text:style-name="P35"><text:soft-page-break/><text:span text:style-name="Strong_20_Emphasis"><text:span text:style-name="T482">Na to asi kašlat, mapa nemusí zobrazovat úplně všechno. Oceán tam údajně je, go check </text:span></text:span><text:span text:style-name="Strong_20_Emphasis"><text:span text:style-name="T542">it</text:span></text:span><text:span text:style-name="Strong_20_Emphasis"><text:span text:style-name="T482"> if you don‘</text:span></text:span><text:span text:style-name="Strong_20_Emphasis"><text:span text:style-name="T542">t believe </text:span></text:span><text:span text:style-name="Strong_20_Emphasis"><text:span text:style-name="T12">;</text:span></text:span><text:span text:style-name="Strong_20_Emphasis"><text:span text:style-name="T542">)</text:span></text:span></text:p>
            </text:list-item>
          </text:list>
        </text:list-item>
      </text:list>
      <text:p text:style-name="P36"><text:span text:style-name="Strong_20_Emphasis"><text:span text:style-name="T541">Nov</text:span></text:span><text:span text:style-name="Strong_20_Emphasis"><text:span text:style-name="T11">é mapové TODO:</text:span></text:span></text:p>
      <text:list xml:id="list2223151351" text:style-name="L3">
        <text:list-item>
          <text:p text:style-name="P37"><text:span text:style-name="Strong_20_Emphasis"><text:span text:style-name="T11">Posunout Divočinu trochu víc na východ.</text:span></text:span></text:p>
        </text:list-item>
        <text:list-item>
          <text:p text:style-name="P37"><text:span text:style-name="Strong_20_Emphasis"><text:span text:style-name="T11">Přidat před ni ostrovy.</text:span></text:span></text:p>
        </text:list-item>
        <text:list-item>
          <text:p text:style-name="P37"><text:span text:style-name="Strong_20_Emphasis"><text:span text:style-name="T11">Možná obecně přidat víc ostrovů.</text:span></text:span></text:p>
        </text:list-item>
      </text:list>
      <text:p text:style-name="P36"><text:span text:style-name="Strong_20_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CharisSILW" svg:font-family="CharisSILW, serif"/>
    <style:font-face style:name="Libre Baskerville" svg:font-family="'Libre Baskerville', 'Palatino Linotype', 'Book Antiqua', Palatino,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shadow="none" style:writing-mode="lr-tb">
        <style:tab-stops>
          <style:tab-stop style:position="0.499cm"/>
        </style:tab-stops>
      </style:paragraph-properties>
      <style:text-properties style:font-name="Georgia" fo:font-family="Georgia" style:font-style-name="Regular" style:font-family-generic="roman" style:font-pitch="variable" fo:font-size="10pt" fo:letter-spacing="0.004cm" fo:font-weight="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hort_20_List" style:display-name="Short List" style:family="paragraph" style:parent-style-name="Example" style:next-style-name="Text_20_body" style:master-page-name="">
      <style:paragraph-properties fo:margin-left="0.6cm" fo:margin-right="0cm" fo:margin-top="0cm" fo:margin-bottom="0.101cm" loext:contextual-spacing="false" fo:text-indent="-0.3cm" style:auto-text-indent="false" style:page-number="auto" style:writing-mode="lr-tb">
        <style:tab-stops>
          <style:tab-stop style:position="0.7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1T17:12:58.390000000</dc:date>
    <meta:print-date>2113-01-01T00:00:00</meta:print-date>
    <meta:editing-cycles>11059</meta:editing-cycles>
    <meta:editing-duration>P33DT10H39M30S</meta:editing-duration>
    <meta:generator>LibreOffice/5.4.2.2$Windows_X86_64 LibreOffice_project/22b09f6418e8c2d508a9eaf86b2399209b0990f4</meta:generator>
    <dc:creator>York </dc:creator>
    <meta:document-statistic meta:table-count="0" meta:image-count="0" meta:object-count="0" meta:page-count="36" meta:paragraph-count="298" meta:word-count="6071" meta:character-count="38919" meta:non-whitespace-character-count="33145"/>
  </office:meta>
</office:document-meta>
</file>